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971"/>
    </style:style>
    <style:style style:name="P2" style:family="paragraph" style:parent-style-name="Standard">
      <style:text-properties officeooo:paragraph-rsid="000b8a18"/>
    </style:style>
    <style:style style:name="T1" style:family="text">
      <style:text-properties officeooo:rsid="000b8a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10497</text:p>
      <text:p text:style-name="P1">Dhonthula Pavan kumar</text:p>
      <text:p text:style-name="P1">M</text:p>
      <text:p text:style-name="P1">pavan.d@thundersoft.com</text:p>
      <text:p text:style-name="P1">E6</text:p>
      <text:p text:style-name="P1">19/09/2022</text:p>
      <text:p text:style-name="P1">Active<text:tab/></text:p>
      <text:p text:style-name="P1">9822561754</text:p>
      <text:p text:style-name="P1">KALYANI POLEPEDDY [0210167]</text:p>
      <text:p text:style-name="P1">VAGEESWARI PANCHAGNULA <text:s text:c="2"/>[0210151]</text:p>
      <text:p text:style-name="P1">C - DS -OS <text:s/>GIT ADB Basic LDD Camera</text:p>
      <text:p text:style-name="P1">Bench-Resourses</text:p>
      <text:p text:style-name="P2">Employee ID</text:p>
      <text:p text:style-name="P2">Employee Name</text:p>
      <text:p text:style-name="P2">Gender<text:tab/></text:p>
      <text:p text:style-name="P2">Email</text:p>
      <text:p text:style-name="P2">Band</text:p>
      <text:p text:style-name="P2">Date Of Joining</text:p>
      <text:p text:style-name="P2">Status</text:p>
      <text:p text:style-name="P2">Contact No.</text:p>
      <text:p text:style-name="P2">Reporting Manager</text:p>
      <text:p text:style-name="P2">Reportees</text:p>
      <text:p text:style-name="P2">Tech Area</text:p>
      <text:p text:style-name="P2">Project info</text:p>
      <text:p text:style-name="P2">14121</text:p>
      <text:p text:style-name="P2">SUDHARANI PILLAI</text:p>
      <text:p text:style-name="P2">F</text:p>
      <text:p text:style-name="P2"><text:a xlink:type="simple" xlink:href="mailto:sudharani@thundersoft.com" text:style-name="Internet_20_link" text:visited-style-name="Visited_20_Internet_20_Link">sudharani@thundersoft.com</text:a></text:p>
      <text:p text:style-name="P2">Vice President<text:tab/></text:p>
      <text:p text:style-name="P2">01/08/2018</text:p>
      <text:p text:style-name="P2">Active</text:p>
      <text:p text:style-name="P2">9822561334</text:p>
      <text:p text:style-name="P2">NIL</text:p>
      <text:p text:style-name="P2">NIL</text:p>
      <text:p text:style-name="P2">NIL</text:p>
      <text:p text:style-name="P2"/>
      <text:p text:style-name="P2">210001</text:p>
      <text:p text:style-name="P2">SACHIN BHAYARE<text:tab/></text:p>
      <text:p text:style-name="P2">M</text:p>
      <text:p text:style-name="P2"><text:a xlink:type="simple" xlink:href="mailto:sachin@thundersoft.com" text:style-name="Internet_20_link" text:visited-style-name="Visited_20_Internet_20_Link">sachin@thundersoft.com</text:a></text:p>
      <text:p text:style-name="P2">E5</text:p>
      <text:p text:style-name="P2">01/08/2018</text:p>
      <text:p text:style-name="P2">Active</text:p>
      <text:p text:style-name="P2">9822561335</text:p>
      <text:p text:style-name="P2">SUDHARANI PILLAI <text:s/>[014121]</text:p>
      <text:p text:style-name="P2">NIL</text:p>
      <text:p text:style-name="P2">C - DS -OS <text:s/>GIT ADB Python</text:p>
      <text:p text:style-name="P2">MICRO<text:span text:style-name="T1">N</text:span></text:p>
      <text:p text:style-name="P2">210002</text:p>
      <text:p text:style-name="P2"><text:soft-page-break/>ANURADHA KORRAPATI</text:p>
      <text:p text:style-name="P2">F</text:p>
      <text:p text:style-name="P2"><text:a xlink:type="simple" xlink:href="mailto:anuradha@thundersoft.com" text:style-name="Internet_20_link" text:visited-style-name="Visited_20_Internet_20_Link">anuradha@thundersoft.com</text:a></text:p>
      <text:p text:style-name="P2">E5</text:p>
      <text:p text:style-name="P2">06/08/2018</text:p>
      <text:p text:style-name="P2">Active</text:p>
      <text:p text:style-name="P2">9822561336</text:p>
      <text:p text:style-name="P2">SUDHARANI PILLAI <text:s/>[014121]<text:tab/>NIL<text:tab/>C - DS -OS <text:s/>GIT<text:tab/>QC-HYD<text:tab/>\n</text:p>
      <text:p text:style-name="P1">210004<text:tab/>GODE VENKATARAMANA<text:tab/>M<text:tab/>venkat@thundersoft.com<text:tab/>E4<text:tab/>03/09/2018<text:tab/>Active<text:tab/>9822561337<text:tab/>LOKESH KUMAR <text:s text:c="2"/>[0210019]<text:tab/>NIL<text:tab/>C - DS -OS <text:s/>GIT <text:s/>ADB Python<text:tab/>QC-HYD<text:tab/>\n</text:p>
      <text:p text:style-name="P1">210005<text:tab/>AVINASH GUPTA<text:tab/>M<text:tab/>avinash.gupta@thundersoft.com<text:tab/>E2<text:tab/>03/09/2018<text:tab/>Resignation<text:tab/>9822561338<text:tab/>SHANTHI SINDHU <text:s text:c="2"/>[0210030]<text:tab/>NIL<text:tab/>C - DS -OS <text:s text:c="2"/>GIT <text:s/>ADB Python Perl<text:tab/>MICRON<text:tab/>\n</text:p>
      <text:p text:style-name="P1">210007<text:tab/>PARCHURI VIJAYA JAYASHREE<text:tab/>F<text:tab/>vijaya.jayashree@thundersoft.com<text:tab/>E2<text:tab/>03/09/2018<text:tab/>Resignation<text:tab/>9822561339<text:tab/>SACHIN BHAYARE <text:s text:c="2"/>[0210001]<text:tab/>SACHIN BHAYARE <text:s text:c="2"/>[0210001]<text:tab/>C - DS -OS <text:s/>GIT <text:s/>ADB Python Modem Basics embedded concepts in DD<text:tab/>QC-BANG<text:tab/>\n</text:p>
      <text:p text:style-name="P1">210008<text:tab/>SHIVA KUMAR JAYARAMAN<text:tab/>M<text:tab/>shiva.jayaraman@thundersoft.com<text:tab/>E1 <text:tab/>03/09/2018<text:tab/>Resignation<text:tab/>9822561340<text:tab/>MAHENDER MUDUPU <text:s text:c="2"/>[0210031]<text:tab/>SIVARAM KUPPA <text:s text:c="2"/>[0210110]<text:tab/>C - DS -OS <text:s text:c="2"/>GIT<text:tab/>MICRON<text:tab/>\n</text:p>
      <text:p text:style-name="P1">210009<text:tab/>SURENDRA PRAJAPATI<text:tab/>M<text:tab/>surendra.prajapati@thundersoft.com<text:tab/>E2<text:tab/>03/09/2018<text:tab/>Resignation<text:tab/>9822561341<text:tab/>SHANTHI SINDHU <text:s text:c="2"/>[0210030]<text:tab/>AKELLA PRASANNA KUMAR [0210108]<text:tab/>C - DS -OS <text:s text:c="2"/>GIT<text:tab/>QC-HYD<text:tab/>\n</text:p>
      <text:p text:style-name="P1">210010<text:tab/>DAGGULA AMANIREDDY<text:tab/>M<text:tab/>amani.reddy@thundersoft.com<text:tab/>E2<text:tab/>10/09/2018<text:tab/>Suspension<text:tab/>9822561342<text:tab/>MONIKA ALEKHYA BOMMISETTI <text:s text:c="2"/>[0210149]<text:tab/>KALYANI POLEPEDDY <text:s text:c="2"/>[0210167]<text:tab/>C - DS -OS <text:s/>Basic LDD GIT <text:s/>Audio<text:tab/>MICRON<text:tab/>\n</text:p>
      <text:p text:style-name="P1">210011<text:tab/>VISWANADHAPALLI <text:s/>NAGABABU<text:tab/>M<text:tab/>nagababu.v@thundersoft.com<text:tab/>E2<text:tab/>10/09/2018<text:tab/>Resignation<text:tab/>9822561343<text:tab/>MAHENDER MUDUPU <text:s text:c="2"/>[0210031]<text:tab/>VAGEESWARI PANCHAGNULA <text:s text:c="2"/>[0210151]<text:tab/>C - DS -OS <text:s/>GIT<text:tab/>MICRON<text:tab/>\n</text:p>
      <text:p text:style-name="P1">210013<text:tab/>V V S PAVAN KUMAR<text:tab/>M<text:tab/>pavan.kumar@thundersoft.com<text:tab/>E1 <text:tab/>10/09/2018<text:tab/>Resignation<text:tab/>9822561344<text:tab/>SACHIN BHAYARE <text:s text:c="2"/>[0210001]<text:tab/>Ravi Kumar Gupta <text:s/>[0210289]<text:tab/>C - DS -OS <text:s/>GIT<text:tab/>QC Reqs <text:tab/>\n</text:p>
      <text:p text:style-name="P1">210014<text:tab/>HARDIK SURESHBHAI MADHVANI<text:tab/>M<text:tab/>hardik.madhvani@thundersoft.com<text:tab/>E1<text:tab/>10/09/2018<text:tab/>Resignation<text:tab/>9822561345<text:tab/>SHANTHI SINDHU <text:s text:c="2"/>[0210030]<text:tab/>BALARAMU NAIDU <text:s text:c="2"/>[0210058]<text:tab/>C - DS -OS <text:s/>GIT<text:tab/>MICRON<text:tab/>\n</text:p>
      <text:p text:style-name="P1">210015<text:tab/>SNIGDHA UPADHYAY<text:tab/>F<text:tab/>snigdha.upadhyay@thundersoft.com<text:tab/>E2<text:tab/>10/09/2018<text:tab/>Resignation<text:tab/>9822561346<text:tab/>ANURAG SHARMA <text:s text:c="2"/>[0210148]<text:tab/>DURYODANULA ANIL KUMAR <text:s text:c="2"/>[0210088]<text:tab/>C - DS -OS <text:s/>ADB GIT Basic LDD<text:tab/>MICRON<text:tab/>\n</text:p>
      <text:p text:style-name="P1">210016<text:tab/>SRIKANTH MUCHARLA<text:tab/>M<text:tab/>srikanth.mucharla@thundersoft.com<text:tab/>E3<text:tab/>14/09/2018<text:tab/>Resignation<text:tab/>9822561347<text:tab/>SACHIN BHAYARE <text:s text:c="2"/>[0210001]<text:tab/>SOUMYA RANJAN SUTAR <text:s text:c="2"/>[0210169]<text:tab/>C - DS -OS <text:s/>GIT<text:tab/>QC-HYD<text:tab/>\n</text:p>
      <text:p text:style-name="P1">210017<text:tab/>CHANDRIKA S<text:tab/>F<text:tab/>chandrika.s@thundersoft.com<text:tab/>E1<text:tab/>14/09/2018<text:tab/>Resignation<text:tab/>9822561348<text:tab/>VIKAS REDDY <text:s text:c="2"/>[0210022]<text:tab/>KARNATI NAGESWARA REDDY [0210171]<text:tab/>C - DS -OS <text:s/>GIT<text:tab/>Visteon Audio<text:tab/>\n</text:p>
      <text:p text:style-name="P1"><text:soft-page-break/>210019<text:tab/>LOKESH KUMAR<text:tab/>M<text:tab/>lokesh@thundersoft.com<text:tab/>E5<text:tab/>20/09/2018<text:tab/>Active<text:tab/>9822561349<text:tab/>SUDHARANI PILLAI <text:s/>[014121]<text:tab/>CHINTALA YOUGHANDHAR <text:s text:c="2"/>[0210189]<text:tab/>C - DS -OS <text:s/>GIT<text:tab/>QC-HYD<text:tab/>\n</text:p>
      <text:p text:style-name="P1">210021<text:tab/>RAJI REDDY KANDI<text:tab/>F<text:tab/>raji.reddy@thundersoft.com<text:tab/>E3<text:tab/>20/09/2018<text:tab/>Resignation<text:tab/>9822561350<text:tab/>SACHIN BHAYARE <text:s text:c="2"/>[0210001]<text:tab/>BATHULA TULASI MAHALAKSHMI <text:s/>[0210317]<text:tab/>C - DS -OS ADB GIT Basic LDD Audio<text:tab/>QC-REQS <text:tab/>\n</text:p>
      <text:p text:style-name="P1">210022<text:tab/>VIKAS REDDY<text:tab/>M<text:tab/>vikas.pachika@thundersoft.com<text:tab/>E3<text:tab/>03/10/2018<text:tab/>Active<text:tab/>9822561351<text:tab/>SACHIN BHAYARE <text:s text:c="2"/>[0210001]<text:tab/>SACHIN BHAYARE <text:s text:c="2"/>[0210001]<text:tab/>C - DS -OS <text:s/>GIT<text:tab/>MICRON<text:tab/>\n</text:p>
      <text:p text:style-name="P1">210023<text:tab/>SRIVALLI OGURI<text:tab/>F<text:tab/>srivalli.oguri@thundersoft.com<text:tab/>E3 <text:tab/>03/10/2018<text:tab/>Active<text:tab/>9822561352<text:tab/>TELLAPATI REDDAIAH <text:s text:c="2"/>[0210154]<text:tab/>VIJAY KRISHNA NIVARTHI <text:s text:c="2"/>[0210212]<text:tab/>C - DS -OS <text:s/>GIT<text:tab/>MICRON<text:tab/>\n</text:p>
      <text:p text:style-name="P1">210026<text:tab/>HEMANTH KALPAVAI<text:tab/>M<text:tab/>hemanth.k@thundersoft.com<text:tab/>E2<text:tab/>03/10/2018<text:tab/>Resignation<text:tab/>9822561353<text:tab/>DURYODANULA ANIL KUMAR <text:s text:c="2"/>[0210088]<text:tab/>Ravi Kumar Gupta <text:s/>[0210289]<text:tab/>C - DS -OS <text:s/>ADB GIT Basic LDD Camera<text:tab/>Onboarded<text:tab/>\n</text:p>
      <text:p text:style-name="P1">210027<text:tab/>JITENDRA BHAGVAN THAKER<text:tab/>M<text:tab/>Jitendra.thakare@thundersoft.com<text:tab/>E1<text:tab/>08/10/2018<text:tab/>Resignation<text:tab/>9822561354<text:tab/>VIKAS REDDY <text:s text:c="2"/>[0210022]<text:tab/>SOUMYA RANJAN SUTAR <text:s text:c="2"/>[0210169]<text:tab/>C - DS -OS <text:s/>GIT<text:tab/>Visteon Audio<text:tab/>\n</text:p>
      <text:p text:style-name="P1">210028<text:tab/>ANIL KUMAR NELGI<text:tab/>M<text:tab/>anil.nelgi@thundersoft.com<text:tab/>E5<text:tab/>10/10/2018<text:tab/>Resignation<text:tab/>9822561355<text:tab/>SIVARAM KUPPA <text:s text:c="2"/>[0210110]<text:tab/>KALYANI POLEPEDDY <text:s text:c="2"/>[0210167]<text:tab/>C - DS -OS <text:s/>GIT<text:tab/>AMD-HYD<text:tab/>\n</text:p>
      <text:p text:style-name="P1">210030<text:tab/>SHANTHI SINDHU<text:tab/>F<text:tab/>santhi.sindhu@thundersoft.com<text:tab/>E3 <text:tab/>24/10/2018<text:tab/>Active<text:tab/>9822561356<text:tab/>SIVARAM KUPPA <text:s text:c="2"/>[0210110]<text:tab/>FARIDA M <text:s text:c="2"/>[0210179]<text:tab/>C - DS -OS <text:s/>GIT ADB Python<text:tab/>MICRON<text:tab/>\n</text:p>
      <text:p text:style-name="P1">210031<text:tab/>MAHENDER MUDUPU<text:tab/>M<text:tab/>mahender.reddy@thundersoft.com<text:tab/>E3<text:tab/>24/10/2018<text:tab/>Active<text:tab/>9822561357<text:tab/>VIJAY KRISHNA NIVARTHI <text:s text:c="2"/>[0210212]<text:tab/>VAGEESWARI PANCHAGNULA <text:s text:c="2"/>[0210151]<text:tab/>C - DS -OS <text:s/>GIT<text:tab/>Mavenir<text:tab/>\n</text:p>
      <text:p text:style-name="P1">210032<text:tab/>SUDARSHAN REDDY<text:tab/>M<text:tab/>sudarshan.reddy@thundersoft.com<text:tab/>E2<text:tab/>29/10/2018<text:tab/>Active<text:tab/>9822561358<text:tab/>SRIKANTH CHATRADIPALLI <text:s text:c="2"/>[0210055]<text:tab/>KARNATI NAGESWARA REDDY [0210171]<text:tab/>C - DS -OS <text:s/>GIT <text:s/>ADB Python<text:tab/>Soumya's ODC<text:tab/>\n</text:p>
      <text:p text:style-name="P1">210033<text:tab/>ISHA PADIYAR<text:tab/>F<text:tab/>isha.padiyar@thundersoft.com<text:tab/>E1<text:tab/>29/10/2018<text:tab/>Resignation<text:tab/>9822561359<text:tab/>ANURAG SHARMA <text:s text:c="2"/>[0210148]<text:tab/>SIVARAM KUPPA <text:s text:c="2"/>[0210110]<text:tab/>C - DS -OS <text:s text:c="2"/>GIT <text:s/>ADB Python Perl<text:tab/>Training<text:tab/>\n</text:p>
      <text:p text:style-name="P1">210034<text:tab/>SOHAIL HOQUE<text:tab/>M<text:tab/>sohail.hoque@thundersoft.com<text:tab/>E2<text:tab/>29/10/2018<text:tab/>Resignation<text:tab/>9822561360<text:tab/>SIVARAM KUPPA <text:s text:c="2"/>[0210110]<text:tab/>AKELLA PRASANNA KUMAR [0210108]<text:tab/>C - DS -OS <text:s/>GIT <text:s/>ADB Python Modem Basics embedded concepts in DD<text:tab/>Visteon Audio<text:tab/>\n</text:p>
      <text:p text:style-name="P1">210035<text:tab/>G ARUN KUMAR<text:tab/>M<text:tab/>arun.kumar@thundersoft.com<text:tab/>E1<text:tab/>29/10/2018<text:tab/>Active<text:tab/>9822561361<text:tab/>VIJAY KRISHNA NIVARTHI <text:s text:c="2"/>[0210212]<text:tab/>DURYODANULA ANIL KUMAR <text:s text:c="2"/>[0210088]<text:tab/>C - DS -OS <text:s text:c="2"/>GIT<text:tab/>Onboarded<text:tab/>\n</text:p>
      <text:p text:style-name="P1">210036<text:tab/>K VAMSI KUMAR REDDY<text:tab/>M<text:tab/>vamsi.kumar@thundersoft.com<text:tab/>E1<text:tab/>29/10/2018<text:tab/>Resignation<text:tab/>9822561362<text:tab/>FARIDA M <text:s text:c="2"/>[0210179]<text:tab/>BALARAMU NAIDU <text:s text:c="2"/>[0210058]<text:tab/>C - DS -OS <text:s text:c="2"/>GIT<text:tab/>MICRON<text:tab/>\n</text:p>
      <text:p text:style-name="P1">210037<text:tab/>NAGA DHEERAJ KURAPATI<text:tab/>M<text:tab/>dheeraj.kurapati@thundersoft.com<text:tab/>E2<text:tab/>29/10/2018<text:tab/>Resignation<text:tab/>9822561363<text:tab/>SHANTHI SINDHU <text:s text:c="2"/>[0210030]<text:tab/>FARIDA M <text:s text:c="2"/>[0210179]<text:tab/>C - DS -OS <text:s/>Basic LDD GIT <text:s/>Audio<text:tab/>MICRON<text:tab/>\n</text:p>
      <text:p text:style-name="P1">210038<text:tab/>PILLANAGROVILA PRASHANTH YADAV<text:tab/>M<text:tab/>prashanth.yadav@thundersoft.com<text:tab/>E2<text:tab/>29/10/2018<text:tab/>Suspension<text:tab/>9822561364<text:soft-page-break/><text:tab/>MONIKA ALEKHYA BOMMISETTI <text:s text:c="2"/>[0210149]<text:tab/>SIVARAM KUPPA <text:s text:c="2"/>[0210110]<text:tab/>C - DS -OS <text:s/>GIT<text:tab/>QC-HYD<text:tab/>\n</text:p>
      <text:p text:style-name="P1">210039<text:tab/>SHAIK SAJIDA BHANU<text:tab/>F<text:tab/>sajida.bhanu@thundersoft.com<text:tab/>E1<text:tab/>29/10/2018<text:tab/>Resignation<text:tab/>9822561365<text:tab/>BALARAMU NAIDU <text:s text:c="2"/>[0210058]<text:tab/>DURYODANULA ANIL KUMAR <text:s text:c="2"/>[0210088]<text:tab/>C - DS -OS <text:s/>GIT<text:tab/>MICRON<text:tab/>\n</text:p>
      <text:p text:style-name="P1">210040<text:tab/>T SUNEEL KUMAR<text:tab/>M<text:tab/>suneel.kumar@thundersoft.com<text:tab/>E2<text:tab/>29/10/2018<text:tab/>Resignation<text:tab/>9822561366<text:tab/>ANURAG SHARMA <text:s text:c="2"/>[0210148]<text:tab/>BALARAMU NAIDU <text:s text:c="2"/>[0210058]<text:tab/>C - DS -OS <text:s/>GIT<text:tab/>QC-HYD<text:tab/>\n</text:p>
      <text:p text:style-name="P1">210042<text:tab/>MOHAMMED RIZWAN<text:tab/>M<text:tab/>md.rizwan@thundersoft.com<text:tab/>E3<text:tab/>05/11/2018<text:tab/>Active<text:tab/>9822561367<text:tab/>ASISH RANJAN MUNI <text:s text:c="2"/>[0210100]<text:tab/>BATHULA TULASI MAHALAKSHMI <text:s/>[0210317]<text:tab/>C - DS -OS <text:s/>ADB GIT Basic LDD<text:tab/>QC-HYD<text:tab/>\n</text:p>
      <text:p text:style-name="P1">210043<text:tab/>HARSHIT AGARWAL<text:tab/>M<text:tab/>harshit.agarwal@thundersoft.com<text:tab/>E1<text:tab/>05/11/2018<text:tab/>Resignation<text:tab/>9822561368<text:tab/>VIKAS REDDY <text:s text:c="2"/>[0210022]<text:tab/>FARIDA M <text:s text:c="2"/>[0210179]<text:tab/>C - DS -OS <text:s/>GIT<text:tab/>MICRON<text:tab/>\n</text:p>
      <text:p text:style-name="P1">210044<text:tab/>NAVYA CHALLAGULLA<text:tab/>F<text:tab/>navya.challagulla@thundersoft.com<text:tab/>E1<text:tab/>05/11/2018<text:tab/>Resignation<text:tab/>9822561369<text:tab/>SRIKANTH CHATRADIPALLI <text:s text:c="2"/>[0210055]<text:tab/>VAGEESWARI PANCHAGNULA <text:s text:c="2"/>[0210151]<text:tab/>C - DS -OS <text:s/>GIT<text:tab/>QC-BANG<text:tab/>\n</text:p>
      <text:p text:style-name="P1">210045<text:tab/>RAKESH VARKOLU<text:tab/>M<text:tab/>rakesh.varkolu@thundersoft.com<text:tab/>E1<text:tab/>05/11/2018<text:tab/>Resignation<text:tab/>9822561370<text:tab/>SHANTHI SINDHU <text:s text:c="2"/>[0210030]<text:tab/>BALARAMU NAIDU <text:s text:c="2"/>[0210058]<text:tab/>C - DS -OS <text:s/>GIT<text:tab/>MICRON<text:tab/>\n</text:p>
      <text:p text:style-name="P1">210047<text:tab/>NITESH VEERA MADISETTY<text:tab/>M<text:tab/>nitesh.madisetty@thundersoft.com<text:tab/>E1<text:tab/>08/11/2018<text:tab/>Resignation<text:tab/>9822561371<text:tab/>RAJ KUMAR THAVTI <text:s/>[0210298]<text:tab/>AKELLA PRASANNA KUMAR [0210108]<text:tab/>C - DS -OS ADB GIT Basic LDD Audio<text:tab/>QC-HYD<text:tab/>\n</text:p>
      <text:p text:style-name="P1">210049<text:tab/>KUSAKUMAR PUNNANA<text:tab/>M<text:tab/>kusa.kumar@thundersoft.com<text:tab/>E3<text:tab/>13/11/2018<text:tab/>Active<text:tab/>9822561372<text:tab/>ANURAG SHARMA <text:s text:c="2"/>[0210148]<text:tab/>KALYANI POLEPEDDY <text:s text:c="2"/>[0210167]<text:tab/>C - DS -OS <text:s/>GIT<text:tab/>MICRON<text:tab/>\n</text:p>
      <text:p text:style-name="P1">210050<text:tab/>PRADNYA DAHIWALE<text:tab/>F<text:tab/>pradnya.dahiwale@thundersoft.com<text:tab/>E2<text:tab/>14/11/2018<text:tab/>Resignation<text:tab/>9822561373<text:tab/>VIKAS REDDY <text:s text:c="2"/>[0210022]<text:tab/>FARIDA M <text:s text:c="2"/>[0210179]<text:tab/>C - DS -OS <text:s/>GIT<text:tab/>MICRON<text:tab/>\n</text:p>
      <text:p text:style-name="P1">210051<text:tab/>VINEETA SINGH<text:tab/>F<text:tab/>vineeta.singh@thundersoft.com<text:tab/>E2<text:tab/>19/11/2018<text:tab/>Resignation<text:tab/>9822561374<text:tab/>ANURAG SHARMA <text:s text:c="2"/>[0210148]<text:tab/>SACHIN BHAYARE <text:s text:c="2"/>[0210001]<text:tab/>C - DS -OS <text:s/>ADB GIT Basic LDD Camera<text:tab/>QC Reqs <text:tab/>\n</text:p>
      <text:p text:style-name="P1">210052<text:tab/>VASAVI KANDIKATTU<text:tab/>F<text:tab/>vasavi.kandikattu@thundersoft.com<text:tab/>E2<text:tab/>19/11/2018<text:tab/>Active<text:tab/>9822561375<text:tab/>SRIKANTH CHATRADIPALLI <text:s text:c="2"/>[0210055]<text:tab/>KALYANI POLEPEDDY <text:s text:c="2"/>[0210167]<text:tab/>C - DS -OS <text:s/>GIT<text:tab/>MICRON<text:tab/>\n</text:p>
      <text:p text:style-name="P1">210053<text:tab/>SAMMAI CHAKRAVARTHY<text:tab/>F<text:tab/>sammai.chakravarthy@thundersoft.com<text:tab/>E1<text:tab/>19/11/2018<text:tab/>Active<text:tab/>9822561376<text:tab/>SRIVALLI OGURI <text:s text:c="2"/>[0210023]<text:tab/>AKELLA PRASANNA KUMAR [0210108]<text:tab/>C - DS -OS <text:s/>GIT<text:tab/>MICRON<text:tab/>\n</text:p>
      <text:p text:style-name="P1">210054<text:tab/>SAI SASANK VEMPATY<text:tab/>M<text:tab/>saisasank.vempaty@thundersoft.com<text:tab/>E2<text:tab/>19/11/2018<text:tab/>Resignation<text:tab/>9822561377<text:tab/>SRIVALLI OGURI <text:s text:c="2"/>[0210023]<text:tab/>FARIDA M <text:s text:c="2"/>[0210179]<text:tab/>C - DS -OS <text:s/>GIT ADB Python<text:tab/>QC-HYD<text:tab/>\n</text:p>
      <text:p text:style-name="P1">210055<text:tab/>SRIKANTH CHATRADIPALLI<text:tab/>M<text:tab/>srikanth.chatradipalli@thundersoft.com<text:tab/>E2<text:tab/>19/11/2018<text:tab/>Active<text:tab/>9822561378<text:tab/>SUDHARANI PILLAI <text:s/>[014121]<text:tab/>DURYODANULA ANIL KUMAR <text:s text:c="2"/>[0210088]<text:tab/>C - DS -OS <text:s/>GIT<text:tab/>Visteon Audio<text:tab/>\n</text:p>
      <text:p text:style-name="P1">210056<text:tab/>VANGALA PAVAN KUMAR<text:tab/>M<text:tab/>pavan.vangala@thundersoft.com<text:tab/>E1<text:tab/>20/11/2018<text:tab/>Active<text:tab/>9822561379<text:tab/>SACHIN BHAYARE <text:s text:c="2"/>[0210001]<text:tab/>BATHULA TULASI MAHALAKSHMI <text:s/>[0210317]<text:tab/>C - DS -OS <text:s/>GIT <text:s/>ADB Python<text:tab/>QC-HYD<text:tab/>\n</text:p>
      <text:p text:style-name="P1"><text:soft-page-break/>210057<text:tab/>REDDESWARAMMA CHITIPIREDDY<text:tab/>F<text:tab/>reddeswari.c@thundersoft.com<text:tab/>E2<text:tab/>27/11/2018<text:tab/>Resignation<text:tab/>9822561380<text:tab/>BALARAMU NAIDU <text:s text:c="2"/>[0210058]<text:tab/>BALARAMU NAIDU <text:s text:c="2"/>[0210058]<text:tab/>C - DS -OS <text:s text:c="2"/>GIT <text:s/>ADB Python Perl<text:tab/>QC-REQS <text:tab/>\n</text:p>
      <text:p text:style-name="P1">210058<text:tab/>BALARAMU NAIDU<text:tab/>M<text:tab/>balaram.naidu@thundersoft.com<text:tab/>E5<text:tab/>03/12/2018<text:tab/>Active<text:tab/>9822561381<text:tab/>SUDHARANI PILLAI <text:s/>[014121]<text:tab/>BATHULA TULASI MAHALAKSHMI <text:s/>[0210317]<text:tab/>C - DS -OS <text:s/>GIT <text:s/>ADB Python Modem Basics embedded concepts in DD<text:tab/>MICRON<text:tab/>\n</text:p>
      <text:p text:style-name="P1">210059<text:tab/>VENKATA PAVAN KUMAR KARRI<text:tab/>M<text:tab/>pavan.karri@thundersoft.com<text:tab/>E5<text:tab/>03/12/2018<text:tab/>Active<text:tab/>9822561382<text:tab/>ANURADHA KORRAPATI <text:s text:c="2"/>[0210002]<text:tab/>KALYANI POLEPEDDY <text:s text:c="2"/>[0210167]<text:tab/>C - DS -OS <text:s text:c="2"/>GIT<text:tab/>MICRON<text:tab/>\n</text:p>
      <text:p text:style-name="P1">210060<text:tab/>SWAPNA DEVI POKURI<text:tab/>F<text:tab/>swapna.pokuri@thundersoft.com<text:tab/>E3<text:tab/>03/12/2018<text:tab/>Active<text:tab/>9822561383<text:tab/>ANURAG SHARMA <text:s text:c="2"/>[0210148]<text:tab/>SACHIN BHAYARE <text:s text:c="2"/>[0210001]<text:tab/>C - DS -OS <text:s text:c="2"/>GIT<text:tab/>Onboarded<text:tab/>\n</text:p>
      <text:p text:style-name="P1">210061<text:tab/>RAMULU AKARAPU<text:tab/>M<text:tab/>ramulu.akarapu@thundersoft.com<text:tab/>E2<text:tab/>04/12/2018<text:tab/>Active<text:tab/>9822561384<text:tab/>BATHULA TULASI MAHALAKSHMI <text:s/>[0210317]<text:tab/>FARIDA M <text:s text:c="2"/>[0210179]<text:tab/>C - DS -OS <text:s/>Basic LDD GIT <text:s/>Audio<text:tab/>Visteon Audio<text:tab/>\n</text:p>
      <text:p text:style-name="P1">210065<text:tab/>SHASHANK REDDY<text:tab/>M<text:tab/>shashank.reddy@thundersoft.com<text:tab/>E3<text:tab/>17/12/2018<text:tab/>Active<text:tab/>9822561385<text:tab/>CHINTALA YOUGHANDHAR <text:s text:c="2"/>[0210189]<text:tab/>VAGEESWARI PANCHAGNULA <text:s text:c="2"/>[0210151]<text:tab/>C - DS -OS <text:s/>GIT<text:tab/>AMD-HYD<text:tab/>\n</text:p>
      <text:p text:style-name="P1">210067<text:tab/>CHAPPA KISHOR<text:tab/>M<text:tab/>kishor.chappa@thundersoft.com<text:tab/>E1<text:tab/>27/12/2018<text:tab/>Active<text:tab/>9822561386<text:tab/>SRIVALLI OGURI <text:s text:c="2"/>[0210023]<text:tab/>KALYANI POLEPEDDY <text:s text:c="2"/>[0210167]<text:tab/>C - DS -OS <text:s/>GIT<text:tab/>MICRON<text:tab/>\n</text:p>
      <text:p text:style-name="P1">210068<text:tab/>MAHESWARA SARMA<text:tab/>F<text:tab/>maheswara.sarma@thundersoft.com<text:tab/>E2<text:tab/>31/12/2018<text:tab/>Resignation<text:tab/>9822561387<text:tab/>SRIVALLI OGURI <text:s text:c="2"/>[0210023]<text:tab/>AKELLA PRASANNA KUMAR [0210108]<text:tab/>C - DS -OS <text:s/>GIT<text:tab/>Mavenir<text:tab/>\n</text:p>
      <text:p text:style-name="P1">210070<text:tab/>SIVAKUMAR CHIKKALA<text:tab/>M<text:tab/>siva.chikkala@thundersoft.com<text:tab/>E1<text:tab/>03/01/2019<text:tab/>Resignation<text:tab/>9822561388<text:tab/>SIVARAM KUPPA <text:s text:c="2"/>[0210110]<text:tab/>SACHIN BHAYARE <text:s text:c="2"/>[0210001]<text:tab/>C - DS -OS <text:s/>ADB GIT Basic LDD<text:tab/>Soumya's ODC<text:tab/>\n</text:p>
      <text:p text:style-name="P1">210072<text:tab/>RAVI KUMAR BOKKA<text:tab/>M<text:tab/>ravi.bokka@thundersoft.com<text:tab/>E3<text:tab/>07/01/2019<text:tab/>Active<text:tab/>9822561389<text:tab/>KARNATI NAGESWARA REDDY [0210171]<text:tab/>DURYODANULA ANIL KUMAR <text:s text:c="2"/>[0210088]<text:tab/>C - DS -OS <text:s/>GIT<text:tab/>Training<text:tab/>\n</text:p>
      <text:p text:style-name="P1">210073<text:tab/>SHAIKH SHADUL A KARIM<text:tab/>M<text:tab/>shadul.shaikh@thundersoft.com<text:tab/>E3<text:tab/>21/01/2019<text:tab/>Resignation<text:tab/>9822561390<text:tab/>SACHIN BHAYARE <text:s text:c="2"/>[0210001]<text:tab/>BALARAMU NAIDU <text:s text:c="2"/>[0210058]<text:tab/>C - DS -OS <text:s/>GIT<text:tab/>Visteon Audio<text:tab/>\n</text:p>
      <text:p text:style-name="P1">210074<text:tab/>M SANDEEP<text:tab/>M<text:tab/>sandeep.maheswaram@thundersoft.com<text:tab/>E3<text:tab/>23/01/2019<text:tab/>Suspension<text:tab/>9822561391<text:tab/>BALARAMU NAIDU <text:s text:c="2"/>[0210058]<text:tab/>VAGEESWARI PANCHAGNULA <text:s text:c="2"/>[0210151]<text:tab/>C - DS -OS <text:s/>GIT<text:tab/>Onboarded<text:tab/>\n</text:p>
      <text:p text:style-name="P1">210076<text:tab/>MALA SRINIVAS<text:tab/>M<text:tab/>mala@thundersoft.com<text:tab/>E5<text:tab/>16/12/2019<text:tab/>Active<text:tab/>9822561392<text:tab/>ANURADHA KORRAPATI <text:s text:c="2"/>[0210002]<text:tab/>FARIDA M <text:s text:c="2"/>[0210179]<text:tab/>C - DS -OS ADB GIT Basic LDD Audio<text:tab/>MICRON<text:tab/>\n</text:p>
      <text:p text:style-name="P1">210077<text:tab/>MANASA SANDHIREDDY<text:tab/>F<text:tab/>manasa.sandireddy@thundersoft.com<text:tab/>E1<text:tab/>04/02/2019<text:tab/>Active<text:tab/>9822561393<text:tab/>DURYODANULA ANIL KUMAR <text:s text:c="2"/>[0210088]<text:tab/>SACHIN BHAYARE <text:s text:c="2"/>[0210001]<text:tab/>C - DS -OS <text:s/>GIT<text:tab/>MICRON<text:tab/>\n</text:p>
      <text:p text:style-name="P1">210078<text:tab/>SRINIVASAREDDY MALLIDI<text:tab/>M<text:tab/>srinivasa.mallidi@thundersoft.com<text:tab/>E3<text:tab/>05/02/2019<text:tab/>Resignation<text:tab/>9822561394<text:tab/>DURYODANULA ANIL KUMAR <text:s text:c="2"/>[0210088]<text:tab/>SACHIN BHAYARE <text:s text:c="2"/>[0210001]<text:tab/>C - DS -OS <text:s/>GIT<text:tab/>Visteon Audio<text:tab/>\n</text:p>
      <text:p text:style-name="P1">210079<text:tab/>NAGA SUJATHA<text:tab/>F<text:tab/>naga.sujatha@thundersoft.com<text:tab/>E3<text:tab/>06/02/2019<text:tab/>Active<text:tab/>9822561395<text:tab/>AKELLA PRASANNA KUMAR [0210108]<text:tab/>VAGEESWARI PANCHAGNULA <text:s text:c="2"/>[0210151]<text:tab/>C - DS -OS <text:s/>ADB GIT Basic LDD Camera<text:tab/>resigned<text:tab/>\n</text:p>
      <text:p text:style-name="P1"><text:soft-page-break/>210080<text:tab/>TEJA VENKATA RAMANA CHITIKELA<text:tab/>M<text:tab/>teja.chitikela@thundersoft.com<text:tab/>E3<text:tab/>11/02/2019<text:tab/>Resignation<text:tab/>9822561396<text:tab/>BALARAMU NAIDU <text:s text:c="2"/>[0210058]<text:tab/>KALYANI POLEPEDDY <text:s text:c="2"/>[0210167]<text:tab/>C - DS -OS <text:s/>GIT<text:tab/>Visteon Audio<text:tab/>\n</text:p>
      <text:p text:style-name="P1">210081<text:tab/>NAZIA JABEEN<text:tab/>F<text:tab/>nazia.jabeen@thundersoft.com<text:tab/>E2<text:tab/>11/02/2019<text:tab/>Active<text:tab/>9822561397<text:tab/>MOHAMMED RIZWAN <text:s text:c="2"/>[0210042]<text:tab/>SRIKANTH CHATRADIPALLI <text:s text:c="2"/>[0210055]<text:tab/>C - DS -OS <text:s/>GIT<text:tab/>resigned<text:tab/>\n</text:p>
      <text:p text:style-name="P1">210082<text:tab/>NALLI SUDHAKAR<text:tab/>M<text:tab/>sudhakar.nalli@thundersoft.com<text:tab/>E2<text:tab/>18/02/2019<text:tab/>Active<text:tab/>9822561398<text:tab/>CHINTALA YOUGHANDHAR <text:s text:c="2"/>[0210189]<text:tab/>KALYANI POLEPEDDY <text:s text:c="2"/>[0210167]<text:tab/>C - DS -OS <text:s/>Basic LDD Audio Video<text:tab/>Micron<text:tab/>\n</text:p>
      <text:p text:style-name="P1">210083<text:tab/>CHINTA V B V CHAKRAVARTI<text:tab/>M<text:tab/>chakravarthi.chinta@thundersoft.com<text:tab/>E3<text:tab/>18/02/2019<text:tab/>Active<text:tab/>9822561399<text:tab/>BATHULA TULASI MAHALAKSHMI <text:s/>[0210317]<text:tab/>SACHIN BHAYARE <text:s text:c="2"/>[0210001]<text:tab/>C - DS -OS <text:s/>Basic LDD <text:s/>Audio<text:tab/>Bench<text:tab/>\n</text:p>
      <text:p text:style-name="P1">210084<text:tab/>MOHD IRFAN<text:tab/>M<text:tab/>irfan.md@thundersoft.com<text:tab/>E2<text:tab/>20/02/2019<text:tab/>Active<text:tab/>9822561400<text:tab/>MOHAMMED RIZWAN <text:s text:c="2"/>[0210042]<text:tab/>SIDDALINGESH KOOSALAPUR <text:s text:c="2"/>[0210194]<text:tab/>C - DS -OS <text:s/>Basic LDD<text:tab/>QC-HYD<text:tab/>\n</text:p>
      <text:p text:style-name="P1">210086<text:tab/>SHRIVAS ANSHUL RAMKUMAR<text:tab/>M<text:tab/>anshul.shrivas@thundersoft.com<text:tab/>E1<text:tab/>04/03/2019<text:tab/>Resignation<text:tab/>9822561401<text:tab/>SIVARAM KUPPA <text:s text:c="2"/>[0210110]<text:tab/>SIVARAM KUPPA <text:s text:c="2"/>[0210110]<text:tab/>C - DS -OS <text:s/>Basic LDD <text:s/>Audio<text:tab/>QC-HYD<text:tab/>\n</text:p>
      <text:p text:style-name="P1">210087<text:tab/>M NANDA GOPAL<text:tab/>M<text:tab/>nandagopal.mopidevi@thundersoft.com<text:tab/>E1<text:tab/>01/07/2019<text:tab/>Active<text:tab/>9822561402<text:tab/>Ravi Kumar Gupta <text:s/>[0210289]<text:tab/>VAGEESWARI PANCHAGNULA <text:s text:c="2"/>[0210151]<text:tab/>C - DS -OS <text:s/>Jenkins Pyth Perl B&amp;I<text:tab/>resigned<text:tab/>\n</text:p>
      <text:p text:style-name="P1">210088<text:tab/>DURYODANULA ANIL KUMAR<text:tab/>M<text:tab/>anil.duryodanula@thundersoft.Com<text:tab/>E4<text:tab/>14/03/2019<text:tab/>Active<text:tab/>9822561403<text:tab/>BATHULA TULASI MAHALAKSHMI <text:s/>[0210317]<text:tab/>Ashok Phour <text:s/>[0210309]<text:tab/>C - DS -OS <text:s/>Basic LDD<text:tab/>Mavenir<text:tab/>\n</text:p>
      <text:p text:style-name="P1">210089<text:tab/>YARUBANDI ROJA RANI<text:tab/>F<text:tab/>rojarani.y@thundersoft.com<text:tab/>E3<text:tab/>18/03/2019<text:tab/>Resignation<text:tab/>9822561404<text:tab/>BALARAMU NAIDU <text:s text:c="2"/>[0210058]<text:tab/>SHANTHI SINDHU <text:s text:c="2"/>[0210030]<text:tab/>C - DS -OS <text:s/>Basic LDD <text:s/>BSP<text:tab/>QC-HYD<text:tab/>\n</text:p>
      <text:p text:style-name="P1">210090<text:tab/>JANA TULASI NAGA DURGA<text:tab/>F<text:tab/>tulasi.jana@thundersoft.com<text:tab/>E1<text:tab/>18/03/2019<text:tab/>Resignation<text:tab/>9822561405<text:tab/>SRIKANTH CHATRADIPALLI <text:s text:c="2"/>[0210055]<text:tab/>SACHIN BHAYARE <text:s text:c="2"/>[0210001]<text:tab/>C - DS -OS <text:s/>Basic LDD<text:tab/>resigned<text:tab/>\n</text:p>
      <text:p text:style-name="P1">210091<text:tab/>D KEERTHI PRIYA<text:tab/>F<text:tab/>keerthi.doppalapudi@thundersoft.com<text:tab/>E1<text:tab/>25/03/2019<text:tab/>Active<text:tab/>9822561406<text:tab/>SRIKANTH CHATRADIPALLI <text:s text:c="2"/>[0210055]<text:tab/>VIKAS REDDY <text:s text:c="2"/>[0210022]<text:tab/>C - DS -OS <text:s/>Basic LDD<text:tab/>resigned<text:tab/>\n</text:p>
      <text:p text:style-name="P1">210092<text:tab/>SHAIK MANSUR ALISHA<text:tab/>M<text:tab/>mansur.alisha@thundersoft.com<text:tab/>E2<text:tab/>01/04/2019<text:tab/>Resignation<text:tab/>9822561407<text:tab/>BALARAMU NAIDU <text:s text:c="2"/>[0210058]<text:tab/>KALYANI POLEPEDDY <text:s text:c="2"/>[0210167]<text:tab/>C - DS -OS ADB GIT Basic LDD Audio<text:tab/>Onboarded<text:tab/>\n</text:p>
      <text:p text:style-name="P1">210093<text:tab/>SUNKARA KISHORE<text:tab/>M<text:tab/>kishore.sunkara@thundersoft.com<text:tab/>E3<text:tab/>09/04/2019<text:tab/>Suspension<text:tab/>9822561408<text:tab/>SIVARAM KUPPA <text:s text:c="2"/>[0210110]<text:tab/>SIDDALINGESH KOOSALAPUR <text:s text:c="2"/>[0210194]<text:tab/>C - DS -OS <text:s/>GIT<text:tab/>resigned<text:tab/>\n</text:p>
      <text:p text:style-name="P1">210095<text:tab/>SHAIK MEHTAB<text:tab/>M<text:tab/>mehtab.shaik@thundersoft.com<text:tab/>E3<text:tab/>22/04/2019<text:tab/>Active<text:tab/>9822561409<text:tab/>ANURAG SHARMA <text:s text:c="2"/>[0210148]<text:tab/>SHANTHI SINDHU <text:s text:c="2"/>[0210030]<text:tab/>C - DS -OS <text:s/>GIT<text:tab/>Onboarded<text:tab/>\n</text:p>
      <text:p text:style-name="P1">210097<text:tab/>GUDE RAVICHAND<text:tab/>M<text:tab/>ravichand.gude@thundersoft.com<text:tab/>E2<text:tab/>06/05/2019<text:tab/>Active<text:tab/>9822561410<text:tab/>CHINTA V B V CHAKRAVARTI <text:s text:c="2"/>[0210083]<text:tab/>SRIKANTH CHATRADIPALLI <text:s text:c="2"/>[0210055]<text:tab/>C - DS -OS <text:s/>ADB GIT Basic LDD Camera<text:tab/>Visteon Audio<text:tab/>\n</text:p>
      <text:p text:style-name="P1">210098<text:tab/>VENKATA MANASA KAKARLA<text:tab/>F<text:tab/>manasa.kakarla@thundersoft.com<text:tab/>E2<text:tab/>13/05/2019<text:tab/>Resignation<text:tab/>9822561411<text:tab/>MOHAMMAD JOHNY SHAIK <text:s text:c="2"/>[0210197]<text:tab/>VIKAS REDDY <text:s text:c="2"/>[0210022]<text:tab/>C - DS -OS <text:s/>GIT<text:tab/>QC-HYD<text:tab/>\n</text:p>
      <text:p text:style-name="P1"><text:soft-page-break/>210100<text:tab/>ASISH RANJAN MUNI<text:tab/>M<text:tab/>asish.ranjan@thundersoft.com<text:tab/>E4<text:tab/>24/05/2019<text:tab/>Active<text:tab/>9822561412<text:tab/>AKELLA PRASANNA KUMAR [0210108]<text:tab/>SACHIN BHAYARE <text:s text:c="2"/>[0210001]<text:tab/>C - DS -OS <text:s/>GIT<text:tab/>resigned<text:tab/>\n</text:p>
      <text:p text:style-name="P1">210101<text:tab/>KISAN DUDHANATH YADAV<text:tab/>M<text:tab/>kisan.dudhanath@thundersoft.com<text:tab/>E2<text:tab/>03/06/2019<text:tab/>Active<text:tab/>9822561413<text:tab/>SIVARAM KUPPA <text:s text:c="2"/>[0210110]<text:tab/>SIDDALINGESH KOOSALAPUR <text:s text:c="2"/>[0210194]<text:tab/>C - DS -OS <text:s/>Basic LDD Audio Video<text:tab/>Visteon Audio<text:tab/>\n</text:p>
      <text:p text:style-name="P1">210102<text:tab/>BHUVANESHWARI BALAGAR<text:tab/>F<text:tab/>bhuvaneshwari.balagar@thundersoft.com<text:tab/>E2<text:tab/>03/06/2019<text:tab/>Active<text:tab/>9822561414<text:tab/>TELLAPATI REDDAIAH <text:s text:c="2"/>[0210154]<text:tab/>Ashok Phour <text:s/>[0210309]<text:tab/>C - DS -OS <text:s/>Basic LDD <text:s/>Audio<text:tab/>Mavenir<text:tab/>\n</text:p>
      <text:p text:style-name="P1">210103<text:tab/>CHANDAN<text:tab/>M<text:tab/>chandan@thundersoft.com<text:tab/>E2<text:tab/>03/06/2019<text:tab/>Active<text:tab/>9822561415<text:tab/>VIKAS REDDY <text:s text:c="2"/>[0210022]<text:tab/>VAGEESWARI PANCHAGNULA <text:s text:c="2"/>[0210151]<text:tab/>C - DS -OS <text:s/>Basic LDD<text:tab/>Visteon Audio<text:tab/>\n</text:p>
      <text:p text:style-name="P1">210104<text:tab/>KAKITAPALLI SATYA PRIYA<text:tab/>F<text:tab/>satya.kakitapalli@thundersoft.com<text:tab/>E2<text:tab/>03/06/2019<text:tab/>Active<text:tab/>9822561416<text:tab/>VIJAY KRISHNA NIVARTHI <text:s text:c="2"/>[0210212]<text:tab/>SHANTHI SINDHU <text:s text:c="2"/>[0210030]<text:tab/>C - DS -OS <text:s/>Basic LDD <text:s/>Audio<text:tab/>Micron<text:tab/>\n</text:p>
      <text:p text:style-name="P1">210105<text:tab/>PALLAVI DEVIDAS SONEKAR<text:tab/>F<text:tab/>pallavi.devidas@thundersoft.com<text:tab/>E2<text:tab/>03/06/2019<text:tab/>Active<text:tab/>9822561417<text:tab/>SOUMYA RANJAN SUTAR <text:s text:c="2"/>[0210169]<text:tab/>SRIKANTH CHATRADIPALLI <text:s text:c="2"/>[0210055]<text:tab/>C - DS -OS <text:s/>Jenkins Pyth Perl B&amp;I<text:tab/>QC-HYD<text:tab/>\n</text:p>
      <text:p text:style-name="P1">210106<text:tab/>GAADE ANTHONY ASHOK REDDY<text:tab/>M<text:tab/>ashok.gaade@thundersoft.com<text:tab/>E2<text:tab/>03/06/2019<text:tab/>Active<text:tab/>9822561418<text:tab/>KARNATI NAGESWARA REDDY [0210171]<text:tab/>SIVARAM KUPPA <text:s text:c="2"/>[0210110]<text:tab/>C - DS -OS <text:s/>Basic LDD<text:tab/>QC-HYD<text:tab/>\n</text:p>
      <text:p text:style-name="P1">210107<text:tab/>KAMBLE RAJESHWARI RAVINDRA<text:tab/>F<text:tab/>rajeshwari.kamble@thundersoft.com<text:tab/>E2<text:tab/>03/06/2019<text:tab/>Active<text:tab/>9822561419<text:tab/>RAVI KUMAR BOKKA <text:s text:c="2"/>[0210072]<text:tab/>SACHIN BHAYARE <text:s text:c="2"/>[0210001]<text:tab/>C - DS -OS <text:s/>Basic LDD <text:s/>BSP<text:tab/>Team Change<text:tab/>\n</text:p>
      <text:p text:style-name="P1">210108<text:tab/>AKELLA PRASANNA KUMAR<text:tab/>F<text:tab/>prasanna.akella@thundersoft.com<text:tab/>E5<text:tab/>07/06/2019<text:tab/>Active<text:tab/>9822561420<text:tab/>SUDHARANI PILLAI <text:s/>[014121]<text:tab/>KALYANI POLEPEDDY <text:s text:c="2"/>[0210167]<text:tab/>C - DS -OS <text:s/>Basic LDD<text:tab/>Onboarded<text:tab/>\n</text:p>
      <text:p text:style-name="P1">210109<text:tab/>NIKHIL VIHAR BOYAPATI<text:tab/>M<text:tab/>nikhil.boyapati@thundersoft.com<text:tab/>E3<text:tab/>17/06/2019<text:tab/>Active<text:tab/>9822561421<text:tab/>BATHULA TULASI MAHALAKSHMI <text:s/>[0210317]<text:tab/>Ashok Phour <text:s/>[0210309]<text:tab/>C - DS -OS <text:s/>Basic LDD<text:tab/>QC-HYD<text:tab/>\n</text:p>
      <text:p text:style-name="P1">210110<text:tab/>SIVARAM KUPPA<text:tab/>M<text:tab/>sivaram.kuppa@thundersoft.com<text:tab/>E5<text:tab/>27/06/2019<text:tab/>Active<text:tab/>9822561422<text:tab/>SUDHARANI PILLAI <text:s/>[014121]<text:tab/>VAGEESWARI PANCHAGNULA <text:s text:c="2"/>[0210151]<text:tab/>C - DS -OS ADB GIT Basic LDD Audio<text:tab/>Mavenir<text:tab/>\n</text:p>
      <text:p text:style-name="P1">210111<text:tab/>SUGANYA ARAVAZHI<text:tab/>F<text:tab/>suganya.aravazhi@thundersoft.com<text:tab/>E5<text:tab/>01/07/2019<text:tab/>Active<text:tab/>9822561423<text:tab/>ANURADHA KORRAPATI <text:s text:c="2"/>[0210002]<text:tab/>Ashok Phour <text:s/>[0210309]<text:tab/>C - DS -OS <text:s/>GIT<text:tab/>Visteon Audio<text:tab/>\n</text:p>
      <text:p text:style-name="P1">210112<text:tab/>NITESH KUMAR YADAV<text:tab/>M<text:tab/>nitesh.yadav@thundersoft.com<text:tab/>E3<text:tab/>01/07/2019<text:tab/>Active<text:tab/>9822561424<text:tab/>AKELLA PRASANNA KUMAR [0210108]<text:tab/>SRIKANTH CHATRADIPALLI <text:s text:c="2"/>[0210055]<text:tab/>C - DS -OS <text:s/>GIT<text:tab/>Visteon Audio<text:tab/>\n</text:p>
      <text:p text:style-name="P1">210113<text:tab/>MANGALARAM SURESH KUMAR<text:tab/>M<text:tab/>suresh.mangalaram@thundersoft.com<text:tab/>E6<text:tab/>02/01/2020<text:tab/>Termination<text:tab/>9822561425<text:tab/>DURYODANULA ANIL KUMAR <text:s text:c="2"/>[0210088]<text:tab/>SACHIN BHAYARE <text:s text:c="2"/>[0210001]<text:tab/>C - DS -OS <text:s/>ADB GIT Basic LDD Camera<text:tab/>Team Change<text:tab/>\n</text:p>
      <text:p text:style-name="P1">210114<text:tab/>MUNAGALA SUMALATHA<text:tab/>F<text:tab/>sumalatha.munagala@thundersoft.com<text:tab/>E1<text:tab/>02/01/2020<text:tab/>Termination<text:tab/>9822561426<text:tab/>DURYODANULA ANIL KUMAR <text:s text:c="2"/>[0210088]<text:tab/>KALYANI POLEPEDDY <text:s text:c="2"/>[0210167]<text:tab/>C - DS -OS <text:s/>GIT<text:tab/>QC-HYD<text:tab/>\n</text:p>
      <text:p text:style-name="P1">210115<text:tab/>AYESHU SHARMA<text:tab/>F<text:tab/>ayeshu.sharma@thundersoft.com<text:tab/>E1<text:tab/>02/07/2019<text:tab/>Active<text:tab/>9822561427<text:tab/>SRIVALLI OGURI <text:s text:c="2"/>[0210023]<text:tab/>SIDDALINGESH KOOSALAPUR <text:s text:c="2"/>[0210194]<text:tab/>C - DS -OS <text:s/>GIT<text:tab/>resigned<text:tab/>\n</text:p>
      <text:p text:style-name="P1"><text:soft-page-break/>210116<text:tab/>KADALI VENKATA SURYA SATYA SAI SIRISHA<text:tab/>F<text:tab/>sirisha.kadali@thundersoft.com<text:tab/>E1<text:tab/>03/07/2019<text:tab/>Active<text:tab/>9822561428<text:tab/>SRIVALLI OGURI <text:s text:c="2"/>[0210023]<text:tab/>SIVARAM KUPPA <text:s text:c="2"/>[0210110]<text:tab/>C - DS -OS <text:s/>Basic LDD Audio Video<text:tab/>Onboarded<text:tab/>\n</text:p>
      <text:p text:style-name="P1">210117<text:tab/>PATIL RAJESH REDDY<text:tab/>M<text:tab/>rajesh.patil@thundersoft.com<text:tab/>E2<text:tab/>03/07/2019<text:tab/>Resignation<text:tab/>9822561429<text:tab/>TEJA VENKATA RAMANA CHITIKELA <text:s text:c="2"/>[0210080]<text:tab/>Ashok Phour <text:s/>[0210309]<text:tab/>C - DS -OS <text:s/>Basic LDD <text:s/>Audio<text:tab/>Team Change<text:tab/>\n</text:p>
      <text:p text:style-name="P1">210118<text:tab/>PASAM DHAMINI<text:tab/>F<text:tab/>dhamini.pasam@thundersoft.com<text:tab/>E2<text:tab/>03/07/2019<text:tab/>Resignation<text:tab/>9822561430<text:tab/>VAGEESWARI PANCHAGNULA <text:s text:c="2"/>[0210151]<text:tab/>SRIKANTH CHATRADIPALLI <text:s text:c="2"/>[0210055]<text:tab/>C - DS -OS <text:s/>Basic LDD<text:tab/>resigned<text:tab/>\n</text:p>
      <text:p text:style-name="P1">210119<text:tab/>PIPPALA DURGAMANIKANTA<text:tab/>F<text:tab/>durgamanikanta.pippala@thundersoft.com<text:tab/>E2<text:tab/>08/07/2019<text:tab/>Resignation<text:tab/>9822561431<text:tab/>VIKAS REDDY <text:s text:c="2"/>[0210022]<text:tab/>SHANTHI SINDHU <text:s text:c="2"/>[0210030]<text:tab/>C - DS -OS <text:s/>Basic LDD <text:s/>Audio<text:tab/>resigned<text:tab/>\n</text:p>
      <text:p text:style-name="P1">210120<text:tab/>MOKARA VEERA VENKATA LAKSHMI PRASANNA<text:tab/>F<text:tab/>prasanna.mokara@thundersoft.com<text:tab/>E2<text:tab/>08/07/2019<text:tab/>Active<text:tab/>9822561432<text:tab/>BATHULA TULASI MAHALAKSHMI <text:s/>[0210317]<text:tab/>ASISH RANJAN MUNI <text:s text:c="2"/>[0210100]<text:tab/>C - DS -OS <text:s/>Jenkins Pyth Perl B&amp;I<text:tab/>resigned<text:tab/>\n</text:p>
      <text:p text:style-name="P1">210121<text:tab/>T.BHARATH BHARADWAJ<text:tab/>M<text:tab/>bharath.bharadwarj@thundersoft.com<text:tab/>E2<text:tab/>08/07/2019<text:tab/>Resignation<text:tab/>9822561433<text:tab/>SRIKANTH CHATRADIPALLI <text:s text:c="2"/>[0210055]<text:tab/>SACHIN BHAYARE <text:s text:c="2"/>[0210001]<text:tab/>C - DS -OS <text:s/>Basic LDD<text:tab/>QC-HYD<text:tab/>\n</text:p>
      <text:p text:style-name="P1">210122<text:tab/>NARENDRA BABU KOPPERA<text:tab/>M<text:tab/>narendra.koppera@thundersoft.com<text:tab/>E1<text:tab/>23/07/2019<text:tab/>Active<text:tab/>9822561434<text:tab/>MOHAMMED RIZWAN <text:s text:c="2"/>[0210042]<text:tab/>SIDDALINGESH KOOSALAPUR <text:s text:c="2"/>[0210194]<text:tab/>C - DS -OS <text:s/>Basic LDD <text:s/>BSP<text:tab/>resigned<text:tab/>\n</text:p>
      <text:p text:style-name="P1">210124<text:tab/>YASARAM ANURADHA<text:tab/>M<text:tab/>anuradha.yasaram@thundersoft.com<text:tab/>E2<text:tab/>15/07/2019<text:tab/>Active<text:tab/>9822561435<text:tab/>DURYODANULA ANIL KUMAR <text:s text:c="2"/>[0210088]<text:tab/>SIDDALINGESH KOOSALAPUR <text:s text:c="2"/>[0210194]<text:tab/>C - DS -OS <text:s/>Basic LDD<text:tab/>Visteon Audio<text:tab/>\n</text:p>
      <text:p text:style-name="P1">210125<text:tab/>HARENDRA GAUTAM<text:tab/>M<text:tab/>harendra.gautam@thundersoft.com<text:tab/>E1<text:tab/>18/07/2019<text:tab/>Resignation<text:tab/>9822561436<text:tab/>SIVARAM KUPPA <text:s text:c="2"/>[0210110]<text:tab/>SRIKANTH CHATRADIPALLI <text:s text:c="2"/>[0210055]<text:tab/>C - DS -OS <text:s/>Basic LDD<text:tab/>Bench<text:tab/>\n</text:p>
      <text:p text:style-name="P1">210126<text:tab/>MULA YOGYA<text:tab/>F<text:tab/>yogya.mula@thundersoft.com<text:tab/>E1<text:tab/>22/07/2019<text:tab/>Resignation<text:tab/>9822561437<text:tab/>ANURADHA BATHINA <text:s text:c="2"/>[0210187]<text:tab/>VIKAS REDDY <text:s text:c="2"/>[0210022]<text:tab/>C - DS -OS <text:s/>GIT ADB Python<text:tab/>resigned<text:tab/>\n</text:p>
      <text:p text:style-name="P1">210127<text:tab/>PAVANI GANDEPALLI<text:tab/>F<text:tab/>pavani.gandepalli@thundersoft.com<text:tab/>E2<text:tab/>21/10/2019<text:tab/>Active<text:tab/>9822561438<text:tab/>SRIVALLI OGURI <text:s text:c="2"/>[0210023]<text:tab/>VAGEESWARI PANCHAGNULA <text:s text:c="2"/>[0210151]<text:tab/>C - DS -OS <text:s/>GIT<text:tab/>resigned<text:tab/>\n</text:p>
      <text:p text:style-name="P1">210128<text:tab/>BABJI DUGGIRALA<text:tab/>M<text:tab/>babji.duggirala@thundersoft.com<text:tab/>E2<text:tab/>26/07/2019<text:tab/>Active<text:tab/>9822561439<text:tab/>BATHULA TULASI MAHALAKSHMI <text:s/>[0210317]<text:tab/>SHANTHI SINDHU <text:s text:c="2"/>[0210030]<text:tab/>C - DS -OS <text:s/>GIT <text:s/>ADB Python<text:tab/>Micron<text:tab/>\n</text:p>
      <text:p text:style-name="P1">210129<text:tab/>PRAVEEN KUMAR MOPARTHI<text:tab/>M<text:tab/>praveen.moparthi@thundersoft.com<text:tab/>E3<text:tab/>01/08/2019<text:tab/>Active<text:tab/>9822561440<text:tab/>BATHULA TULASI MAHALAKSHMI <text:s/>[0210317]<text:tab/>SACHIN BHAYARE <text:s text:c="2"/>[0210001]<text:tab/>C - DS -OS <text:s text:c="2"/>GIT <text:s/>ADB Python Perl<text:tab/>Visteon Audio<text:tab/>\n</text:p>
      <text:p text:style-name="P1">210130<text:tab/>MUPPIREDDY HARISH REDDY<text:tab/>M<text:tab/>harish.muppireddy@thundersoft.com<text:tab/>E1<text:tab/>05/08/2019<text:tab/>Resignation<text:tab/>9822561441<text:tab/>MOHAMMED RIZWAN <text:s text:c="2"/>[0210042]<text:tab/>SIVARAM KUPPA <text:s text:c="2"/>[0210110]<text:tab/>C - DS -OS <text:s/>GIT <text:s/>ADB Python Modem Basics embedded concepts in DD<text:tab/>Team Change<text:tab/>\n</text:p>
      <text:p text:style-name="P1"><text:soft-page-break/>210131<text:tab/>BODDUPALLI PAVANI MOUNIKA<text:tab/>F<text:tab/>boddupalli.pavani@thundersoft.com<text:tab/>E2<text:tab/>05/08/2019<text:tab/>Resignation<text:tab/>9822561442<text:tab/>SRIVALLI OGURI <text:s text:c="2"/>[0210023]<text:tab/>SACHIN BHAYARE <text:s text:c="2"/>[0210001]<text:tab/>C - DS -OS <text:s text:c="2"/>GIT<text:tab/>resigned<text:tab/>\n</text:p>
      <text:p text:style-name="P1">210132<text:tab/>PALADI SANTHOSHI MANASA<text:tab/>F<text:tab/>santhoshi.paladi@thundersoft.com<text:tab/>E1<text:tab/>05/08/2019<text:tab/>Active<text:tab/>9822561443<text:tab/>SRIVALLI OGURI <text:s text:c="2"/>[0210023]<text:tab/>SIDDALINGESH KOOSALAPUR <text:s text:c="2"/>[0210194]<text:tab/>C - DS -OS <text:s text:c="2"/>GIT<text:tab/>resigned<text:tab/>\n</text:p>
      <text:p text:style-name="P1">210133<text:tab/>KATTHI SHASHIKALA<text:tab/>F<text:tab/>shashikala.katthi@thundersoft.com<text:tab/>E2<text:tab/>12/08/2019<text:tab/>Active<text:tab/>9822561444<text:tab/>VIKAS REDDY <text:s text:c="2"/>[0210022]<text:tab/>KALYANI POLEPEDDY <text:s text:c="2"/>[0210167]<text:tab/>C - DS -OS <text:s/>Basic LDD GIT <text:s/>Audio<text:tab/>Visteon Audio<text:tab/>\n</text:p>
      <text:p text:style-name="P1">210134<text:tab/>MAKKUVA VENKATA SRINIVAS<text:tab/>M<text:tab/>makkuva.srinivas@thundersoft.com<text:tab/>E2<text:tab/>12/08/2019<text:tab/>Resignation<text:tab/>9822561445<text:tab/>CHINTALA YOUGHANDHAR <text:s text:c="2"/>[0210189]<text:tab/>SRIKANTH CHATRADIPALLI <text:s text:c="2"/>[0210055]<text:tab/>C - DS -OS <text:s/>GIT<text:tab/>Team Change<text:tab/>\n</text:p>
      <text:p text:style-name="P1">210135<text:tab/>TRUPTI BHOLE<text:tab/>F<text:tab/>trupti.bhole@thundersoft.com<text:tab/>E2<text:tab/>12/08/2019<text:tab/>Active<text:tab/>9822561446<text:tab/>MONIKA ALEKHYA BOMMISETTI <text:s text:c="2"/>[0210149]<text:tab/>VAGEESWARI PANCHAGNULA <text:s text:c="2"/>[0210151]<text:tab/>C - DS -OS <text:s/>GIT<text:tab/>Mavenir<text:tab/>\n</text:p>
      <text:p text:style-name="P1">210136<text:tab/>VISHAL SHUKLA<text:tab/>M<text:tab/>vishal.shukla@thundersoft.com<text:tab/>E2<text:tab/>12/08/2019<text:tab/>Resignation<text:tab/>9822561447<text:tab/>VIKAS REDDY <text:s text:c="2"/>[0210022]<text:tab/>ASISH RANJAN MUNI <text:s text:c="2"/>[0210100]<text:tab/>C - DS -OS <text:s/>GIT<text:tab/>QC-HYD<text:tab/>\n</text:p>
      <text:p text:style-name="P1">210137<text:tab/>LADI RAM SAI<text:tab/>M<text:tab/>ramsai.ladi@thundersoft.com<text:tab/>E2<text:tab/>12/08/2019<text:tab/>Resignation<text:tab/>9822561448<text:tab/>KARNATI NAGESWARA REDDY [0210171]<text:tab/>SRIKANTH CHATRADIPALLI <text:s text:c="2"/>[0210055]<text:tab/>C - DS -OS <text:s/>ADB GIT Basic LDD<text:tab/>resigned<text:tab/>\n</text:p>
      <text:p text:style-name="P1">210138<text:tab/>SHRUTI<text:tab/>F<text:tab/>shruti.s@thundersoft.com<text:tab/>E2<text:tab/>12/08/2019<text:tab/>Resignation<text:tab/>9822561449<text:tab/>DURYODANULA ANIL KUMAR <text:s text:c="2"/>[0210088]<text:tab/>Ashok Phour <text:s/>[0210309]<text:tab/>C - DS -OS <text:s/>GIT<text:tab/>resigned<text:tab/>\n</text:p>
      <text:p text:style-name="P1">210140<text:tab/>AMEYA JOSHI<text:tab/>M<text:tab/>ameya.joshi@thundersoft.com<text:tab/>E1<text:tab/>12/08/2019<text:tab/>Resignation<text:tab/>9822561450<text:tab/>DURYODANULA ANIL KUMAR <text:s text:c="2"/>[0210088]<text:tab/>SACHIN BHAYARE <text:s text:c="2"/>[0210001]<text:tab/>C - DS -OS <text:s/>GIT<text:tab/>resigned<text:tab/>\n</text:p>
      <text:p text:style-name="P1">210143<text:tab/>KODURI KONDAREDDY<text:tab/>F<text:tab/>kondareddy.koduri@thundersoft.com<text:tab/>E1<text:tab/>22/08/2019<text:tab/>Resignation<text:tab/>9822561451<text:tab/>BATHULA TULASI MAHALAKSHMI <text:s/>[0210317]<text:tab/>SRIKANTH CHATRADIPALLI <text:s text:c="2"/>[0210055]<text:tab/>C - DS -OS <text:s/>GIT<text:tab/>resigned<text:tab/>\n</text:p>
      <text:p text:style-name="P1">210144<text:tab/>NIMMALA SAMPATH<text:tab/>F<text:tab/>nimmala.sampath@thundersoft.com<text:tab/>E1<text:tab/>26/08/2019<text:tab/>Active<text:tab/>9822561452<text:tab/>TELLAPATI REDDAIAH <text:s text:c="2"/>[0210154]<text:tab/>ASISH RANJAN MUNI <text:s text:c="2"/>[0210100]<text:tab/>C - DS -OS ADB GIT Basic LDD Audio<text:tab/>resigned<text:tab/>\n</text:p>
      <text:p text:style-name="P1">210146<text:tab/>SAMPATH GOPATHI<text:tab/>M<text:tab/>gopathi.sampath@thundersoft.com<text:tab/>E3<text:tab/>03/09/2019<text:tab/>Active<text:tab/>9822561453<text:tab/>SACHIN BHAYARE <text:s text:c="2"/>[0210001]<text:tab/>SACHIN BHAYARE <text:s text:c="2"/>[0210001]<text:tab/>C - DS -OS <text:s/>GIT<text:tab/>QC-HYD<text:tab/>\n</text:p>
      <text:p text:style-name="P1">210147<text:tab/>GANAPATHIRAJU SARATH VARMA<text:tab/>M<text:tab/>sarath.varma@thundersoft.com<text:tab/>E2<text:tab/>05/09/2019<text:tab/>Resignation<text:tab/>9822561454<text:tab/>SIVARAM KUPPA <text:s text:c="2"/>[0210110]<text:tab/>VAGEESWARI PANCHAGNULA <text:s text:c="2"/>[0210151]<text:tab/>C - DS -OS <text:s/>GIT<text:tab/>GIT C - DS -OS <text:tab/>\n</text:p>
      <text:p text:style-name="P1">210148<text:tab/>ANURAG SHARMA<text:tab/>M<text:tab/>anurag.sharma@thundersoft.com<text:tab/>E3<text:tab/>09/09/2019<text:tab/>Active<text:tab/>9822561455<text:tab/>AKELLA PRASANNA KUMAR [0210108]<text:tab/>KALYANI POLEPEDDY <text:s text:c="2"/>[0210167]<text:tab/>C - DS -OS <text:s/>ADB GIT Basic LDD Camera<text:tab/>Onboarded<text:tab/>\n</text:p>
      <text:p text:style-name="P1">210149<text:tab/>MONIKA ALEKHYA BOMMISETTI<text:tab/>F<text:tab/>monika.bommisetti@thundersoft.com<text:tab/>E3<text:tab/>09/09/2019<text:tab/>Active<text:tab/>9822561456<text:tab/>SIVARAM KUPPA <text:s text:c="2"/>[0210110]<text:tab/>VAGEESWARI PANCHAGNULA <text:s text:c="2"/>[0210151]<text:tab/>C - DS -OS <text:s/>GIT<text:tab/>Visteon Audio<text:tab/>\n</text:p>
      <text:p text:style-name="P1"><text:soft-page-break/>210150<text:tab/>KESHOJU ALEKYA<text:tab/>M<text:tab/>alekya.keshoju@thundersoft.com<text:tab/>E1<text:tab/>09/09/2019<text:tab/>Active<text:tab/>9822561457<text:tab/>SRIKANTH CHATRADIPALLI <text:s text:c="2"/>[0210055]<text:tab/>SACHIN BHAYARE <text:s text:c="2"/>[0210001]<text:tab/>C - DS -OS <text:s/>GIT<text:tab/>QC-HYD<text:tab/>\n</text:p>
      <text:p text:style-name="P1">210151<text:tab/>VAGEESWARI PANCHAGNULA<text:tab/>F<text:tab/>vageeswari.panchagnula@thundersoft.com<text:tab/>E3<text:tab/>09/09/2019<text:tab/>Active<text:tab/>9822561458<text:tab/>SIVARAM KUPPA <text:s text:c="2"/>[0210110]<text:tab/>SIVARAM KUPPA <text:s text:c="2"/>[0210110]<text:tab/>C - DS -OS <text:s/>Basic LDD Audio Video<text:tab/>QC-HYD<text:tab/>\n</text:p>
      <text:p text:style-name="P1">210153<text:tab/>MUSARRAT AFRIN<text:tab/>M<text:tab/>afrin.musarrat@thundersoft.com<text:tab/>E1<text:tab/>09/10/2019<text:tab/>Active<text:tab/>9822561459<text:tab/>DURYODANULA ANIL KUMAR <text:s text:c="2"/>[0210088]<text:tab/>AKELLA PRASANNA KUMAR [0210108]<text:tab/>C - DS -OS <text:s/>Basic LDD <text:s/>Audio<text:tab/>QC-HYD<text:tab/>\n</text:p>
      <text:p text:style-name="P1">210154<text:tab/>TELLAPATI REDDAIAH<text:tab/>M<text:tab/>naidu@thundersoft.com<text:tab/>E5<text:tab/>10/10/2019<text:tab/>Active<text:tab/>9822561460<text:tab/>SUDHARANI PILLAI <text:s/>[014121]<text:tab/>KALYANI POLEPEDDY <text:s text:c="2"/>[0210167]<text:tab/>C - DS -OS <text:s/>Basic LDD<text:tab/>Mavenir<text:tab/>\n</text:p>
      <text:p text:style-name="P1">210155<text:tab/>SHUBHRAJIT LAHIRI<text:tab/>M<text:tab/>shubhrajit.lahiri@thundersoft.com<text:tab/>E2<text:tab/>29/10/2019<text:tab/>Resignation<text:tab/>9822561461<text:tab/>ANURAG SHARMA <text:s text:c="2"/>[0210148]<text:tab/>VAGEESWARI PANCHAGNULA <text:s text:c="2"/>[0210151]<text:tab/>C - DS -OS <text:s/>Basic LDD <text:s/>Audio<text:tab/>Visteon Audio<text:tab/>\n</text:p>
      <text:p text:style-name="P1">210156<text:tab/>PANICKER HARISH<text:tab/>M<text:tab/>harish.panicker@thundersoft.com<text:tab/>E2<text:tab/>04/11/2019<text:tab/>Resignation<text:tab/>9822561462<text:tab/>CHINTALA YOUGHANDHAR <text:s text:c="2"/>[0210189]<text:tab/>Ravi Kumar Gupta <text:s/>[0210289]<text:tab/>C - DS -OS <text:s/>Jenkins Pyth Perl B&amp;I<text:tab/>Micron<text:tab/>\n</text:p>
      <text:p text:style-name="P1">210157<text:tab/>UPPARI KRANTHI KUMAR<text:tab/><text:tab/>kranthi.uppari@thundersoft.com<text:tab/>E2<text:tab/>04/11/2019<text:tab/>Resignation<text:tab/>9822561463<text:tab/>VAGEESWARI PANCHAGNULA <text:s text:c="2"/>[0210151]<text:tab/>BALARAMU NAIDU <text:s text:c="2"/>[0210058]<text:tab/>C - DS -OS <text:s/>Basic LDD<text:tab/>QC-HYD<text:tab/>\n</text:p>
      <text:p text:style-name="P1">210158<text:tab/>GUHAN SREEJA<text:tab/>F<text:tab/>sreeja.guhan@thundersoft.com<text:tab/>E6<text:tab/>04/11/2019<text:tab/>Resignation<text:tab/>9822561464<text:tab/>VAGEESWARI PANCHAGNULA <text:s text:c="2"/>[0210151]<text:tab/>DURYODANULA ANIL KUMAR <text:s text:c="2"/>[0210088]<text:tab/>C - DS -OS <text:s/>Basic LDD <text:s/>BSP<text:tab/>QC-HYD<text:tab/>\n</text:p>
      <text:p text:style-name="P1">210159<text:tab/>SHUBHANGI SHASHIKANT JOSHI<text:tab/>F<text:tab/>shubhangi.joshi@thundersoft.com<text:tab/>E2<text:tab/>04/11/2019<text:tab/>Active<text:tab/>9822561465<text:tab/>AKELLA PRASANNA KUMAR [0210108]<text:tab/>SOUMYA RANJAN SUTAR <text:s text:c="2"/>[0210169]<text:tab/>C - DS -OS <text:s/>Basic LDD<text:tab/>Team Change<text:tab/>\n</text:p>
      <text:p text:style-name="P1">210160<text:tab/>KOMAL CHANDRAKANT BANKAR<text:tab/>F<text:tab/>komal.bankar@thundersoft.com<text:tab/>E6<text:tab/>04/11/2019<text:tab/>Resignation<text:tab/>9822561466<text:tab/>VAGEESWARI PANCHAGNULA <text:s text:c="2"/>[0210151]<text:tab/>KARNATI NAGESWARA REDDY [0210171]<text:tab/>C - DS -OS <text:s/>Basic LDD<text:tab/>Onboarded<text:tab/>\n</text:p>
      <text:p text:style-name="P1">210161<text:tab/>KONDEKAR PREKSHA VIKAS<text:tab/>M<text:tab/>preksha.kondekar@thundersoft.com<text:tab/>E6<text:tab/>04/11/2019<text:tab/>Resignation<text:tab/>9822561467<text:tab/>VAGEESWARI PANCHAGNULA <text:s text:c="2"/>[0210151]<text:tab/>CHINTALA YOUGHANDHAR <text:s text:c="2"/>[0210189]<text:tab/>C - DS -OS <text:s/>GIT ADB Python<text:tab/>QC-HYD<text:tab/>\n</text:p>
      <text:p text:style-name="P1">210162<text:tab/>GUBBA VENKATA LAKSHMI NARAYANA<text:tab/>M<text:tab/>narayana.gubba@thundersoft.com<text:tab/>E3<text:tab/>06/11/2019<text:tab/>Resignation<text:tab/>9822561468<text:tab/>BALARAMU NAIDU <text:s text:c="2"/>[0210058]<text:tab/>BATHULA TULASI MAHALAKSHMI <text:s/>[0210317]<text:tab/>C - DS -OS <text:s/>GIT<text:tab/>Mavenir<text:tab/>\n</text:p>
      <text:p text:style-name="P1">210164<text:tab/>PAVAN KUMAR RAJOLE<text:tab/>M<text:tab/>rajole.pavan@thundersoft.com<text:tab/>E2<text:tab/>25/11/2019<text:tab/>Resignation<text:tab/>9822561469<text:tab/>BALARAMU NAIDU <text:s text:c="2"/>[0210058]<text:tab/>SACHIN BHAYARE <text:s text:c="2"/>[0210001]<text:tab/>C - DS -OS <text:s/>GIT <text:s/>ADB Python<text:tab/>QC-HYD<text:tab/>\n</text:p>
      <text:p text:style-name="P1">210165<text:tab/>MAREM BHAGYA LAKSHMI DEVI<text:tab/>F<text:tab/>bhagya.marem@thundersoft.com<text:tab/>E2<text:tab/>25/11/2019<text:tab/>Active<text:tab/>9822561470<text:tab/>SIVARAM KUPPA <text:s text:c="2"/>[0210110]<text:tab/>VIJAY KRISHNA NIVARTHI <text:s text:c="2"/>[0210212]<text:tab/>C - DS -OS <text:s text:c="2"/>GIT <text:s/>ADB Python Perl<text:tab/>Visteon Audio<text:tab/>\n</text:p>
      <text:p text:style-name="P1">210166<text:tab/>ZAMBRAE ASHLESHA CHANDRAGUPT<text:tab/>F<text:tab/>ashlesha.zambre@thundersoft.com<text:tab/>E1<text:tab/>25/11/2019<text:tab/>Active<text:tab/>9822561471<text:tab/>SRIKANTH <text:soft-page-break/>CHATRADIPALLI <text:s text:c="2"/>[0210055]<text:tab/>Ravi Kumar Gupta <text:s/>[0210289]<text:tab/>C - DS -OS <text:s/>GIT <text:s/>ADB Python Modem Basics embedded concepts in DD<text:tab/>Team Change<text:tab/>\n</text:p>
      <text:p text:style-name="P1">210167<text:tab/>KALYANI POLEPEDDY<text:tab/>F<text:tab/>kalyani.polepeddy@thundersoft.com<text:tab/>E5<text:tab/>25/11/2019<text:tab/>Active<text:tab/>9822561472<text:tab/>SIVARAM KUPPA <text:s text:c="2"/>[0210110]<text:tab/>SOUMYA RANJAN SUTAR <text:s text:c="2"/>[0210169]<text:tab/>C - DS -OS <text:s text:c="2"/>GIT<text:tab/>QC-HYD<text:tab/>\n</text:p>
      <text:p text:style-name="P1">210168<text:tab/>BOLISETTY HEMALATHA<text:tab/>F<text:tab/>hemalatha.bolisetty@thundersoft.com<text:tab/>E1<text:tab/>27/11/2019<text:tab/>Active<text:tab/>9822561473<text:tab/>Ravi Kumar Gupta <text:s/>[0210289]<text:tab/>KALYANI POLEPEDDY <text:s text:c="2"/>[0210167]<text:tab/>C - DS -OS <text:s text:c="2"/>GIT<text:tab/>QC-HYD<text:tab/>\n</text:p>
      <text:p text:style-name="P1">210169<text:tab/>SOUMYA RANJAN SUTAR<text:tab/>F<text:tab/>soumya.sutar@thundersoft.com<text:tab/>E5<text:tab/>02/12/2019<text:tab/>Active<text:tab/>9822561474<text:tab/>VIJAY KRISHNA NIVARTHI <text:s text:c="2"/>[0210212]<text:tab/>FARIDA M <text:s text:c="2"/>[0210179]<text:tab/>C - DS -OS <text:s/>Basic LDD GIT <text:s/>Audio<text:tab/>Onboarded<text:tab/>\n</text:p>
      <text:p text:style-name="P1">210171<text:tab/>KARNATI NAGESWARA REDDY<text:tab/>F<text:tab/>nageswara.karnati@thundersoft.com<text:tab/>E5<text:tab/>12/12/2019<text:tab/>Active<text:tab/>9822561475<text:tab/>SUDHARANI PILLAI <text:s/>[014121]<text:tab/>VAGEESWARI PANCHAGNULA <text:s text:c="2"/>[0210151]<text:tab/>C - DS -OS <text:s/>GIT<text:tab/>Team Change<text:tab/>\n</text:p>
      <text:p text:style-name="P1">210172<text:tab/>ALEKHYA DYAVANAPELLY<text:tab/>M<text:tab/>alekhya.dyavanapelly@thundersoft.com<text:tab/>E1<text:tab/>01/10/2020<text:tab/>Resignation<text:tab/>9822561476<text:tab/>SRIKANTH CHATRADIPALLI <text:s text:c="2"/>[0210055]<text:tab/>KARNATI NAGESWARA REDDY [0210171]<text:tab/>C - DS -OS <text:s/>GIT<text:tab/>QC-HYD<text:tab/>\n</text:p>
      <text:p text:style-name="P1">210174<text:tab/>BOLISETTI SIRILAKSHMI<text:tab/>F<text:tab/>sirilakshmi.bolisetti@thundersoft.com<text:tab/>E1<text:tab/>23/12/2019<text:tab/>Active<text:tab/>9822561477<text:tab/>FARIDA M <text:s text:c="2"/>[0210179]<text:tab/>SIVARAM KUPPA <text:s text:c="2"/>[0210110]<text:tab/>C - DS -OS <text:s/>GIT<text:tab/>TEAM CHANGE<text:tab/>\n</text:p>
      <text:p text:style-name="P1">210175<text:tab/>MATTA JAYARAM<text:tab/>M<text:tab/>jayaram.matta@thundersoft.com<text:tab/>E3<text:tab/>26/12/2019<text:tab/>Resignation<text:tab/>9822561478<text:tab/>BALARAMU NAIDU <text:s text:c="2"/>[0210058]<text:tab/>AKELLA PRASANNA KUMAR [0210108]<text:tab/>C - DS -OS <text:s/>ADB GIT Basic LDD<text:tab/>QC-HYD<text:tab/>\n</text:p>
      <text:p text:style-name="P1">210176<text:tab/>KARNEKOTA SATISH KUMAR<text:tab/>M<text:tab/>satish.karnekota@thundersoft.com<text:tab/>E2<text:tab/>26/12/2019<text:tab/>Resignation<text:tab/>9822561479<text:tab/>DURYODANULA ANIL KUMAR <text:s text:c="2"/>[0210088]<text:tab/>DURYODANULA ANIL KUMAR <text:s text:c="2"/>[0210088]<text:tab/>C - DS -OS <text:s/>GIT<text:tab/>QC-HYD<text:tab/>\n</text:p>
      <text:p text:style-name="P1">210177<text:tab/>CHAITANYA SWAROOP JUTURI<text:tab/>M<text:tab/>chaitanya.juturi@thundersoft.com<text:tab/>E2<text:tab/>02/01/2020<text:tab/>Active<text:tab/>9822561480<text:tab/>SRIKANTH CHATRADIPALLI <text:s text:c="2"/>[0210055]<text:tab/>BALARAMU NAIDU <text:s text:c="2"/>[0210058]<text:tab/>C - DS -OS <text:s/>GIT<text:tab/>Bench<text:tab/>\n</text:p>
      <text:p text:style-name="P1">210178<text:tab/>NEERAJ KUMAR<text:tab/>M<text:tab/>neeraj.kumar@thundersoft.com<text:tab/>E3<text:tab/>02/01/2020<text:tab/>Resignation<text:tab/>9822561481<text:tab/>SUDHARANI PILLAI <text:s/>[014121]<text:tab/>FARIDA M <text:s text:c="2"/>[0210179]<text:tab/>C - DS -OS <text:s/>GIT<text:tab/>Visteon Audio<text:tab/>\n</text:p>
      <text:p text:style-name="P1">210179<text:tab/>FARIDA M<text:tab/>F<text:tab/>farida.m@thundersoft.com<text:tab/>E3<text:tab/>03/01/2020<text:tab/>Active<text:tab/>9822561482<text:tab/>AKELLA PRASANNA KUMAR [0210108]<text:tab/>SIVARAM KUPPA <text:s text:c="2"/>[0210110]<text:tab/>C - DS -OS ADB GIT Basic LDD Audio<text:tab/>Bench<text:tab/>\n</text:p>
      <text:p text:style-name="P1">210180<text:tab/>POLISETTY TEJASWI<text:tab/>F<text:tab/>tejaswi.polisetty@thundersoft.com<text:tab/>E6<text:tab/>06/01/2020<text:tab/>Resignation<text:tab/>9822561483<text:tab/>DURYODANULA ANIL KUMAR <text:s text:c="2"/>[0210088]<text:tab/>DURYODANULA ANIL KUMAR <text:s text:c="2"/>[0210088]<text:tab/>C - DS -OS <text:s/>GIT<text:tab/>QC-HYD<text:tab/>\n</text:p>
      <text:p text:style-name="P1">210182<text:tab/>PHANIDAPU NAGA VARA PRASAD<text:tab/>M<text:tab/>varaprasad.naga@thundersoft.com<text:tab/>E1<text:tab/>20/01/2020<text:tab/>Active<text:tab/>9822561484<text:tab/>PRAVEEN KUMAR MOPARTHI <text:s text:c="2"/>[0210129]<text:tab/>BALARAMU NAIDU <text:s text:c="2"/>[0210058]<text:tab/>C - DS -OS <text:s/>GIT<text:tab/>Bench<text:tab/>\n</text:p>
      <text:p text:style-name="P1">210183<text:tab/>DANGETI SHANMUKHA SURESH<text:tab/>M<text:tab/>dangeti.suresh@thundersoft.com<text:tab/>E2<text:tab/>20/01/2020<text:tab/>Active<text:tab/>9822561485<text:tab/>SOUMYA RANJAN SUTAR <text:s text:c="2"/>[0210169]<text:tab/>BATHULA TULASI MAHALAKSHMI <text:s/>[0210317]<text:tab/>C - DS -OS <text:s/>ADB GIT Basic LDD Camera<text:tab/>Micron<text:tab/>\n</text:p>
      <text:p text:style-name="P1">210184<text:tab/>ANKUR TYAGI<text:tab/>M<text:tab/>ankur@thundersoft.com<text:tab/>E5<text:tab/>20/01/2020<text:tab/>Active<text:tab/>9822561486<text:tab/>SUDHARANI PILLAI <text:s/>[014121]<text:tab/>FARIDA M <text:s text:c="2"/>[0210179]<text:tab/>C - DS -OS <text:s/>GIT<text:tab/>Visteon Audio<text:tab/>\n</text:p>
      <text:p text:style-name="P1"><text:soft-page-break/>210186<text:tab/>DADAGOUDA BIRADAR<text:tab/>M<text:tab/>biradar.dadagouda@thundersoft.com<text:tab/>E4<text:tab/>05/02/2020<text:tab/>Resignation<text:tab/>9822561487<text:tab/>SUDHARANI PILLAI <text:s/>[014121]<text:tab/>VAGEESWARI PANCHAGNULA <text:s text:c="2"/>[0210151]<text:tab/>C - DS -OS <text:s/>GIT<text:tab/>Resigned<text:tab/>\n</text:p>
      <text:p text:style-name="P1">210187<text:tab/>ANURADHA BATHINA<text:tab/>F<text:tab/>battina.anuradha@thundersoft.com<text:tab/>E3<text:tab/>05/02/2020<text:tab/>Active<text:tab/>9822561488<text:tab/>TELLAPATI REDDAIAH <text:s text:c="2"/>[0210154]<text:tab/>BALARAMU NAIDU <text:s text:c="2"/>[0210058]<text:tab/>C - DS -OS <text:s/>Basic LDD Audio Video<text:tab/>Mavenir<text:tab/>\n</text:p>
      <text:p text:style-name="P1">210188<text:tab/>MAREPALLY SANDEEP REDDY<text:tab/>M<text:tab/>marepally.sandeep@thundersoft.com<text:tab/>E1<text:tab/>10/02/2020<text:tab/>Resignation<text:tab/>9822561489<text:tab/>SOUMYA RANJAN SUTAR <text:s text:c="2"/>[0210169]<text:tab/>AKELLA PRASANNA KUMAR [0210108]<text:tab/>C - DS -OS <text:s/>Basic LDD <text:s/>Audio<text:tab/>Micron<text:tab/>\n</text:p>
      <text:p text:style-name="P1">210189<text:tab/>CHINTALA YOUGHANDHAR<text:tab/>M<text:tab/>youghandhar.chintala@thundersoft.com<text:tab/>E3<text:tab/>12/02/2020<text:tab/>Active<text:tab/>9822561490<text:tab/>BALARAMU NAIDU <text:s text:c="2"/>[0210058]<text:tab/>KALYANI POLEPEDDY <text:s text:c="2"/>[0210167]<text:tab/>C - DS -OS <text:s/>Basic LDD<text:tab/>QC-HYD<text:tab/>\n</text:p>
      <text:p text:style-name="P1">210190<text:tab/>DUMPETI SATHISH KUMAR<text:tab/>F<text:tab/>dumpeti.sathish@thundersoft.com<text:tab/>E3<text:tab/>17/02/2020<text:tab/>Resignation<text:tab/>9822561491<text:tab/>KARNATI NAGESWARA REDDY [0210171]<text:tab/>FARIDA M <text:s text:c="2"/>[0210179]<text:tab/>C - DS -OS <text:s/>Basic LDD <text:s/>Audio<text:tab/>Team Change<text:tab/>\n</text:p>
      <text:p text:style-name="P1">210193<text:tab/>KASI NAGESH GOPARAJU<text:tab/>M<text:tab/>kasi.nagesh@thundersoft.com<text:tab/>E3<text:tab/>18/03/2020<text:tab/>Active<text:tab/>9822561492<text:tab/>BATHULA TULASI MAHALAKSHMI <text:s/>[0210317]<text:tab/>SACHIN BHAYARE <text:s text:c="2"/>[0210001]<text:tab/>C - DS -OS <text:s/>Jenkins Pyth Perl B&amp;I<text:tab/>Mavenir<text:tab/>\n</text:p>
      <text:p text:style-name="P1">210194<text:tab/>SIDDALINGESH KOOSALAPUR<text:tab/>M<text:tab/>siddalingesh.k@thundersoft.com<text:tab/>E3<text:tab/>02/04/2020<text:tab/>Active<text:tab/>9822561493<text:tab/>KARNATI NAGESWARA REDDY [0210171]<text:tab/>KALYANI POLEPEDDY <text:s text:c="2"/>[0210167]<text:tab/>C - DS -OS <text:s/>Basic LDD<text:tab/>QC-HYD<text:tab/>\n</text:p>
      <text:p text:style-name="P1">210195<text:tab/>RAMA GOWTHAM MANDAPATI<text:tab/>M<text:tab/>gowtham.mandapati@thundersoft.com<text:tab/>E5<text:tab/>20/04/2020<text:tab/>Active<text:tab/>9822561494<text:tab/>ANURADHA KORRAPATI <text:s text:c="2"/>[0210002]<text:tab/>AKELLA PRASANNA KUMAR [0210108]<text:tab/>C - DS -OS <text:s/>Basic LDD <text:s/>BSP<text:tab/>QC-HYD<text:tab/>\n</text:p>
      <text:p text:style-name="P1">210196<text:tab/>GUNTA VENKATA PHANENDRA<text:tab/>M<text:tab/>phanendra.gunta@thundersoft.com<text:tab/>E1<text:tab/>21/04/2020<text:tab/>Resignation<text:tab/>9822561495<text:tab/>RAJ KUMAR THAVTI <text:s/>[0210298]<text:tab/>FARIDA M <text:s text:c="2"/>[0210179]<text:tab/>C - DS -OS <text:s/>Basic LDD<text:tab/>Micron<text:tab/>\n</text:p>
      <text:p text:style-name="P1">210197<text:tab/>MOHAMMAD JOHNY SHAIK<text:tab/>M<text:tab/>johny.shaik@thundersoft.com<text:tab/>E3<text:tab/>23/04/2020<text:tab/>Active<text:tab/>9822561496<text:tab/>SIVARAM KUPPA <text:s text:c="2"/>[0210110]<text:tab/>DURYODANULA ANIL KUMAR <text:s text:c="2"/>[0210088]<text:tab/>C - DS -OS <text:s/>Basic LDD<text:tab/>QC-HYD<text:tab/>\n</text:p>
      <text:p text:style-name="P1">210198<text:tab/>ABHILASH KUMAR S<text:tab/>M<text:tab/>abhilash.kumar@thundersoft.com<text:tab/>E3<text:tab/>04/05/2020<text:tab/>Active<text:tab/>9822561497<text:tab/>KARNATI NAGESWARA REDDY [0210171]<text:tab/>BATHULA TULASI MAHALAKSHMI <text:s/>[0210317]<text:tab/>C - DS -OS <text:s/>Basic LDD Audio Video<text:tab/>Visteon Audio<text:tab/>\n</text:p>
      <text:p text:style-name="P1">210199<text:tab/>VARUN HS<text:tab/>M<text:tab/>varun.hs@thundersoft.com<text:tab/>E1<text:tab/>12/05/2020<text:tab/>Resignation<text:tab/>9822561498<text:tab/>MONIKA ALEKHYA BOMMISETTI <text:s text:c="2"/>[0210149]<text:tab/>BALARAMU NAIDU <text:s text:c="2"/>[0210058]<text:tab/>C - DS -OS <text:s/>Basic LDD <text:s/>Audio<text:tab/>Onboarded<text:tab/>\n</text:p>
      <text:p text:style-name="P1">210200<text:tab/>VENKATARAMAN NERELLAPALLI<text:tab/>M<text:tab/>venkataraman@thundersoft.com<text:tab/>E5<text:tab/>20/05/2020<text:tab/>Resignation<text:tab/>9822561499<text:tab/>AKELLA PRASANNA KUMAR [0210108]<text:tab/>BATHULA TULASI MAHALAKSHMI <text:s/>[0210317]<text:tab/>C - DS -OS <text:s/>Basic LDD<text:tab/>Visteon Audio<text:tab/>\n</text:p>
      <text:p text:style-name="P1">210201<text:tab/>KAVYA CHANDRAN<text:tab/>F<text:tab/>kavya.chandran@thundersoft.com<text:tab/>E2<text:tab/>08/06/2020<text:tab/>Active<text:tab/>9822561500<text:tab/>SRIKANTH CHATRADIPALLI <text:s text:c="2"/>[0210055]<text:tab/>KALYANI POLEPEDDY <text:s text:c="2"/>[0210167]<text:tab/>C - DS -OS <text:s/>Basic LDD <text:s/>Audio<text:tab/>QC-HYD<text:tab/>\n</text:p>
      <text:p text:style-name="P1"><text:soft-page-break/>210202<text:tab/>SAIRAM BANDIKANTI<text:tab/>M<text:tab/>sairam.bandikanti@thundersoft.com<text:tab/>E1<text:tab/>15/06/2020<text:tab/>Active<text:tab/>9822561501<text:tab/>MONIKA ALEKHYA BOMMISETTI <text:s text:c="2"/>[0210149]<text:tab/>SACHIN BHAYARE <text:s text:c="2"/>[0210001]<text:tab/>C - DS -OS <text:s/>Jenkins Pyth Perl B&amp;I<text:tab/>QC-HYD<text:tab/>\n</text:p>
      <text:p text:style-name="P1">210203<text:tab/>ANIRUDH GUDIPATI<text:tab/>M<text:tab/>anirudh.gudipati@thundersoft.com<text:tab/>E5<text:tab/>15/06/2020<text:tab/>Active<text:tab/>9822561502<text:tab/>ANURADHA KORRAPATI <text:s text:c="2"/>[0210002]<text:tab/>FARIDA M <text:s text:c="2"/>[0210179]<text:tab/>C - DS -OS <text:s/>Basic LDD<text:tab/>QC-HYD<text:tab/>\n</text:p>
      <text:p text:style-name="P1">210204<text:tab/>AKETI SRIRAM KUMAR<text:tab/>M<text:tab/>sriram.aketi@thundersoft.com<text:tab/>E1<text:tab/>13/07/2020<text:tab/>Resignation<text:tab/>9822561503<text:tab/>SIVARAM KUPPA <text:s text:c="2"/>[0210110]<text:tab/>VAGEESWARI PANCHAGNULA <text:s text:c="2"/>[0210151]<text:tab/>C - DS -OS <text:s/>Basic LDD <text:s/>BSP<text:tab/>Mavenir<text:tab/>\n</text:p>
      <text:p text:style-name="P1">210205<text:tab/>HARISH VIYYAPU<text:tab/>M<text:tab/>viyyapu.harish@thundersoft.com<text:tab/>E2<text:tab/>14/08/2020<text:tab/>Resignation<text:tab/>9822561504<text:tab/>CHINTALA YOUGHANDHAR <text:s text:c="2"/>[0210189]<text:tab/>KALYANI POLEPEDDY <text:s text:c="2"/>[0210167]<text:tab/>C - DS -OS <text:s/>Basic LDD<text:tab/>Visteon Audio<text:tab/>\n</text:p>
      <text:p text:style-name="P1">210206<text:tab/>NARAYANA MURTHY NAIDU<text:tab/>M<text:tab/>narayana.naidu@thundersoft.com<text:tab/>E1<text:tab/>01/09/2020<text:tab/>Active<text:tab/>9822561505<text:tab/>SIVARAM KUPPA <text:s text:c="2"/>[0210110]<text:tab/>AKELLA PRASANNA KUMAR [0210108]<text:tab/>C - DS -OS <text:s/>Basic LDD<text:tab/>Micron<text:tab/>\n</text:p>
      <text:p text:style-name="P1">210208<text:tab/>SOMALA JAYA DEEPIKA<text:tab/>F<text:tab/>deepika.somala@thundersoft.com<text:tab/>E1<text:tab/>21/09/2020<text:tab/>Active<text:tab/>9822561506<text:tab/>ASISH RANJAN MUNI <text:s text:c="2"/>[0210100]<text:tab/>SACHIN BHAYARE <text:s text:c="2"/>[0210001]<text:tab/>C - DS -OS <text:s/>GIT ADB Python<text:tab/>QC-HYD<text:tab/>\n</text:p>
      <text:p text:style-name="P1">210209<text:tab/>SAIPRASAD PASCHAPUR<text:tab/>M<text:tab/>saiprasad.paschapur@thundersoft.com<text:tab/>E1<text:tab/>28/09/2020<text:tab/>Active<text:tab/>9822561507<text:tab/>ASISH RANJAN MUNI <text:s text:c="2"/>[0210100]<text:tab/>DURYODANULA ANIL KUMAR <text:s text:c="2"/>[0210088]<text:tab/>C - DS -OS <text:s/>GIT<text:tab/>QC-HYD<text:tab/>\n</text:p>
      <text:p text:style-name="P1">210210<text:tab/>KOMMANA YASHWANT<text:tab/>M<text:tab/>yashwant.kommana@thundersoft.com<text:tab/>E2<text:tab/>14/10/2020<text:tab/>Active<text:tab/>9822561508<text:tab/>BATHULA TULASI MAHALAKSHMI <text:s/>[0210317]<text:tab/>BALARAMU NAIDU <text:s text:c="2"/>[0210058]<text:tab/>C - DS -OS <text:s/>GIT <text:s/>ADB Python<text:tab/>Team Change<text:tab/>\n</text:p>
      <text:p text:style-name="P1">210211<text:tab/>SEGIREDDY RANGA NAGESWARA REDDY<text:tab/>M<text:tab/>ranga.nageswar@thundersoft.com<text:tab/>E1<text:tab/>21/10/2020<text:tab/>Resignation<text:tab/>9822561509<text:tab/>ASISH RANJAN MUNI <text:s text:c="2"/>[0210100]<text:tab/>VAGEESWARI PANCHAGNULA <text:s text:c="2"/>[0210151]<text:tab/>C - DS -OS <text:s text:c="2"/>GIT <text:s/>ADB Python Perl<text:tab/>Onboarded<text:tab/>\n</text:p>
      <text:p text:style-name="P1">210212<text:tab/>VIJAY KRISHNA NIVARTHI<text:tab/>M<text:tab/>vijay.krishna@thundersoft.com<text:tab/>E5<text:tab/>21/10/2020<text:tab/>Active<text:tab/>9822561510<text:tab/>SUDHARANI PILLAI <text:s/>[014121]<text:tab/>FARIDA M <text:s text:c="2"/>[0210179]<text:tab/>C - DS -OS <text:s/>GIT <text:s/>ADB Python Modem Basics embedded concepts in DD<text:tab/>QC-HYD<text:tab/>\n</text:p>
      <text:p text:style-name="P1">210213<text:tab/>DEVARAPALLI HARIPRIYANKA<text:tab/>F<text:tab/>haripriyanka.devarapalli@thundersoft.com<text:tab/>E1<text:tab/>16/02/2021<text:tab/>Active<text:tab/>9822561511<text:tab/>BABJI DUGGIRALA <text:s text:c="2"/>[0210128]<text:tab/>SACHIN BHAYARE <text:s text:c="2"/>[0210001]<text:tab/>C - DS -OS <text:s text:c="2"/>GIT<text:tab/>Mavenir<text:tab/>\n</text:p>
      <text:p text:style-name="P1">210214<text:tab/>SABEENA DILSHAD<text:tab/>F<text:tab/>sabeena.dilshad@thundersoft.com<text:tab/>E1<text:tab/>16/02/2021<text:tab/>Active<text:tab/>9822561512<text:tab/>PRAVEEN KUMAR MOPARTHI <text:s text:c="2"/>[0210129]<text:tab/>DURYODANULA ANIL KUMAR <text:s text:c="2"/>[0210088]<text:tab/>C - DS -OS <text:s text:c="2"/>GIT<text:tab/>QC-HYD<text:tab/>\n</text:p>
      <text:p text:style-name="P1">210215<text:tab/>SIVAPARVATHI CHINTHANABOYINA<text:tab/>F<text:tab/>sivaparvathi.c@thundersoft.com<text:tab/>E2<text:tab/>29/10/2020<text:tab/>Resignation<text:tab/>9822561513<text:tab/>DURYODANULA ANIL KUMAR <text:s text:c="2"/>[0210088]<text:tab/>SRIKANTH CHATRADIPALLI <text:s text:c="2"/>[0210055]<text:tab/>C - DS -OS <text:s/>Basic LDD GIT <text:s/>Audio<text:tab/>Visteon Audio<text:tab/>\n</text:p>
      <text:p text:style-name="P1">210218<text:tab/>JYOTHSNA JINAGA<text:tab/>F<text:tab/>jyothsna.jinaga@thundersoft.com<text:tab/>E1<text:tab/>16/02/2021<text:tab/>Active<text:tab/>9822561514<text:tab/>SRIKANTH CHATRADIPALLI <text:s text:c="2"/>[0210055]<text:tab/>SACHIN BHAYARE <text:s text:c="2"/>[0210001]<text:tab/>C - DS -OS <text:s/>GIT<text:tab/>Team Change<text:tab/>\n</text:p>
      <text:p text:style-name="P1">210219<text:tab/>SIBIN BALAKRISHNAN<text:tab/>M<text:tab/>sibin.b@thundersoft.com<text:tab/>E3<text:tab/>09/11/2020<text:tab/>Termination<text:tab/>9822561515<text:tab/>SACHIN BHAYARE <text:s text:c="2"/>[0210001]<text:tab/>MAHENDER MUDUPU <text:s text:c="2"/>[0210031]<text:tab/>C - DS -OS <text:s/>GIT<text:tab/>QC-HYD<text:tab/>\n</text:p>
      <text:p text:style-name="P1"><text:soft-page-break/>210220<text:tab/>KHUSHAL BAWANKAR<text:tab/>M<text:tab/>khushal.bawankar@thundersoft.com<text:tab/>E2<text:tab/>06/01/2021<text:tab/>Active<text:tab/>9822561516<text:tab/>MAHENDER MUDUPU <text:s text:c="2"/>[0210031]<text:tab/>VIKAS REDDY <text:s text:c="2"/>[0210022]<text:tab/>C - DS -OS <text:s/>GIT<text:tab/>QC-HYD<text:tab/>\n</text:p>
      <text:p text:style-name="P1">210221<text:tab/>BHARATH N<text:tab/>M<text:tab/>bharath.n@thundersoft.com<text:tab/>E2<text:tab/>06/01/2021<text:tab/>Active<text:tab/>9822561517<text:tab/>VIKAS REDDY <text:s text:c="2"/>[0210022]<text:tab/>KARNATI NAGESWARA REDDY [0210171]<text:tab/>C - DS -OS <text:s/>ADB GIT Basic LDD<text:tab/>Onboarded<text:tab/>\n</text:p>
      <text:p text:style-name="P1">210222<text:tab/>KAYNAT PANWALA<text:tab/>M<text:tab/>kaynat.panwala@thundersoft.com<text:tab/>E1<text:tab/>18/01/2021<text:tab/>Active<text:tab/>9822561518<text:tab/>KARNATI NAGESWARA REDDY [0210171]<text:tab/>KARNATI NAGESWARA REDDY [0210171]<text:tab/>C - DS -OS <text:s/>GIT<text:tab/>Team Change<text:tab/>\n</text:p>
      <text:p text:style-name="P1">210223<text:tab/>SUSHIL S HIREMATH<text:tab/>M<text:tab/>sushil.hiremath@thundersoft.com<text:tab/>E3<text:tab/>18/01/2021<text:tab/>Resignation<text:tab/>9822561519<text:tab/>KARNATI NAGESWARA REDDY [0210171]<text:tab/>ANURADHA KORRAPATI <text:s text:c="2"/>[0210002]<text:tab/>C - DS -OS <text:s/>GIT<text:tab/>QC-HYD<text:tab/>\n</text:p>
      <text:p text:style-name="P1">210225<text:tab/>CHINTALA VANAJA<text:tab/>F<text:tab/>vanaja.chintala@thundersoft.com<text:tab/>E4<text:tab/>22/02/2021<text:tab/>Active<text:tab/>9822561520<text:tab/>ANURADHA KORRAPATI <text:s text:c="2"/>[0210002]<text:tab/>SIVARAM KUPPA <text:s text:c="2"/>[0210110]<text:tab/>C - DS -OS <text:s/>GIT<text:tab/>TEAM CHANGE<text:tab/>\n</text:p>
      <text:p text:style-name="P1">210226<text:tab/>VANGANUR SUJITH KUMAR REDDY<text:tab/>M<text:tab/>sujith.vanganur@thundersoft.com<text:tab/>E1<text:tab/>24/02/2021<text:tab/>Resignation<text:tab/>9822561521<text:tab/>SIVARAM KUPPA <text:s text:c="2"/>[0210110]<text:tab/>AKELLA PRASANNA KUMAR [0210108]<text:tab/>C - DS -OS ADB GIT Basic LDD Audio<text:tab/>QC-HYD<text:tab/>\n</text:p>
      <text:p text:style-name="P1">210227<text:tab/>SABEER HUSSAIN MOHAMMAD<text:tab/>M<text:tab/>sabeer.hussain@thundersoft.com<text:tab/>E3<text:tab/>26/02/2021<text:tab/>Resignation<text:tab/>9822561522<text:tab/>AKELLA PRASANNA KUMAR [0210108]<text:tab/>SRIKANTH CHATRADIPALLI <text:s text:c="2"/>[0210055]<text:tab/>C - DS -OS <text:s/>Basic LDD Audio Video<text:tab/>QC-HYD<text:tab/>\n</text:p>
      <text:p text:style-name="P1">210228<text:tab/>S DEIVA GANESAN<text:tab/>M<text:tab/>ganesan.deiva@thundersoft.com<text:tab/>E1<text:tab/>08/03/2021<text:tab/>Active<text:tab/>9822561523<text:tab/>SRIKANTH CHATRADIPALLI <text:s text:c="2"/>[0210055]<text:tab/>SIDDALINGESH KOOSALAPUR <text:s text:c="2"/>[0210194]<text:tab/>C - DS -OS <text:s/>Basic LDD <text:s/>Audio<text:tab/>Bench<text:tab/>\n</text:p>
      <text:p text:style-name="P1">210229<text:tab/>Akshay V Bhosale<text:tab/>M<text:tab/>akshay.bhosale@thundersoft.com<text:tab/>E2<text:tab/>08/03/2021<text:tab/>Resignation<text:tab/>9822561524<text:tab/>SIDDALINGESH KOOSALAPUR <text:s text:c="2"/>[0210194]<text:tab/>DURYODANULA ANIL KUMAR <text:s text:c="2"/>[0210088]<text:tab/>C - DS -OS <text:s/>Basic LDD<text:tab/>Visteon Audio<text:tab/>\n</text:p>
      <text:p text:style-name="P1">210230<text:tab/>JANAKIRAMAN<text:tab/>M<text:tab/>janakiraman.s@thundersoft.com<text:tab/>E2<text:tab/>23/08/2021<text:tab/>Active<text:tab/>9822561525<text:tab/>DURYODANULA ANIL KUMAR <text:s text:c="2"/>[0210088]<text:tab/>CHINTALA YOUGHANDHAR <text:s text:c="2"/>[0210189]<text:tab/>C - DS -OS <text:s/>Basic LDD <text:s/>Audio<text:tab/>Bench<text:tab/>\n</text:p>
      <text:p text:style-name="P1">210231<text:tab/>GOPU AKHILA<text:tab/>M<text:tab/>akhila.gopu@thundersoft.com<text:tab/>E2<text:tab/>11/03/2021<text:tab/>Resignation<text:tab/>9822561526<text:tab/>CHINTALA YOUGHANDHAR <text:s text:c="2"/>[0210189]<text:tab/>VAGEESWARI PANCHAGNULA <text:s text:c="2"/>[0210151]<text:tab/>C - DS -OS <text:s/>Jenkins Pyth Perl B&amp;I<text:tab/>QC-HYD<text:tab/>\n</text:p>
      <text:p text:style-name="P1">210233<text:tab/>VIGNAN POGU<text:tab/>M<text:tab/>vignan.pogu@thundersoft.com<text:tab/>E6<text:tab/>12/04/2021<text:tab/>Termination<text:tab/>9822561527<text:tab/>VAGEESWARI PANCHAGNULA <text:s text:c="2"/>[0210151]<text:tab/>SRIKANTH CHATRADIPALLI <text:s text:c="2"/>[0210055]<text:tab/>C - DS -OS <text:s/>Basic LDD<text:tab/>Bench<text:tab/>\n</text:p>
      <text:p text:style-name="P1">210234<text:tab/>GELLI SRAVANTHI<text:tab/>F<text:tab/>sravanthi.gelli@thundersoft.com<text:tab/>E2<text:tab/>10/05/2021<text:tab/>Active<text:tab/>9822561528<text:tab/>SRIKANTH CHATRADIPALLI <text:s text:c="2"/>[0210055]<text:tab/>AKELLA PRASANNA KUMAR [0210108]<text:tab/>C - DS -OS <text:s/>Basic LDD <text:s/>BSP<text:tab/>Micron<text:tab/>\n</text:p>
      <text:p text:style-name="P1">210235<text:tab/>NAVEEN NARASIMHA M<text:tab/>M<text:tab/>naveen.narasimha@thundersoft.com<text:tab/>E3<text:tab/>17/05/2021<text:tab/>Active<text:tab/>9822561529<text:tab/>AKELLA PRASANNA KUMAR [0210108]<text:tab/>DURYODANULA ANIL KUMAR <text:s text:c="2"/>[0210088]<text:tab/>C - DS -OS <text:s/>Basic LDD<text:tab/>Visteon Audio<text:tab/>\n</text:p>
      <text:p text:style-name="P1">210237<text:tab/>DAMERLA HIMA NAGA SRAVYA SREE<text:tab/>F<text:tab/>sravya.damerla@thundersoft.com<text:tab/>E1<text:tab/>31/05/2021<text:tab/>Resignation<text:tab/>9822561530<text:tab/>DURYODANULA ANIL KUMAR <text:s text:c="2"/><text:soft-page-break/>[0210088]<text:tab/>AKELLA PRASANNA KUMAR [0210108]<text:tab/>C - DS -OS <text:s/>Basic LDD<text:tab/>Resigned<text:tab/>\n</text:p>
      <text:p text:style-name="P1">210238<text:tab/>Amit shivsamab Kasnale<text:tab/>M<text:tab/>amit.kasnale@thundersoft.com<text:tab/>E1<text:tab/>07/06/2021<text:tab/>Resignation<text:tab/>9822561531<text:tab/>AKELLA PRASANNA KUMAR [0210108]<text:tab/>DURYODANULA ANIL KUMAR <text:s text:c="2"/>[0210088]<text:tab/>C - DS -OS <text:s/>GIT ADB Python<text:tab/>Mavenir<text:tab/>\n</text:p>
      <text:p text:style-name="P1">210239<text:tab/>K HITESH REDDY<text:tab/>M<text:tab/>hitesh.kanala@thundersoft.com<text:tab/>E6<text:tab/>07/06/2021<text:tab/>Resignation<text:tab/>9822561532<text:tab/>DURYODANULA ANIL KUMAR <text:s text:c="2"/>[0210088]<text:tab/>BATHULA TULASI MAHALAKSHMI <text:s/>[0210317]<text:tab/>C - DS -OS <text:s/>GIT<text:tab/>Micron<text:tab/>\n</text:p>
      <text:p text:style-name="P1">210240<text:tab/>Gajanan Shridhar Bhat<text:tab/>M<text:tab/>gajanan.bhat@thundersoft.com<text:tab/>E1<text:tab/>07/06/2021<text:tab/>Active<text:tab/>9822561533<text:tab/>BATHULA TULASI MAHALAKSHMI <text:s/>[0210317]<text:tab/>VIKAS REDDY <text:s text:c="2"/>[0210022]<text:tab/>C - DS -OS <text:s/>GIT <text:s/>ADB Python<text:tab/>QC-HYD<text:tab/>\n</text:p>
      <text:p text:style-name="P1">210242<text:tab/>KRISHNAKRIPA P H<text:tab/>F<text:tab/>krishnakripa.ph@thundersoft.com<text:tab/>E1<text:tab/>10/06/2021<text:tab/>Active<text:tab/>9822561534<text:tab/>VIKAS REDDY <text:s text:c="2"/>[0210022]<text:tab/>Ashok Phour <text:s/>[0210309]<text:tab/>C - DS -OS <text:s text:c="2"/>GIT <text:s/>ADB Python Perl<text:tab/>Team Change<text:tab/>\n</text:p>
      <text:p text:style-name="P1">210243<text:tab/>KODIMALA SATISH REDDY<text:tab/>M<text:tab/>satishreddy.kodimala@thundersoft.com<text:tab/>E2<text:tab/>14/06/2021<text:tab/>Active<text:tab/>9822561535<text:tab/>Ashok Phour <text:s/>[0210309]<text:tab/>VIKAS REDDY <text:s text:c="2"/>[0210022]<text:tab/>C - DS -OS <text:s/>GIT <text:s/>ADB Python Modem Basics embedded concepts in DD<text:tab/>Mavenir<text:tab/>\n</text:p>
      <text:p text:style-name="P1">210245<text:tab/>VAIBHAV RANJAN LAWANDE<text:tab/>M<text:tab/>vaibhav.lawande@thundersoft.com<text:tab/>E2<text:tab/>21/06/2021<text:tab/>Active<text:tab/>9822561536<text:tab/>VIKAS REDDY <text:s text:c="2"/>[0210022]<text:tab/>SRIKANTH CHATRADIPALLI <text:s text:c="2"/>[0210055]<text:tab/>C - DS -OS <text:s text:c="2"/>GIT<text:tab/>QC-HYD<text:tab/>\n</text:p>
      <text:p text:style-name="P1">210246<text:tab/>Arvind Kumar Panchal<text:tab/>M<text:tab/>arvind.panchal@thundersoft.com<text:tab/>E1<text:tab/>28/06/2021<text:tab/>Resignation<text:tab/>9822561537<text:tab/>SRIKANTH CHATRADIPALLI <text:s text:c="2"/>[0210055]<text:tab/>VIJAY KRISHNA NIVARTHI <text:s text:c="2"/>[0210212]<text:tab/>C - DS -OS <text:s text:c="2"/>GIT<text:tab/>QC-HYD<text:tab/>\n</text:p>
      <text:p text:style-name="P1">210247<text:tab/>FARHANA<text:tab/>F<text:tab/>farhana.shaik@thundersoft.com<text:tab/>E2<text:tab/>28/06/2021<text:tab/>Active<text:tab/>9822561538<text:tab/>VIJAY KRISHNA NIVARTHI <text:s text:c="2"/>[0210212]<text:tab/>KARNATI NAGESWARA REDDY [0210171]<text:tab/>C - DS -OS <text:s/>Basic LDD GIT <text:s/>Audio<text:tab/>Micron<text:tab/>\n</text:p>
      <text:p text:style-name="P1">210248<text:tab/>GOBBURI DILEEP REDDY<text:tab/>M<text:tab/>dileep.gobburi@thundersoft.com<text:tab/>E2<text:tab/>29/06/2021<text:tab/>Active<text:tab/>9822561539<text:tab/>KARNATI NAGESWARA REDDY [0210171]<text:tab/>KALYANI POLEPEDDY <text:s text:c="2"/>[0210167]<text:tab/>C - DS -OS <text:s/>GIT<text:tab/>QC-HYD<text:tab/>\n</text:p>
      <text:p text:style-name="P1">210249<text:tab/>DIPA RAMESH MANTRE<text:tab/>F<text:tab/>dipa.mantre@thundersoft.com<text:tab/>E2<text:tab/>29/06/2021<text:tab/>Active<text:tab/>9822561540<text:tab/>KALYANI POLEPEDDY <text:s text:c="2"/>[0210167]<text:tab/>SOUMYA RANJAN SUTAR <text:s text:c="2"/>[0210169]<text:tab/>C - DS -OS <text:s/>GIT<text:tab/>Visteon Audio<text:tab/>\n</text:p>
      <text:p text:style-name="P1">210250<text:tab/>A SHIVA NIRANJAN<text:tab/>M<text:tab/>shiva.niranjan@thundersoft.com<text:tab/>E1<text:tab/>01/07/2021<text:tab/>Active<text:tab/>9822561541<text:tab/>SOUMYA RANJAN SUTAR <text:s text:c="2"/>[0210169]<text:tab/>SHANTHI SINDHU <text:s text:c="2"/>[0210030]<text:tab/>C - DS -OS <text:s/>GIT<text:tab/>Mavenir<text:tab/>\n</text:p>
      <text:p text:style-name="P1">210251<text:tab/>VETURI SAMEER<text:tab/>M<text:tab/>sameer.veturi@thundersoft.com<text:tab/>E1<text:tab/>01/07/2021<text:tab/>Resignation<text:tab/>9822561542<text:tab/>SHANTHI SINDHU <text:s text:c="2"/>[0210030]<text:tab/>SRIVALLI OGURI <text:s text:c="2"/>[0210023]<text:tab/>C - DS -OS <text:s/>ADB GIT Basic LDD<text:tab/>resigned<text:tab/>\n</text:p>
      <text:p text:style-name="P1">210253<text:tab/>PEYYALA ROSHINI<text:tab/>F<text:tab/>roshini.peyyala@thundersoft.com<text:tab/>E2<text:tab/>02/08/2021<text:tab/>Active<text:tab/>9822561543<text:tab/>SRIVALLI OGURI <text:s text:c="2"/>[0210023]<text:tab/>KALYANI POLEPEDDY <text:s text:c="2"/>[0210167]<text:tab/>C - DS -OS <text:s/>GIT<text:tab/>Visteon Audio<text:tab/>\n</text:p>
      <text:p text:style-name="P1">210254<text:tab/>HEGDE AKSHAY VINAYAKA<text:tab/>M<text:tab/>hegde.akshay@thundersoft.com<text:tab/>E2<text:tab/>02/08/2021<text:tab/>Active<text:tab/>9822561544<text:tab/>KALYANI POLEPEDDY <text:s text:c="2"/>[0210167]<text:tab/>SHANTHI SINDHU <text:s text:c="2"/>[0210030]<text:tab/>C - DS -OS <text:s/>GIT<text:tab/>Team Change<text:tab/>\n</text:p>
      <text:p text:style-name="P1">210255<text:tab/>MANJUNATHA N<text:tab/>M<text:tab/>manjunatha.n@thundersoft.com<text:tab/>E2<text:tab/>02/08/2021<text:tab/>Active<text:tab/>9822561545<text:tab/>SHANTHI SINDHU <text:s text:c="2"/>[0210030]<text:tab/>VAGEESWARI PANCHAGNULA <text:s text:c="2"/>[0210151]<text:tab/>C - DS -OS <text:s/>GIT<text:tab/>QC-HYD<text:tab/>\n</text:p>
      <text:p text:style-name="P1"><text:soft-page-break/>210256<text:tab/>RAJAT NAZARE<text:tab/>M<text:tab/>rajat.nazare@thundersoft.com<text:tab/>E6<text:tab/>02/08/2021<text:tab/>Resignation<text:tab/>9822561546<text:tab/>VAGEESWARI PANCHAGNULA <text:s text:c="2"/>[0210151]<text:tab/>KALYANI POLEPEDDY <text:s text:c="2"/>[0210167]<text:tab/>C - DS -OS ADB GIT Basic LDD Audio<text:tab/>resigned<text:tab/>\n</text:p>
      <text:p text:style-name="P1">210257<text:tab/>CHINTAKAYALA SAI KANNAN<text:tab/>M<text:tab/>sai.kannan@thundersoft.com<text:tab/>E2<text:tab/>02/08/2021<text:tab/>Active<text:tab/>9822561547<text:tab/>KALYANI POLEPEDDY <text:s text:c="2"/>[0210167]<text:tab/>SIDDALINGESH KOOSALAPUR <text:s text:c="2"/>[0210194]<text:tab/>C - DS -OS <text:s/>Basic LDD<text:tab/>Onboarded<text:tab/>\n</text:p>
      <text:p text:style-name="P1">210258<text:tab/>PRATIKSHA RAMBHAU CHAVAN<text:tab/>F<text:tab/>pratiksha.chavan@thundersoft.com<text:tab/>E2<text:tab/>02/08/2021<text:tab/>Active<text:tab/>9822561548<text:tab/>SIDDALINGESH KOOSALAPUR <text:s text:c="2"/>[0210194]<text:tab/>CHINTALA YOUGHANDHAR <text:s text:c="2"/>[0210189]<text:tab/>C - DS -OS <text:s/>Basic LDD<text:tab/>Team Change<text:tab/>\n</text:p>
      <text:p text:style-name="P1">210259<text:tab/>KUNTHUMURI BALAKRISHNA<text:tab/>M<text:tab/>balakrishna.kunthumuri@thundersoft.com<text:tab/>E2<text:tab/>02/08/2021<text:tab/>Active<text:tab/>9822561549<text:tab/>CHINTALA YOUGHANDHAR <text:s text:c="2"/>[0210189]<text:tab/>SIDDALINGESH KOOSALAPUR <text:s text:c="2"/>[0210194]<text:tab/>C - DS -OS <text:s/>GIT ADB Python<text:tab/>resigned<text:tab/>\n</text:p>
      <text:p text:style-name="P1">210260<text:tab/>Ranjitha B<text:tab/>F<text:tab/>ranjitha.b@thundersoft.com<text:tab/>E2<text:tab/>02/08/2021<text:tab/>Active<text:tab/>9822561550<text:tab/>SIDDALINGESH KOOSALAPUR <text:s text:c="2"/>[0210194]<text:tab/>SRIVALLI OGURI <text:s text:c="2"/>[0210023]<text:tab/>C - DS -OS <text:s/>GIT<text:tab/>TEAM CHANGE<text:tab/>\n</text:p>
      <text:p text:style-name="P1">210261<text:tab/>SHASHIKUMAR KERALE<text:tab/>M<text:tab/>shashikumar.kerale@thundersoft.com<text:tab/>E6<text:tab/>02/08/2021<text:tab/>Resignation<text:tab/>9822561551<text:tab/>SRIVALLI OGURI <text:s text:c="2"/>[0210023]<text:tab/>SHANTHI SINDHU <text:s text:c="2"/>[0210030]<text:tab/>C - DS -OS <text:s/>GIT <text:s/>ADB Python<text:tab/>resigned<text:tab/>\n</text:p>
      <text:p text:style-name="P1">210262<text:tab/>GODUGU MANOJKUMAR<text:tab/>M<text:tab/>manoj.godugu@thundersoft.com<text:tab/>E6<text:tab/>02/08/2021<text:tab/>Resignation<text:tab/>9822561552<text:tab/>SHANTHI SINDHU <text:s text:c="2"/>[0210030]<text:tab/>DURYODANULA ANIL KUMAR <text:s text:c="2"/>[0210088]<text:tab/>C - DS -OS <text:s text:c="2"/>GIT <text:s/>ADB Python Perl<text:tab/>resigned<text:tab/>\n</text:p>
      <text:p text:style-name="P1">210263<text:tab/>SAI TEJA MADDA<text:tab/>M<text:tab/>teja.madda@thundersoft.com<text:tab/>E2<text:tab/>04/08/2021<text:tab/>Active<text:tab/>9822561553<text:tab/>DURYODANULA ANIL KUMAR <text:s text:c="2"/>[0210088]<text:tab/>DURYODANULA ANIL KUMAR <text:s text:c="2"/>[0210088]<text:tab/>ZZ<text:tab/>Bench<text:tab/>\n</text:p>
      <text:p text:style-name="P1">210264<text:tab/>KESANA BHAVANEE<text:tab/>F<text:tab/>bhavanee.kesana@thundersoft.com<text:tab/>E2<text:tab/>04/08/2021<text:tab/>Active<text:tab/>9822561554<text:tab/>DURYODANULA ANIL KUMAR <text:s text:c="2"/>[0210088]<text:tab/>SRIVALLI OGURI <text:s text:c="2"/>[0210023]<text:tab/>C - DS -OS <text:s text:c="2"/>GIT<text:tab/>Visteon Audio<text:tab/>\n</text:p>
      <text:p text:style-name="P1">210265<text:tab/>INTI SRAVANA RAMA SATYA VINAY<text:tab/>M<text:tab/>vinay.inti@thundersoft.com<text:tab/>E2<text:tab/>04/08/2021<text:tab/>Active<text:tab/>9822561555<text:tab/>SRIVALLI OGURI <text:s text:c="2"/>[0210023]<text:tab/>DURYODANULA ANIL KUMAR <text:s text:c="2"/>[0210088]<text:tab/>C - DS -OS <text:s text:c="2"/>GIT<text:tab/>Bench<text:tab/>\n</text:p>
      <text:p text:style-name="P1">210266<text:tab/>ANGADALA DURGA DEVI<text:tab/>F<text:tab/>durga.angadala@thundersoft.com<text:tab/>E2<text:tab/>04/08/2021<text:tab/>Active<text:tab/>9822561556<text:tab/>DURYODANULA ANIL KUMAR <text:s text:c="2"/>[0210088]<text:tab/>DURYODANULA ANIL KUMAR <text:s text:c="2"/>[0210088]<text:tab/>C - DS -OS <text:s/>Basic LDD GIT <text:s/>Audio<text:tab/>QC-HYD<text:tab/>\n</text:p>
      <text:p text:style-name="P1">210267<text:tab/>SHAIK HAMEED<text:tab/>M<text:tab/>hameed.shaik@thundersoft.com<text:tab/>E2<text:tab/>04/08/2021<text:tab/>Active<text:tab/>9822561557<text:tab/>DURYODANULA ANIL KUMAR <text:s text:c="2"/>[0210088]<text:tab/>TELLAPATI REDDAIAH <text:s text:c="2"/>[0210154]<text:tab/>C - DS -OS <text:s/>GIT<text:tab/>Bench<text:tab/>\n</text:p>
      <text:p text:style-name="P1">210269<text:tab/>SURENDRA GUDURI<text:tab/>M<text:tab/>surendra.guduri@thundersoft.com<text:tab/>E2<text:tab/>04/08/2021<text:tab/>Active<text:tab/>9822561558<text:tab/>TELLAPATI REDDAIAH <text:s text:c="2"/>[0210154]<text:tab/>KALYANI POLEPEDDY <text:s text:c="2"/>[0210167]<text:tab/>C - DS -OS <text:s/>GIT<text:tab/>Micron<text:tab/>\n</text:p>
      <text:p text:style-name="P1">210270<text:tab/>KAYITHA NIKITHA<text:tab/>F<text:tab/>nikitha.kayitha@thundersoft.com<text:tab/>E6<text:tab/>04/08/2021<text:tab/>Termination<text:tab/>9822561559<text:tab/>KALYANI POLEPEDDY <text:s text:c="2"/>[0210167]<text:tab/>FARIDA M <text:s text:c="2"/>[0210179]<text:tab/>C - DS -OS <text:s/>GIT<text:tab/>Visteon Audio<text:tab/>\n</text:p>
      <text:p text:style-name="P1">210271<text:tab/>CHINTA VENKATA SAI PHANEENDHRA<text:tab/>F<text:tab/>phaneendhra.chinta@thundersoft.com<text:tab/>E2<text:tab/>04/08/2021<text:tab/>Active<text:tab/>9822561560<text:soft-page-break/><text:tab/>FARIDA M <text:s text:c="2"/>[0210179]<text:tab/>SIDDALINGESH KOOSALAPUR <text:s text:c="2"/>[0210194]<text:tab/>C - DS -OS <text:s/>ADB GIT Basic LDD<text:tab/>Team Change<text:tab/>\n</text:p>
      <text:p text:style-name="P1">210272<text:tab/>TODKAR AISHWARYA DASHARATH<text:tab/>F<text:tab/>aishwarya.todkar@thundersoft.com<text:tab/>E2<text:tab/>04/08/2021<text:tab/>Active<text:tab/>9822561561<text:tab/>SIDDALINGESH KOOSALAPUR <text:s text:c="2"/>[0210194]<text:tab/>RAJ KUMAR THAVTI <text:s/>[0210298]<text:tab/>C - DS -OS <text:s/>GIT<text:tab/>Mavenir<text:tab/>\n</text:p>
      <text:p text:style-name="P1">210273<text:tab/>GOSALA KALYAN BABU<text:tab/>M<text:tab/>kalyanbabu.gosala@thundersoft.com<text:tab/>E2<text:tab/>05/08/2021<text:tab/>Active<text:tab/>9822561562<text:tab/>RAJ KUMAR THAVTI <text:s/>[0210298]<text:tab/>DURYODANULA ANIL KUMAR <text:s text:c="2"/>[0210088]<text:tab/>C - DS -OS <text:s/>GIT<text:tab/>Micron<text:tab/>\n</text:p>
      <text:p text:style-name="P1">210274<text:tab/>veeravalli karthik<text:tab/>F<text:tab/>karthik.veeravalli@thundersoft.com<text:tab/>E2<text:tab/>05/08/2021<text:tab/>Active<text:tab/>9822561563<text:tab/>DURYODANULA ANIL KUMAR <text:s text:c="2"/>[0210088]<text:tab/>CHINTALA YOUGHANDHAR <text:s text:c="2"/>[0210189]<text:tab/>C - DS -OS <text:s/>GIT<text:tab/>resigned<text:tab/>\n</text:p>
      <text:p text:style-name="P1">210275<text:tab/>Rohan Shinde<text:tab/>M<text:tab/>rohan.shinde@thundersoft.com<text:tab/>E2<text:tab/>05/08/2021<text:tab/>Active<text:tab/>9822561564<text:tab/>CHINTALA YOUGHANDHAR <text:s text:c="2"/>[0210189]<text:tab/>RAJ KUMAR THAVTI <text:s/>[0210298]<text:tab/>C - DS -OS ADB GIT Basic LDD Audio<text:tab/>Team Change<text:tab/>\n</text:p>
      <text:p text:style-name="P1">210276<text:tab/>N N SIVA SAI CHARAN<text:tab/>M<text:tab/>charan.sai@thundersoft.com<text:tab/>E2<text:tab/>09/08/2021<text:tab/>Active<text:tab/>9822561565<text:tab/>RAJ KUMAR THAVTI <text:s/>[0210298]<text:tab/>DURYODANULA ANIL KUMAR <text:s text:c="2"/>[0210088]<text:tab/>C - DS -OS <text:s/>Basic LDD Audio Video<text:tab/>Mavenir<text:tab/>\n</text:p>
      <text:p text:style-name="P1">210277<text:tab/>LINGALA DIVYA<text:tab/>F<text:tab/>divya.lingala@thundersoft.com<text:tab/>E2<text:tab/>16/08/2021<text:tab/>Active<text:tab/>9822561566<text:tab/>DURYODANULA ANIL KUMAR <text:s text:c="2"/>[0210088]<text:tab/>DURYODANULA ANIL KUMAR <text:s text:c="2"/>[0210088]<text:tab/>C - DS -OS <text:s/>Basic LDD <text:s/>Audio<text:tab/>QC-HYD<text:tab/>\n</text:p>
      <text:p text:style-name="P1">210278<text:tab/>Akash Kumar<text:tab/>M<text:tab/>akash.kumar@thundersoft.com<text:tab/>E2<text:tab/>23/08/2021<text:tab/>Resignation<text:tab/>9822561567<text:tab/>DURYODANULA ANIL KUMAR <text:s text:c="2"/>[0210088]<text:tab/>ASISH RANJAN MUNI <text:s text:c="2"/>[0210100]<text:tab/>C - DS -OS <text:s/>Basic LDD<text:tab/>resigned<text:tab/>\n</text:p>
      <text:p text:style-name="P1">210279<text:tab/>DODDA MAHESH<text:tab/>M<text:tab/>mahesh.dodda@thundersoft.com<text:tab/>E1<text:tab/>23/08/2021<text:tab/>Abscond<text:tab/>9822561568<text:tab/>ASISH RANJAN MUNI <text:s text:c="2"/>[0210100]<text:tab/>ASISH RANJAN MUNI <text:s text:c="2"/>[0210100]<text:tab/>C - DS -OS <text:s/>Basic LDD <text:s/>Audio<text:tab/>Micron<text:tab/>\n</text:p>
      <text:p text:style-name="P1">210280<text:tab/>SHEKH JAFAR HUSAIN<text:tab/>M<text:tab/>jafar.husain@thundersoft.com<text:tab/>E1<text:tab/>23/08/2021<text:tab/>Active<text:tab/>9822561569<text:tab/>ASISH RANJAN MUNI <text:s text:c="2"/>[0210100]<text:tab/>NIKHIL VIHAR BOYAPATI <text:s text:c="2"/>[0210109]<text:tab/>C - DS -OS <text:s/>Jenkins Pyth Perl B&amp;I<text:tab/>resigned<text:tab/>\n</text:p>
      <text:p text:style-name="P1">210281<text:tab/>M Sreekar Bhargav<text:tab/>M<text:tab/>sreekar.bhargav@thundersoft.com<text:tab/>E2<text:tab/>23/08/2021<text:tab/>Active<text:tab/>9822561570<text:tab/>NIKHIL VIHAR BOYAPATI <text:s text:c="2"/>[0210109]<text:tab/>SHANTHI SINDHU <text:s text:c="2"/>[0210030]<text:tab/>C - DS -OS <text:s/>Basic LDD<text:tab/>Visteon Audio<text:tab/>\n</text:p>
      <text:p text:style-name="P1">210283<text:tab/>THIMMIREDDIGARI VIJAY KUMAR REDDY<text:tab/>M<text:tab/>vijay.reddy@thundersoft.com<text:tab/>E1<text:tab/>30/08/2021<text:tab/>Resignation<text:tab/>9822561571<text:tab/>SHANTHI SINDHU <text:s text:c="2"/>[0210030]<text:tab/>SRIVALLI OGURI <text:s text:c="2"/>[0210023]<text:tab/>C - DS -OS <text:s/>Basic LDD <text:s/>BSP<text:tab/>resigned<text:tab/>\n</text:p>
      <text:p text:style-name="P1">210284<text:tab/>Lajul Soni<text:tab/>M<text:tab/>lajul.soni@thundersoft.com<text:tab/>E2<text:tab/>01/09/2021<text:tab/>Active<text:tab/>9822561572<text:tab/>SRIVALLI OGURI <text:s text:c="2"/>[0210023]<text:tab/>SACHIN BHAYARE <text:s text:c="2"/>[0210001]<text:tab/>C - DS -OS <text:s/>Basic LDD<text:tab/>QC-HYD<text:tab/>\n</text:p>
      <text:p text:style-name="P1">210285<text:tab/>VENU GOSU<text:tab/>F<text:tab/>venu.gosu@thundersoft.com<text:tab/>E2<text:tab/>08/09/2021<text:tab/>Active<text:tab/>9822561573<text:tab/>CHINTALA YOUGHANDHAR <text:s text:c="2"/>[0210189]<text:tab/>KALYANI POLEPEDDY <text:s text:c="2"/>[0210167]<text:tab/>C - DS -OS <text:s/>Basic LDD<text:tab/>MICRON<text:tab/>\n</text:p>
      <text:p text:style-name="P1">210286<text:tab/>MD DANISH ALAM<text:tab/>M<text:tab/>danish.alam@thundersoft.com<text:tab/>E1<text:tab/>09/09/2021<text:tab/>Resignation<text:tab/>9822561574<text:tab/>SIDDALINGESH KOOSALAPUR <text:s text:c="2"/>[0210194]<text:tab/>RAJ KUMAR THAVTI <text:s/>[0210298]<text:tab/>C - DS -OS <text:s/>GIT ADB Python<text:tab/>Visteon Audio<text:tab/>\n</text:p>
      <text:p text:style-name="P1">210287<text:tab/>SHOUKATH ALI<text:tab/>M<text:tab/>shoukath.ali@thundersoft.com<text:tab/>E2<text:tab/>13/09/2021<text:tab/>Suspension<text:tab/>9822561575<text:tab/>BATHULA TULASI MAHALAKSHMI <text:s/>[0210317]<text:tab/>KALYANI POLEPEDDY <text:s text:c="2"/>[0210167]<text:tab/>C - DS -OS <text:s/>GIT<text:tab/>QC-HYD<text:tab/>\n</text:p>
      <text:p text:style-name="P1"><text:soft-page-break/>210288<text:tab/>ALUVALA SAITEJA<text:tab/>M<text:tab/>saiteja.aluvala@thundersoft.com<text:tab/>E1<text:tab/>13/09/2021<text:tab/>Active<text:tab/>9822561576<text:tab/>CHINTALA YOUGHANDHAR <text:s text:c="2"/>[0210189]<text:tab/>VAGEESWARI PANCHAGNULA <text:s text:c="2"/>[0210151]<text:tab/>C - DS -OS <text:s/>GIT <text:s/>ADB Python<text:tab/>MICRON<text:tab/>\n</text:p>
      <text:p text:style-name="P1">210289<text:tab/>Ravi Kumar Gupta<text:tab/>M<text:tab/>ravi.gupta@thundersoft.com<text:tab/>E2<text:tab/>13/09/2021<text:tab/>Active<text:tab/>9822561577<text:tab/>BATHULA TULASI MAHALAKSHMI <text:s/>[0210317]<text:tab/>SACHIN BHAYARE <text:s text:c="2"/>[0210001]<text:tab/>C - DS -OS <text:s text:c="2"/>GIT <text:s/>ADB Python Perl<text:tab/>QC-BANG<text:tab/>\n</text:p>
      <text:p text:style-name="P1">210290<text:tab/>NITISH KUMAR PRADHAN<text:tab/>M<text:tab/>nitish.pradhan@thundersoft.com<text:tab/>E2<text:tab/>13/09/2021<text:tab/>Resignation<text:tab/>9822561578<text:tab/>SIDDALINGESH KOOSALAPUR <text:s text:c="2"/>[0210194]<text:tab/>SACHIN BHAYARE <text:s text:c="2"/>[0210001]<text:tab/>C - DS -OS <text:s/>GIT <text:s/>ADB Python Modem Basics embedded concepts in DD<text:tab/>Visteon Audio<text:tab/>\n</text:p>
      <text:p text:style-name="P1">210292<text:tab/>ABHISHEK SURESH DHUMAL<text:tab/>M<text:tab/>abhishek.dhumal@thundersoft.com<text:tab/>E1<text:tab/>21/09/2021<text:tab/>Active<text:tab/>9822561579<text:tab/>VIKAS REDDY <text:s text:c="2"/>[0210022]<text:tab/>AKELLA PRASANNA KUMAR [0210108]<text:tab/>C - DS -OS <text:s/>Basic LDD<text:tab/>QC-HYD<text:tab/>\n</text:p>
      <text:p text:style-name="P1">210293<text:tab/>GAMIDI ROHITHA<text:tab/>F<text:tab/>rohitha.gamidi@thundersoft.com<text:tab/>E1<text:tab/>27/09/2021<text:tab/>Active<text:tab/>9822561580<text:tab/>DURYODANULA ANIL KUMAR <text:s text:c="2"/>[0210088]<text:tab/>KALYANI POLEPEDDY <text:s text:c="2"/>[0210167]<text:tab/>C - DS -OS <text:s/>Basic LDD<text:tab/>MICRON<text:tab/>\n</text:p>
      <text:p text:style-name="P1">210294<text:tab/>Peetala Neelima Priyanka<text:tab/>F<text:tab/>priyanka.neelima@thundersoft.com<text:tab/>E1<text:tab/>27/09/2021<text:tab/>Active<text:tab/>9822561581<text:tab/>DURYODANULA ANIL KUMAR <text:s text:c="2"/>[0210088]<text:tab/>VAGEESWARI PANCHAGNULA <text:s text:c="2"/>[0210151]<text:tab/>C - DS -OS <text:s/>GIT ADB Python<text:tab/>MICRON<text:tab/>\n</text:p>
      <text:p text:style-name="P1">210295<text:tab/>PAPANABOYINA BALA NARAYANA<text:tab/>M<text:tab/>balanarayana.p@thundersoft.com<text:tab/>E2<text:tab/>27/09/2021<text:tab/>Active<text:tab/>9822561582<text:tab/>SIVARAM KUPPA <text:s text:c="2"/>[0210110]<text:tab/>Ravi Kumar Gupta <text:s/>[0210289]<text:tab/>C - DS -OS <text:s/>GIT<text:tab/>QC Reqs <text:tab/>\n</text:p>
      <text:p text:style-name="P1">210296<text:tab/>DEVISREE N<text:tab/>F<text:tab/>devisree.n@thundersoft.com<text:tab/>E2<text:tab/>27/09/2021<text:tab/>Active<text:tab/>9822561583<text:tab/>SRIKANTH CHATRADIPALLI <text:s text:c="2"/>[0210055]<text:tab/>BALARAMU NAIDU <text:s text:c="2"/>[0210058]<text:tab/>C - DS -OS <text:s/>GIT <text:s/>ADB Python<text:tab/>MICRON<text:tab/>\n</text:p>
      <text:p text:style-name="P1">210297<text:tab/>VEMULA KIRANMAI<text:tab/>F<text:tab/>kiranmai.vemula@thundersoft.com<text:tab/>E1<text:tab/>27/09/2021<text:tab/>Active<text:tab/>9822561584<text:tab/>DURYODANULA ANIL KUMAR <text:s text:c="2"/>[0210088]<text:tab/>DURYODANULA ANIL KUMAR <text:s text:c="2"/>[0210088]<text:tab/>C - DS -OS <text:s text:c="2"/>GIT <text:s/>ADB Python Perl<text:tab/>MICRON<text:tab/>\n</text:p>
      <text:p text:style-name="P1">210298<text:tab/>RAJ KUMAR THAVTI<text:tab/>M<text:tab/>rajkumar.thavti@thundersoft.com<text:tab/>E1<text:tab/>27/09/2021<text:tab/>Active<text:tab/>9822561585<text:tab/>SRIVALLI OGURI <text:s text:c="2"/>[0210023]<text:tab/>SOUMYA RANJAN SUTAR <text:s text:c="2"/>[0210169]<text:tab/>C - DS -OS <text:s/>GIT <text:s/>ADB Python Modem Basics embedded concepts in DD<text:tab/>QC-HYD<text:tab/>\n</text:p>
      <text:p text:style-name="P1">210299<text:tab/>MUPPIDI SAI KIRAN<text:tab/>M<text:tab/>saikiran.muppidi@thundersoft.com<text:tab/>E1<text:tab/>27/09/2021<text:tab/>Active<text:tab/>9822561586<text:tab/>VIKAS REDDY <text:s text:c="2"/>[0210022]<text:tab/>KARNATI NAGESWARA REDDY [0210171]<text:tab/>C - DS -OS <text:s text:c="2"/>GIT<text:tab/>Visteon Audio<text:tab/>\n</text:p>
      <text:p text:style-name="P1">210300<text:tab/>MEESALA V BHANUTEJA<text:tab/>F<text:tab/>bhanuteja.meesala@thundersoft.com<text:tab/>E1 <text:tab/>29/09/2021<text:tab/>Active<text:tab/>9822561587<text:tab/>SRIVALLI OGURI <text:s text:c="2"/>[0210023]<text:tab/>CHINTALA YOUGHANDHAR <text:s text:c="2"/>[0210189]<text:tab/>C - DS -OS <text:s text:c="2"/>GIT<text:tab/>QC-HYD<text:tab/>\n</text:p>
      <text:p text:style-name="P1">210301<text:tab/>BAGILI SATISH REDDY<text:tab/>M<text:tab/>satish.bagili@thundersoft.com<text:tab/>E2<text:tab/>04/10/2021<text:tab/>Active<text:tab/>9822561588<text:tab/>Ravi Kumar Gupta <text:s/>[0210289]<text:tab/>BATHULA TULASI MAHALAKSHMI <text:s/>[0210317]<text:tab/>C - DS -OS <text:s/>Basic LDD GIT <text:s/>Audio<text:tab/>QC-REQS <text:tab/>\n</text:p>
      <text:p text:style-name="P1">210302<text:tab/>Vemala Hima Bindu<text:tab/>F<text:tab/>himabindu.vemala@thundersoft.com<text:tab/>E5<text:tab/>04/10/2021<text:tab/>Active<text:tab/>9822561589<text:tab/>ANURADHA KORRAPATI <text:s text:c="2"/>[0210002]<text:tab/>SACHIN BHAYARE <text:s text:c="2"/>[0210001]<text:tab/>C - DS -OS <text:s/>GIT<text:tab/>MICRON<text:tab/>\n</text:p>
      <text:p text:style-name="P1">210304<text:tab/>DEVARAJ<text:tab/>M<text:tab/>devaraj.nayak@thundersoft.com<text:tab/>E1<text:tab/>25/10/2021<text:tab/>Active<text:tab/>9822561590<text:tab/>DURYODANULA ANIL KUMAR <text:s text:c="2"/>[0210088]<text:tab/>VIJAY KRISHNA NIVARTHI <text:s text:c="2"/>[0210212]<text:tab/>C - DS -OS <text:s/>GIT<text:tab/>MICRON<text:tab/>\n</text:p>
      <text:p text:style-name="P1"><text:soft-page-break/>210305<text:tab/>VAKA SRIVANI<text:tab/>F<text:tab/>srivani.vaka@thundersoft.com<text:tab/>E6<text:tab/>03/01/2022<text:tab/>Active<text:tab/>9822561591<text:tab/>DURYODANULA ANIL KUMAR <text:s text:c="2"/>[0210088]<text:tab/>Ravi Kumar Gupta <text:s/>[0210289]<text:tab/>C - DS -OS <text:s/>GIT<text:tab/>Onboarded<text:tab/>\n</text:p>
      <text:p text:style-name="P1">210306<text:tab/>SANDEEP JALIPARTHI<text:tab/>M<text:tab/>sandeep.j@thundersoft.com<text:tab/>E6<text:tab/>03/01/2022<text:tab/>Active<text:tab/>9822561592<text:tab/>DURYODANULA ANIL KUMAR <text:s text:c="2"/>[0210088]<text:tab/>SOUMYA RANJAN SUTAR <text:s text:c="2"/>[0210169]<text:tab/>C - DS -OS <text:s/>ADB GIT Basic LDD<text:tab/>Visteon Audio<text:tab/>\n</text:p>
      <text:p text:style-name="P1">210307<text:tab/>MOPIDEVI SIVANAGARAJU<text:tab/>M<text:tab/>sivanagaraju.m@thundersoft.com<text:tab/>E6<text:tab/>03/01/2022<text:tab/>Active<text:tab/>9822561593<text:tab/>DURYODANULA ANIL KUMAR <text:s text:c="2"/>[0210088]<text:tab/>KALYANI POLEPEDDY <text:s text:c="2"/>[0210167]<text:tab/>C - DS -OS <text:s/>GIT<text:tab/>AMD-HYD<text:tab/>\n</text:p>
      <text:p text:style-name="P1">210308<text:tab/>DHAMARASINGI DEVI PRASAD<text:tab/>M<text:tab/>deviprasad.d@thundersoft.com<text:tab/>E3 <text:tab/>01/11/2021<text:tab/>Active<text:tab/>9822561594<text:tab/>VISWANATH BOMA <text:s/>[0210403]<text:tab/>FARIDA M <text:s text:c="2"/>[0210179]<text:tab/>C - DS -OS <text:s/>GIT<text:tab/>MICRON<text:tab/>\n</text:p>
      <text:p text:style-name="P1">210309<text:tab/>Ashok Phour<text:tab/>M<text:tab/>ashok.phour@thundersoft.com<text:tab/>E3 <text:tab/>01/11/2021<text:tab/>Active<text:tab/>9822561595<text:tab/>SIVARAM KUPPA <text:s text:c="2"/>[0210110]<text:tab/>VAGEESWARI PANCHAGNULA <text:s text:c="2"/>[0210151]<text:tab/>C - DS -OS <text:s/>GIT<text:tab/>Mavenir<text:tab/>\n</text:p>
      <text:p text:style-name="P1">210310<text:tab/>CHILUKA HARISH<text:tab/>M<text:tab/>harish.chiluka@thundersoft.com<text:tab/>E2<text:tab/>01/11/2021<text:tab/>Active<text:tab/>9822561596<text:tab/>TELLAPATI REDDAIAH <text:s text:c="2"/>[0210154]<text:tab/>KARNATI NAGESWARA REDDY [0210171]<text:tab/>C - DS -OS ADB GIT Basic LDD Audio<text:tab/>Soumya's ODC<text:tab/>\n</text:p>
      <text:p text:style-name="P1">210311<text:tab/>VENKATA NAVEEN DORADLA<text:tab/>M<text:tab/>naveen.doradla@thundersoft.com<text:tab/>E6<text:tab/>01/11/2021<text:tab/>Active<text:tab/>9822561597<text:tab/>KALYANI POLEPEDDY <text:s text:c="2"/>[0210167]<text:tab/>SIVARAM KUPPA <text:s text:c="2"/>[0210110]<text:tab/>C - DS -OS <text:s/>Basic LDD Audio Video<text:tab/>Training<text:tab/>\n</text:p>
      <text:p text:style-name="P1">210312<text:tab/>NIKHIL GOWDA T K<text:tab/>M<text:tab/>nikhil.gowda@thundersoft.com<text:tab/>E6<text:tab/>01/11/2021<text:tab/>Active<text:tab/>9822561598<text:tab/>SIDDALINGESH KOOSALAPUR <text:s text:c="2"/>[0210194]<text:tab/>AKELLA PRASANNA KUMAR [0210108]<text:tab/>C - DS -OS <text:s/>Basic LDD <text:s/>Audio<text:tab/>Visteon Audio<text:tab/>\n</text:p>
      <text:p text:style-name="P1">210313<text:tab/>MUCHARLA ABHINAY KUMAR<text:tab/>M<text:tab/>abhinay.mucharla@thundersoft.com<text:tab/>E2<text:tab/>08/11/2021<text:tab/>Resignation<text:tab/>9822561599<text:tab/>SRIVALLI OGURI <text:s text:c="2"/>[0210023]<text:tab/><text:tab/>C - DS -OS <text:s/>Basic LDD<text:tab/>Visteon Audio<text:tab/>\n</text:p>
      <text:p text:style-name="P1">210314<text:tab/>CHALAPATHIRAO GARA<text:tab/>M<text:tab/>chalapathirao.gara@thundersoft.com<text:tab/>E1<text:tab/>18/11/2021<text:tab/>Suspension<text:tab/>9822561600<text:tab/>SRIVALLI OGURI <text:s text:c="2"/>[0210023]<text:tab/>BALARAMU NAIDU <text:s text:c="2"/>[0210058]<text:tab/>C - DS -OS <text:s/>Basic LDD <text:s/>Audio<text:tab/>MICRON<text:tab/>\n</text:p>
      <text:p text:style-name="P1">210315<text:tab/>LAVETI HARIKA DEVI<text:tab/>F<text:tab/>harika.laveti@thundersoft.com<text:tab/>E1 <text:tab/>19/11/2021<text:tab/>Active<text:tab/>9822561601<text:tab/>FARIDA M <text:s text:c="2"/>[0210179]<text:tab/>FARIDA M <text:s text:c="2"/>[0210179]<text:tab/>C - DS -OS <text:s/>Jenkins Pyth Perl B&amp;I<text:tab/>MICRON<text:tab/>\n</text:p>
      <text:p text:style-name="P1">210316<text:tab/>Ganga Sravani<text:tab/>F<text:tab/>sravani.ganga@thundersoft.com<text:tab/>E5<text:tab/>29/11/2021<text:tab/>Active<text:tab/>9822561602<text:tab/>MALA SRINIVAS <text:s text:c="2"/>[0210076]<text:tab/>SIVARAM KUPPA <text:s text:c="2"/>[0210110]<text:tab/>C - DS -OS <text:s/>Basic LDD<text:tab/>QC-HYD<text:tab/>\n</text:p>
      <text:p text:style-name="P1">210317<text:tab/>BATHULA TULASI MAHALAKSHMI<text:tab/>F<text:tab/>tulasi.bathula@thundersoft.com<text:tab/>E2<text:tab/>06/12/2021<text:tab/>Active<text:tab/>9822561603<text:tab/>SUDHARANI PILLAI <text:s/>[014121]<text:tab/>DURYODANULA ANIL KUMAR <text:s text:c="2"/>[0210088]<text:tab/>C - DS -OS <text:s/>Basic LDD <text:s/>BSP<text:tab/>MICRON<text:tab/>\n</text:p>
      <text:p text:style-name="P1">210318<text:tab/>SATLA SANTOSH KUMAR<text:tab/>M<text:tab/>santosh.satla@thundersoft.com<text:tab/>E1 <text:tab/>13/12/2021<text:tab/>Active<text:tab/>9822561604<text:tab/>SRIVALLI OGURI <text:s text:c="2"/>[0210023]<text:tab/>BALARAMU NAIDU <text:s text:c="2"/>[0210058]<text:tab/>C - DS -OS <text:s/>Basic LDD<text:tab/>QC-HYD<text:tab/>\n</text:p>
      <text:p text:style-name="P1">210319<text:tab/>AKSHATHA H M<text:tab/>F<text:tab/>akshatha.hm@thundersoft.com<text:tab/>E6<text:tab/>13/12/2021<text:tab/>Resignation<text:tab/>9822561605<text:tab/>VAGEESWARI PANCHAGNULA <text:s text:c="2"/>[0210151]<text:tab/>BATHULA TULASI MAHALAKSHMI <text:s/>[0210317]<text:tab/>C - DS -OS <text:s/>Basic LDD<text:tab/>QC-HYD<text:tab/>\n</text:p>
      <text:p text:style-name="P1"><text:soft-page-break/>210320<text:tab/>Rakshitha S<text:tab/>F<text:tab/>rakshitha.s@thundersoft.com<text:tab/>E6<text:tab/>13/12/2021<text:tab/>Active<text:tab/>9822561606<text:tab/>NARESH JADHAV <text:s text:c="2"/>[0210456]<text:tab/>FARIDA M <text:s text:c="2"/>[0210179]<text:tab/>C - DS -OS <text:s/>GIT ADB Python<text:tab/>MICRON<text:tab/>\n</text:p>
      <text:p text:style-name="P1">210321<text:tab/>SINDHUSHREE J M<text:tab/>F<text:tab/>sindhushree.jm@thundersoft.com<text:tab/>E6<text:tab/>13/12/2021<text:tab/>Active<text:tab/>9822561607<text:tab/>KALYANI POLEPEDDY <text:s text:c="2"/>[0210167]<text:tab/>VAGEESWARI PANCHAGNULA <text:s text:c="2"/>[0210151]<text:tab/>C - DS -OS <text:s/>GIT<text:tab/>QC-BANG<text:tab/>\n</text:p>
      <text:p text:style-name="P1">210322<text:tab/>TEJASWINI S P<text:tab/>F<text:tab/>tejaswini.sp@thundersoft.com<text:tab/>E6<text:tab/>13/12/2021<text:tab/>Active<text:tab/>9822561608<text:tab/>NARESH JADHAV <text:s text:c="2"/>[0210456]<text:tab/>BALARAMU NAIDU <text:s text:c="2"/>[0210058]<text:tab/>C - DS -OS <text:s/>GIT <text:s/>ADB Python<text:tab/>MICRON<text:tab/>\n</text:p>
      <text:p text:style-name="P1">210323<text:tab/>GUREDDY CHAKRAPANI REDDY<text:tab/>M<text:tab/>chakrapani.gureddy@thundersoft.com<text:tab/>E6<text:tab/>13/12/2021<text:tab/>Active<text:tab/>9822561609<text:tab/>KALYANI POLEPEDDY <text:s text:c="2"/>[0210167]<text:tab/>AKELLA PRASANNA KUMAR [0210108]<text:tab/>C - DS -OS <text:s text:c="2"/>GIT <text:s/>ADB Python Perl<text:tab/>QC-HYD<text:tab/>\n</text:p>
      <text:p text:style-name="P1">210324<text:tab/>PITCHAMMAGARI GURRAPPA<text:tab/>M<text:tab/>gurrappa.p@thundersoft.com<text:tab/>E6<text:tab/>13/12/2021<text:tab/>Termination<text:tab/>9822561610<text:tab/>KALYANI POLEPEDDY <text:s text:c="2"/>[0210167]<text:tab/>KALYANI POLEPEDDY <text:s text:c="2"/>[0210167]<text:tab/>C - DS -OS <text:s/>GIT <text:s/>ADB Python Modem Basics embedded concepts in DD<text:tab/>MICRON<text:tab/>\n</text:p>
      <text:p text:style-name="P1">210325<text:tab/>MOHAMMED KHAMAR AHMED ANSARI<text:tab/>M<text:tab/>ansari.ahmed@thundersoft.com<text:tab/>E6<text:tab/>13/12/2021<text:tab/>Active<text:tab/>9822561611<text:tab/>VAGEESWARI PANCHAGNULA <text:s text:c="2"/>[0210151]<text:tab/>FARIDA M <text:s text:c="2"/>[0210179]<text:tab/>C - DS -OS <text:s/>ADB GIT Basic LDD<text:tab/>MICRON<text:tab/>\n</text:p>
      <text:p text:style-name="P1">210326<text:tab/>HARISH R<text:tab/>M<text:tab/>harish.r@thundersoft.com<text:tab/>E6<text:tab/>15/12/2021<text:tab/>Active<text:tab/>9822561612<text:tab/>SIDDALINGESH KOOSALAPUR <text:s text:c="2"/>[0210194]<text:tab/>SACHIN BHAYARE <text:s text:c="2"/>[0210001]<text:tab/>C - DS -OS <text:s/>GIT<text:tab/>QC Reqs <text:tab/>\n</text:p>
      <text:p text:style-name="P1">210328<text:tab/>PAPANABOINA SURESH BABU<text:tab/>M<text:tab/>sureshbabu.p@thundersoft.com<text:tab/>E2<text:tab/>27/12/2021<text:tab/>Active<text:tab/>9822561613<text:tab/>TELLAPATI REDDAIAH <text:s text:c="2"/>[0210154]<text:tab/>SOUMYA RANJAN SUTAR <text:s text:c="2"/>[0210169]<text:tab/>C - DS -OS <text:s/>GIT<text:tab/>MICRON<text:tab/>\n</text:p>
      <text:p text:style-name="P1">210329<text:tab/>Vaishnavi Aravapalli<text:tab/>F<text:tab/>vaishnavi.aravapalli@thundersoft.com<text:tab/>E6<text:tab/>27/12/2021<text:tab/>Active<text:tab/>9822561614<text:tab/>MAHENDER MUDUPU <text:s text:c="2"/>[0210031]<text:tab/>AKELLA PRASANNA KUMAR [0210108]<text:tab/>C - DS -OS <text:s/>GIT<text:tab/>MICRON<text:tab/>\n</text:p>
      <text:p text:style-name="P1">210330<text:tab/>GUDIMETLA NAGAMANI<text:tab/>F<text:tab/>nagamani.gudimetla@thundersoft.com<text:tab/>E5<text:tab/>30/12/2021<text:tab/>Resignation<text:tab/>9822561615<text:tab/>ANURADHA KORRAPATI <text:s text:c="2"/>[0210002]<text:tab/>FARIDA M <text:s text:c="2"/>[0210179]<text:tab/>C - DS -OS ADB GIT Basic LDD Audio<text:tab/>QC-HYD<text:tab/>\n</text:p>
      <text:p text:style-name="P1">210331<text:tab/>VUTUKURI NAGA VENKATA HANUMAN SAIKUMAR<text:tab/>M<text:tab/>saikumar.vutukuri@thundersoft.com<text:tab/>E1 <text:tab/>30/12/2021<text:tab/>Active<text:tab/>9822561616<text:tab/>MONIKA ALEKHYA BOMMISETTI <text:s text:c="2"/>[0210149]<text:tab/>SIVARAM KUPPA <text:s text:c="2"/>[0210110]<text:tab/>C - DS -OS <text:s/>Basic LDD Audio Video<text:tab/>Visteon Audio<text:tab/>\n</text:p>
      <text:p text:style-name="P1">210332<text:tab/>MARINA SANDRA<text:tab/>F<text:tab/>marina.sandra@thundersoft.com<text:tab/>E5<text:tab/>30/12/2021<text:tab/>Active<text:tab/>9822561617<text:tab/>ANURADHA KORRAPATI <text:s text:c="2"/>[0210002]<text:tab/>DURYODANULA ANIL KUMAR <text:s text:c="2"/>[0210088]<text:tab/>C - DS -OS <text:s/>Basic LDD <text:s/>Audio<text:tab/>QC-HYD<text:tab/>\n</text:p>
      <text:p text:style-name="P1">210333<text:tab/>PASUPULETI VENKATESH<text:tab/>M<text:tab/>venkatesh.pasupuleti@thundersoft.com<text:tab/>E6<text:tab/>03/01/2022<text:tab/>Active<text:tab/>9822561618<text:tab/>SRIKANTH CHATRADIPALLI <text:s text:c="2"/>[0210055]<text:tab/>SACHIN BHAYARE <text:s text:c="2"/>[0210001]<text:tab/>C - DS -OS <text:s/>Basic LDD<text:tab/>QC-REQS <text:tab/>\n</text:p>
      <text:p text:style-name="P1">210334<text:tab/>RAMA KOTIREDDY KEESARA<text:tab/>M<text:tab/>kotireddy.keesara@thundersoft.com<text:tab/>E3 <text:tab/>03/01/2022<text:tab/>Active<text:tab/>9822561619<text:tab/>DURYODANULA ANIL KUMAR <text:s text:c="2"/>[0210088]<text:tab/>VAGEESWARI PANCHAGNULA <text:s text:c="2"/>[0210151]<text:tab/>C - DS -OS <text:s/>Basic LDD <text:s/>Audio<text:tab/>MICRON<text:tab/>\n</text:p>
      <text:p text:style-name="P1"><text:soft-page-break/>210335<text:tab/>YERRANNAGARI KALYANI<text:tab/>F<text:tab/>kalyani.y@thundersoft.com<text:tab/>E6<text:tab/>10/01/2022<text:tab/>Termination<text:tab/>9822561620<text:tab/>KALYANI POLEPEDDY <text:s text:c="2"/>[0210167]<text:tab/>FARIDA M <text:s text:c="2"/>[0210179]<text:tab/>C - DS -OS <text:s/>Jenkins Pyth Perl B&amp;I<text:tab/>MICRON<text:tab/>\n</text:p>
      <text:p text:style-name="P1">210336<text:tab/>AKASH NAYAK BANOTH<text:tab/>M<text:tab/>akash.nayak@thundersoft.com<text:tab/>E6<text:tab/>10/01/2022<text:tab/>Resignation<text:tab/>9822561621<text:tab/>VAGEESWARI PANCHAGNULA <text:s text:c="2"/>[0210151]<text:tab/>SOUMYA RANJAN SUTAR <text:s text:c="2"/>[0210169]<text:tab/>C - DS -OS <text:s/>Basic LDD<text:tab/>Onboarded<text:tab/>\n</text:p>
      <text:p text:style-name="P1">210337<text:tab/>VASTRALA SHIVASAI<text:tab/>M<text:tab/>shivasai.vastrala@thundersoft.com<text:tab/>E6<text:tab/>10/01/2022<text:tab/>Resignation<text:tab/>9822561622<text:tab/>VAGEESWARI PANCHAGNULA <text:s text:c="2"/>[0210151]<text:tab/>SACHIN BHAYARE <text:s text:c="2"/>[0210001]<text:tab/>C - DS -OS <text:s/>Basic LDD <text:s/>BSP<text:tab/>Visteon Audio<text:tab/>\n</text:p>
      <text:p text:style-name="P1">210338<text:tab/>KARRI KARTHIK REDDY<text:tab/>M<text:tab/>karthik.karri@thundersoft.com<text:tab/>E6<text:tab/>10/01/2022<text:tab/>Resignation<text:tab/>9822561623<text:tab/>SRIKANTH CHATRADIPALLI <text:s text:c="2"/>[0210055]<text:tab/>DURYODANULA ANIL KUMAR <text:s text:c="2"/>[0210088]<text:tab/>C - DS -OS <text:s/>Basic LDD<text:tab/>AMD-HYD<text:tab/>\n</text:p>
      <text:p text:style-name="P1">210339<text:tab/>TATITHURI BABJI<text:tab/>M<text:tab/>babji.tatithuri@thundersoft.com<text:tab/>E6<text:tab/>10/01/2022<text:tab/>Suspension<text:tab/>9822561624<text:tab/>KALYANI POLEPEDDY <text:s text:c="2"/>[0210167]<text:tab/>KALYANI POLEPEDDY <text:s text:c="2"/>[0210167]<text:tab/>C - DS -OS <text:s/>Basic LDD<text:tab/>MICRON<text:tab/>\n</text:p>
      <text:p text:style-name="P1">210340<text:tab/>Malreddy Anusha<text:tab/>F<text:tab/>anusha.malreddy@thundersoft.com<text:tab/>E5<text:tab/>11/01/2022<text:tab/>Active<text:tab/>9822561625<text:tab/>ANURADHA KORRAPATI <text:s text:c="2"/>[0210002]<text:tab/>FARIDA M <text:s text:c="2"/>[0210179]<text:tab/>C - DS -OS <text:s/>GIT ADB Python<text:tab/>Mavenir<text:tab/>\n</text:p>
      <text:p text:style-name="P1">210341<text:tab/>KOTLA MAHEMMED ILYAS<text:tab/>M<text:tab/>ilyas.kotla@thundersoft.com<text:tab/>E6<text:tab/>12/01/2022<text:tab/>Termination<text:tab/>9822561626<text:tab/>KARNATI NAGESWARA REDDY [0210171]<text:tab/>VAGEESWARI PANCHAGNULA <text:s text:c="2"/>[0210151]<text:tab/>C - DS -OS <text:s/>ADB GIT Basic LDD<text:tab/>Soumya's ODC<text:tab/>\n</text:p>
      <text:p text:style-name="P1">210342<text:tab/>ANUJ KUMAR SINGH<text:tab/>M<text:tab/>anuj.singh@thundersoft.com<text:tab/>E2<text:tab/>13/01/2022<text:tab/>Active<text:tab/>9822561627<text:tab/>KARNATI NAGESWARA REDDY [0210171]<text:tab/>SOUMYA RANJAN SUTAR <text:s text:c="2"/>[0210169]<text:tab/>C - DS -OS <text:s/>GIT<text:tab/>Training<text:tab/>\n</text:p>
      <text:p text:style-name="P1">210343<text:tab/>DHOKI VIJAY KUMAR<text:tab/>M<text:tab/>vijay.dhoki@thundersoft.com<text:tab/>E2<text:tab/>17/01/2022<text:tab/>Resignation<text:tab/>9822561628<text:tab/>CHINTALA YOUGHANDHAR <text:s text:c="2"/>[0210189]<text:tab/>VAGEESWARI PANCHAGNULA <text:s text:c="2"/>[0210151]<text:tab/>C - DS -OS <text:s/>GIT<text:tab/>Visteon Audio<text:tab/>\n</text:p>
      <text:p text:style-name="P1">210344<text:tab/>N Naveen<text:tab/>M<text:tab/>naveen.n@thundersoft.com<text:tab/>E6<text:tab/>17/01/2022<text:tab/>Termination<text:tab/>9822561629<text:tab/>VAGEESWARI PANCHAGNULA <text:s text:c="2"/>[0210151]<text:tab/>FARIDA M <text:s text:c="2"/>[0210179]<text:tab/>C - DS -OS <text:s/>GIT<text:tab/>Onboarded<text:tab/>\n</text:p>
      <text:p text:style-name="P1">210345<text:tab/>M Divya<text:tab/>F<text:tab/>divya.m@thundersoft.com<text:tab/>E6<text:tab/>17/01/2022<text:tab/>Termination<text:tab/>9822561630<text:tab/>KALYANI POLEPEDDY <text:s text:c="2"/>[0210167]<text:tab/>SIVARAM KUPPA <text:s text:c="2"/>[0210110]<text:tab/>C - DS -OS ADB GIT Basic LDD Audio<text:tab/>MICRON<text:tab/>\n</text:p>
      <text:p text:style-name="P1">210346<text:tab/>S MOHAMED ASIQ<text:tab/>M<text:tab/>asiq.mohamed@thundersoft.com<text:tab/>E6<text:tab/>24/01/2022<text:tab/>Active<text:tab/>9822561631<text:tab/>KALYANI POLEPEDDY <text:s text:c="2"/>[0210167]<text:tab/>SACHIN BHAYARE <text:s text:c="2"/>[0210001]<text:tab/>C - DS -OS <text:s/>Basic LDD Audio Video<text:tab/>MICRON<text:tab/>\n</text:p>
      <text:p text:style-name="P1">210347<text:tab/>CHEELI BALU<text:tab/>M<text:tab/>balu.cheeli@thundersoft.com<text:tab/>E6<text:tab/>24/01/2022<text:tab/>Active<text:tab/>9822561632<text:tab/>KALYANI POLEPEDDY <text:s text:c="2"/>[0210167]<text:tab/>SOUMYA RANJAN SUTAR <text:s text:c="2"/>[0210169]<text:tab/>C - DS -OS <text:s/>Basic LDD <text:s/>Audio<text:tab/>QC-HYD<text:tab/>\n</text:p>
      <text:p text:style-name="P1">210348<text:tab/>MANYAPU BANNYSHA<text:tab/>F<text:tab/>bannysha.manyapu@thundersoft.com<text:tab/>E6<text:tab/>24/01/2022<text:tab/>Active<text:tab/>9822561633<text:tab/>VAGEESWARI PANCHAGNULA <text:s text:c="2"/>[0210151]<text:tab/>SACHIN BHAYARE <text:s text:c="2"/>[0210001]<text:tab/>C - DS -OS <text:s/>Basic LDD<text:tab/>QC-HYD<text:tab/>\n</text:p>
      <text:p text:style-name="P1">210349<text:tab/>PONNAPATI CHANDRA SEKHAR REDDY<text:tab/>M<text:tab/>chandrasekhar.p@thundersoft.com<text:tab/>E6<text:tab/>24/01/2022<text:tab/>Active<text:tab/>9822561634<text:tab/>VIJAY KRISHNA NIVARTHI <text:s text:c="2"/>[0210212]<text:tab/>VAGEESWARI PANCHAGNULA <text:s text:c="2"/>[0210151]<text:tab/>C - DS -OS <text:s/>Basic LDD <text:s/>Audio<text:tab/>QC-HYD<text:tab/>\n</text:p>
      <text:p text:style-name="P1"><text:soft-page-break/>210350<text:tab/>EDIGA HAREESH<text:tab/>M<text:tab/>hareesh.ediga@thundersoft.com<text:tab/>E6<text:tab/>24/01/2022<text:tab/>Resignation<text:tab/>9822561635<text:tab/>SRIKANTH CHATRADIPALLI <text:s text:c="2"/>[0210055]<text:tab/>KALYANI POLEPEDDY <text:s text:c="2"/>[0210167]<text:tab/>C - DS -OS <text:s/>Jenkins Pyth Perl B&amp;I<text:tab/>Resigned<text:tab/>\n</text:p>
      <text:p text:style-name="P1">210351<text:tab/>POTHINEEDI HARIKA<text:tab/>F<text:tab/>harika.p@thundersoft.com<text:tab/>E6<text:tab/>24/01/2022<text:tab/>Active<text:tab/>9822561636<text:tab/>SRIKANTH CHATRADIPALLI <text:s text:c="2"/>[0210055]<text:tab/>SRIKANTH CHATRADIPALLI <text:s text:c="2"/>[0210055]<text:tab/>C - DS -OS <text:s/>Basic LDD<text:tab/>Mavenir<text:tab/>\n</text:p>
      <text:p text:style-name="P1">210352<text:tab/>NANDHYALA KAVITHA<text:tab/>F<text:tab/>kavitha.n@thundersoft.com<text:tab/>E6<text:tab/>24/01/2022<text:tab/>Termination<text:tab/>9822561637<text:tab/>VAGEESWARI PANCHAGNULA <text:s text:c="2"/>[0210151]<text:tab/>KALYANI POLEPEDDY <text:s text:c="2"/>[0210167]<text:tab/>C - DS -OS <text:s/>Basic LDD <text:s/>BSP<text:tab/>Micron<text:tab/>\n</text:p>
      <text:p text:style-name="P1">210353<text:tab/>NIDUMOLU KEERTHANA<text:tab/>F<text:tab/>keerthana.n@thundersoft.com<text:tab/>E6<text:tab/>24/01/2022<text:tab/>Active<text:tab/>9822561638<text:tab/>VAGEESWARI PANCHAGNULA <text:s text:c="2"/>[0210151]<text:tab/>SACHIN BHAYARE <text:s text:c="2"/>[0210001]<text:tab/>C - DS -OS <text:s/>Basic LDD<text:tab/>Bench<text:tab/>\n</text:p>
      <text:p text:style-name="P1">210354<text:tab/>KIRAN B S<text:tab/>M<text:tab/>kiran.bs@thundersoft.com<text:tab/>E6<text:tab/>24/01/2022<text:tab/>Suspension<text:tab/>9822561639<text:tab/>VAGEESWARI PANCHAGNULA <text:s text:c="2"/>[0210151]<text:tab/>SIDDALINGESH KOOSALAPUR <text:s text:c="2"/>[0210194]<text:tab/>C - DS -OS <text:s/>Basic LDD<text:tab/>QC-HYD<text:tab/>\n</text:p>
      <text:p text:style-name="P1">210355<text:tab/>KALLEPALLI KRISHNAVENI<text:tab/>F<text:tab/>krishnaveni.k@thundersoft.com<text:tab/>E6<text:tab/>24/01/2022<text:tab/>Active<text:tab/>9822561640<text:tab/>VAGEESWARI PANCHAGNULA <text:s text:c="2"/>[0210151]<text:tab/>SIVARAM KUPPA <text:s text:c="2"/>[0210110]<text:tab/>C - DS -OS <text:s/>GIT ADB Python<text:tab/>QC-HYD<text:tab/>\n</text:p>
      <text:p text:style-name="P1">210356<text:tab/>GUDIYA NAVEEN<text:tab/>M<text:tab/>naveen.gudiya@thundersoft.com<text:tab/>E6<text:tab/>24/01/2022<text:tab/>Active<text:tab/>9822561641<text:tab/>KARNATI NAGESWARA REDDY [0210171]<text:tab/>VAGEESWARI PANCHAGNULA <text:s text:c="2"/>[0210151]<text:tab/>C - DS -OS <text:s/>Basic LDD Audio Video<text:tab/>QC-HYD<text:tab/>\n</text:p>
      <text:p text:style-name="P1">210357<text:tab/>R NIKHITHA<text:tab/>F<text:tab/>nikhitha.r@thundersoft.com<text:tab/>E6<text:tab/>24/01/2022<text:tab/>Termination<text:tab/>9822561642<text:tab/>VAGEESWARI PANCHAGNULA <text:s text:c="2"/>[0210151]<text:tab/>Ashok Phour <text:s/>[0210309]<text:tab/>C - DS -OS <text:s/>Basic LDD <text:s/>Audio<text:tab/>QC-HYD<text:tab/>\n</text:p>
      <text:p text:style-name="P1">210358<text:tab/>SIDDOJU RAKESH<text:tab/>M<text:tab/>rakesh.siddoju@thundersoft.com<text:tab/>E6<text:tab/>24/01/2022<text:tab/>Active<text:tab/>9822561643<text:tab/>VAGEESWARI PANCHAGNULA <text:s text:c="2"/>[0210151]<text:tab/>SHANTHI SINDHU <text:s text:c="2"/>[0210030]<text:tab/>C - DS -OS <text:s/>Basic LDD<text:tab/>QC-HYD<text:tab/>\n</text:p>
      <text:p text:style-name="P1">210359<text:tab/>ROKITH R<text:tab/>M<text:tab/>rokith.r@thundersoft.com<text:tab/>E6<text:tab/>24/01/2022<text:tab/>Active<text:tab/>9822561644<text:tab/>KALYANI POLEPEDDY <text:s text:c="2"/>[0210167]<text:tab/>SACHIN BHAYARE <text:s text:c="2"/>[0210001]<text:tab/>C - DS -OS <text:s/>Basic LDD <text:s/>Audio<text:tab/>QC-HYD<text:tab/>\n</text:p>
      <text:p text:style-name="P1">210360<text:tab/>HYLE SAI MOHAN<text:tab/>M<text:tab/>saimohan.hyle@thundersoft.com<text:tab/>E6<text:tab/>24/01/2022<text:tab/>Active<text:tab/>9822561645<text:tab/>VAGEESWARI PANCHAGNULA <text:s text:c="2"/>[0210151]<text:tab/>VIKAS REDDY <text:s text:c="2"/>[0210022]<text:tab/>C - DS -OS <text:s/>Jenkins Pyth Perl B&amp;I<text:tab/>Visteon Audio<text:tab/>\n</text:p>
      <text:p text:style-name="P1">210361<text:tab/>KOMATIGUNTA SAI TEJA<text:tab/>M<text:tab/>saiteja.k@thundersoft.com<text:tab/>E6<text:tab/>24/01/2022<text:tab/>Suspension<text:tab/>9822561646<text:tab/>VAGEESWARI PANCHAGNULA <text:s text:c="2"/>[0210151]<text:tab/>KALYANI POLEPEDDY <text:s text:c="2"/>[0210167]<text:tab/>C - DS -OS <text:s/>Basic LDD<text:tab/>QC-HYD<text:tab/>\n</text:p>
      <text:p text:style-name="P1">210362<text:tab/>KAPLAI SANGEETH KUMAR<text:tab/>F<text:tab/>sangeeth.kaplai@thundersoft.com<text:tab/>E6<text:tab/>24/01/2022<text:tab/>Resignation<text:tab/>9822561647<text:tab/>VAGEESWARI PANCHAGNULA <text:s text:c="2"/>[0210151]<text:tab/>SIDDALINGESH KOOSALAPUR <text:s text:c="2"/>[0210194]<text:tab/>C - DS -OS <text:s/>Basic LDD <text:s/>BSP<text:tab/>Resigned<text:tab/>\n</text:p>
      <text:p text:style-name="P1">210364<text:tab/>MULA SHRAVANI<text:tab/>F<text:tab/>shravani.mula@thundersoft.com<text:tab/>E6<text:tab/>24/01/2022<text:tab/>Active<text:tab/>9822561648<text:tab/>VAGEESWARI PANCHAGNULA <text:s text:c="2"/>[0210151]<text:tab/>SHANTHI SINDHU <text:s text:c="2"/>[0210030]<text:tab/>C - DS -OS <text:s/>Basic LDD<text:tab/>Onboarded<text:tab/>\n</text:p>
      <text:p text:style-name="P1">210365<text:tab/>KUPPADAPU VENKATA SNEHA<text:tab/>F<text:tab/>sneha.k@thundersoft.com<text:tab/>E6<text:tab/>24/01/2022<text:tab/>Active<text:tab/>9822561649<text:tab/>KALYANI POLEPEDDY <text:s text:c="2"/>[0210167]<text:tab/>SRIKANTH CHATRADIPALLI <text:s text:c="2"/>[0210055]<text:tab/>C - DS -OS <text:s/>Basic LDD<text:tab/>Visteon Audio<text:tab/>\n</text:p>
      <text:p text:style-name="P1">210366<text:tab/>SUDHAKAR S N<text:tab/>M<text:tab/>sudhakar.sn@thundersoft.com<text:tab/>E6<text:tab/>24/01/2022<text:tab/>Active<text:tab/>9822561650<text:tab/>SRIKANTH CHATRADIPALLI <text:s text:c="2"/>[0210055]<text:tab/>VIKAS REDDY <text:s text:c="2"/>[0210022]<text:tab/>C - DS -OS <text:s/>GIT ADB Python<text:tab/>QC-HYD<text:tab/>\n</text:p>
      <text:p text:style-name="P1"><text:soft-page-break/>210367<text:tab/>SHAIK TAIBA BANU<text:tab/>F<text:tab/>taiba.banu@thundersoft.com<text:tab/>E6<text:tab/>24/01/2022<text:tab/>Termination<text:tab/>9822561651<text:tab/>SRIVALLI OGURI <text:s text:c="2"/>[0210023]<text:tab/>SACHIN BHAYARE <text:s text:c="2"/>[0210001]<text:tab/>C - DS -OS <text:s/>ADB GIT Basic LDD<text:tab/>QC-HYD<text:tab/>\n</text:p>
      <text:p text:style-name="P1">210368<text:tab/>YASHASWINI M<text:tab/>F<text:tab/>yashaswini.m@thundersoft.com<text:tab/>E6<text:tab/>24/01/2022<text:tab/>Active<text:tab/>9822561652<text:tab/>SRIKANTH CHATRADIPALLI <text:s text:c="2"/>[0210055]<text:tab/>SIDDALINGESH KOOSALAPUR <text:s text:c="2"/>[0210194]<text:tab/>C - DS -OS <text:s/>GIT<text:tab/>QC-HYD<text:tab/>\n</text:p>
      <text:p text:style-name="P1">210369<text:tab/>KOPPU YOGENDER<text:tab/>M<text:tab/>yogender.koppu@thundersoft.com<text:tab/>E6<text:tab/>24/01/2022<text:tab/>Active<text:tab/>9822561653<text:tab/>VAGEESWARI PANCHAGNULA <text:s text:c="2"/>[0210151]<text:tab/>Ashok Phour <text:s/>[0210309]<text:tab/>C - DS -OS <text:s/>GIT<text:tab/>Mavenir<text:tab/>\n</text:p>
      <text:p text:style-name="P1">210370<text:tab/>MOHD YOUSUF<text:tab/>M<text:tab/>yousuf.mohd@thundersoft.com<text:tab/>E6<text:tab/>24/01/2022<text:tab/>Active<text:tab/>9822561654<text:tab/>VAGEESWARI PANCHAGNULA <text:s text:c="2"/>[0210151]<text:tab/>VAGEESWARI PANCHAGNULA <text:s text:c="2"/>[0210151]<text:tab/>C - DS -OS <text:s/>GIT<text:tab/>Visteon Audio<text:tab/>\n</text:p>
      <text:p text:style-name="P1">210371<text:tab/>NARREDLA MANOJ KUMAR<text:tab/>M<text:tab/>manoj.n@thundersoft.com<text:tab/>E6<text:tab/>24/01/2022<text:tab/>Active<text:tab/>9822561655<text:tab/>SRIKANTH CHATRADIPALLI <text:s text:c="2"/>[0210055]<text:tab/>SHANTHI SINDHU <text:s text:c="2"/>[0210030]<text:tab/>C - DS -OS ADB GIT Basic LDD Audio<text:tab/>Micron<text:tab/>\n</text:p>
      <text:p text:style-name="P1">210372<text:tab/>RAHUL POPAT SHIRSATH<text:tab/>M<text:tab/>rahul.popta@thundersoft.com<text:tab/>E6<text:tab/>24/01/2022<text:tab/>Active<text:tab/>9822561656<text:tab/>SRIKANTH CHATRADIPALLI <text:s text:c="2"/>[0210055]<text:tab/>SRIKANTH CHATRADIPALLI <text:s text:c="2"/>[0210055]<text:tab/>C - DS -OS <text:s/>Basic LDD Audio Video<text:tab/>QC-HYD<text:tab/>\n</text:p>
      <text:p text:style-name="P1">210373<text:tab/>ANUSHA J<text:tab/>F<text:tab/>anusha.j@thundersoft.com<text:tab/>E6<text:tab/>24/01/2022<text:tab/>Active<text:tab/>9822561657<text:tab/>VAGEESWARI PANCHAGNULA <text:s text:c="2"/>[0210151]<text:tab/>SIVARAM KUPPA <text:s text:c="2"/>[0210110]<text:tab/>C - DS -OS <text:s/>Basic LDD <text:s/>Audio<text:tab/>QC-HYD<text:tab/>\n</text:p>
      <text:p text:style-name="P1">210374<text:tab/>BIRAJU MADHAVI<text:tab/>F<text:tab/>madhavi.biraju@thundersoft.com<text:tab/>E6<text:tab/>24/01/2022<text:tab/>Suspension<text:tab/>9822561658<text:tab/>VAGEESWARI PANCHAGNULA <text:s text:c="2"/>[0210151]<text:tab/>SACHIN BHAYARE <text:s text:c="2"/>[0210001]<text:tab/>C - DS -OS <text:s/>Basic LDD<text:tab/>Team Change<text:tab/>\n</text:p>
      <text:p text:style-name="P1">210375<text:tab/>G KUSUMA<text:tab/>F<text:tab/>kusuma.g@thundersoft.com<text:tab/>E6<text:tab/>27/01/2022<text:tab/>Active<text:tab/>9822561659<text:tab/>SRIKANTH CHATRADIPALLI <text:s text:c="2"/>[0210055]<text:tab/>KALYANI POLEPEDDY <text:s text:c="2"/>[0210167]<text:tab/>C - DS -OS <text:s/>Basic LDD <text:s/>Audio<text:tab/>Onboarded<text:tab/>\n</text:p>
      <text:p text:style-name="P1">210378<text:tab/>ARJI GOPI<text:tab/>M<text:tab/>gopi.arji@thundersoft.com<text:tab/>E1<text:tab/>31/01/2022<text:tab/>Active<text:tab/>9822561660<text:tab/>SRIVALLI OGURI <text:s text:c="2"/>[0210023]<text:tab/>Ashok Phour <text:s/>[0210309]<text:tab/>C - DS -OS <text:s/>Jenkins Pyth Perl B&amp;I<text:tab/>QC-HYD<text:tab/>\n</text:p>
      <text:p text:style-name="P1">210379<text:tab/>TANMAY KUMAR MISHRA<text:tab/>M<text:tab/>tanmay.mishra@thundersoft.com<text:tab/>E1 <text:tab/>31/01/2022<text:tab/>Resignation<text:tab/>9822561661<text:tab/>SRIVALLI OGURI <text:s text:c="2"/>[0210023]<text:tab/>VAGEESWARI PANCHAGNULA <text:s text:c="2"/>[0210151]<text:tab/>C - DS -OS <text:s/>Basic LDD<text:tab/>Resigned<text:tab/>\n</text:p>
      <text:p text:style-name="P1">210382<text:tab/>Shubham Ananta Diwane<text:tab/>M<text:tab/>shubham.diwane@thundersoft.com<text:tab/>E6<text:tab/>03/02/2022<text:tab/>Active<text:tab/>9822561662<text:tab/>KALYANI POLEPEDDY <text:s text:c="2"/>[0210167]<text:tab/>Ashok Phour <text:s/>[0210309]<text:tab/>C - DS -OS <text:s/>Basic LDD <text:s/>BSP<text:tab/>QC-HYD<text:tab/>\n</text:p>
      <text:p text:style-name="P1">210383<text:tab/>JAGADEVAN V<text:tab/>M<text:tab/>jagadevan.v@thundersoft.com<text:tab/>E5<text:tab/>07/02/2022<text:tab/>Suspension<text:tab/>9822561663<text:tab/>SIDDALINGESH KOOSALAPUR <text:s text:c="2"/>[0210194]<text:tab/>SRIKANTH CHATRADIPALLI <text:s text:c="2"/>[0210055]<text:tab/>C - DS -OS <text:s/>Basic LDD<text:tab/>Visteon Audio<text:tab/>\n</text:p>
      <text:p text:style-name="P1">210384<text:tab/>Janaki Ramaiah Thota<text:tab/>F<text:tab/>janakiramaiah.thota@thundersoft.com<text:tab/>E3<text:tab/>07/02/2022<text:tab/>Active<text:tab/>9822561664<text:tab/>CHINTALA YOUGHANDHAR <text:s text:c="2"/>[0210189]<text:tab/>SACHIN BHAYARE <text:s text:c="2"/>[0210001]<text:tab/>C - DS -OS <text:s/>Basic LDD<text:tab/>Team Change<text:tab/>\n</text:p>
      <text:p text:style-name="P1">210385<text:tab/>Vemuri Malathi<text:tab/>F<text:tab/>malathi.vemuri@thundersoft.com<text:tab/>E1<text:tab/>07/02/2022<text:tab/>Active<text:tab/>9822561665<text:tab/>SRIVALLI OGURI <text:s text:c="2"/>[0210023]<text:tab/>KALYANI POLEPEDDY <text:s text:c="2"/>[0210167]<text:tab/>C - DS -OS <text:s/>GIT ADB Python<text:tab/>QC-HYD<text:tab/>\n</text:p>
      <text:p text:style-name="P1">210386<text:tab/>SHUBHAM SINGH BAGHEL<text:tab/>M<text:tab/>shubham.baghel@thundersoft.com<text:tab/>E2<text:tab/>07/02/2022<text:tab/>Termination<text:tab/>9822561666<text:tab/>KALYANI POLEPEDDY <text:s text:c="2"/>[0210167]<text:soft-page-break/><text:tab/>SIDDALINGESH KOOSALAPUR <text:s text:c="2"/>[0210194]<text:tab/>C - DS -OS <text:s/>Basic LDD Audio Video<text:tab/>QC-HYD<text:tab/>\n</text:p>
      <text:p text:style-name="P1">210387<text:tab/>GAYATHRI TIRUVEEDULA<text:tab/>F<text:tab/>gayathri.t@thundersoft.com<text:tab/>E6<text:tab/>04/07/2022<text:tab/>Active<text:tab/>9822561667<text:tab/>SRIKANTH CHATRADIPALLI <text:s text:c="2"/>[0210055]<text:tab/>SIVARAM KUPPA <text:s text:c="2"/>[0210110]<text:tab/>C - DS -OS <text:s/>Basic LDD <text:s/>Audio<text:tab/>Onboarded<text:tab/>\n</text:p>
      <text:p text:style-name="P1">210389<text:tab/>GORANTLA ADINARAYANA<text:tab/>M<text:tab/>adinarayana.g@thundersoft.com<text:tab/>E6<text:tab/>27/06/2022<text:tab/>Active<text:tab/>9822561668<text:tab/>DURYODANULA ANIL KUMAR <text:s text:c="2"/>[0210088]<text:tab/>Ashok Phour <text:s/>[0210309]<text:tab/>C - DS -OS <text:s/>Basic LDD<text:tab/>Team Change<text:tab/>\n</text:p>
      <text:p text:style-name="P1">210390<text:tab/>GANGIREDDY ABHISHEK REDDY<text:tab/>M<text:tab/>abhishek.g@thundersoft.com<text:tab/>E1<text:tab/>14/02/2022<text:tab/>Resignation<text:tab/>9822561669<text:tab/>SRIVALLI OGURI <text:s text:c="2"/>[0210023]<text:tab/>SRIKANTH CHATRADIPALLI <text:s text:c="2"/>[0210055]<text:tab/>C - DS -OS <text:s/>Basic LDD <text:s/>Audio<text:tab/>Resigned<text:tab/>\n</text:p>
      <text:p text:style-name="P1">210391<text:tab/>Khizer Javeed Quazi<text:tab/>M<text:tab/>khizer.quazi@thundersoft.com<text:tab/>E1<text:tab/>14/02/2022<text:tab/>Active<text:tab/>9822561670<text:tab/>SRIVALLI OGURI <text:s text:c="2"/>[0210023]<text:tab/>SHANTHI SINDHU <text:s text:c="2"/>[0210030]<text:tab/>C - DS -OS <text:s/>Jenkins Pyth Perl B&amp;I<text:tab/>TEAM CHANGE<text:tab/>\n</text:p>
      <text:p text:style-name="P1">210392<text:tab/>Kavya VB<text:tab/>F<text:tab/>kavya.vb@thundersoft.com<text:tab/>E6<text:tab/>14/02/2022<text:tab/>Active<text:tab/>9822561671<text:tab/>SRIKANTH CHATRADIPALLI <text:s text:c="2"/>[0210055]<text:tab/>ASISH RANJAN MUNI <text:s text:c="2"/>[0210100]<text:tab/>C - DS -OS <text:s/>Basic LDD<text:tab/>QC-HYD<text:tab/>\n</text:p>
      <text:p text:style-name="P1">210395<text:tab/>VANUKURU VENKATA SARADA RAJYA LAKSHMI<text:tab/>F<text:tab/>sarada.vanukuru@thundersoft.com<text:tab/>E6<text:tab/>04/07/2022<text:tab/>Active<text:tab/>9822561672<text:tab/>SRIKANTH CHATRADIPALLI <text:s text:c="2"/>[0210055]<text:tab/>SACHIN BHAYARE <text:s text:c="2"/>[0210001]<text:tab/>C - DS -OS <text:s/>Basic LDD <text:s/>BSP<text:tab/>QC-HYD<text:tab/>\n</text:p>
      <text:p text:style-name="P1">210397<text:tab/>Pamu Kiranmayi<text:tab/>F<text:tab/>kiranmayi.p@thundersoft.com<text:tab/>E1<text:tab/>29/03/2022<text:tab/>Active<text:tab/>9822561673<text:tab/>Ravi Kumar Gupta <text:s/>[0210289]<text:tab/>SIDDALINGESH KOOSALAPUR <text:s text:c="2"/>[0210194]<text:tab/>C - DS -OS <text:s/>Basic LDD<text:tab/>Bench-Resourses<text:tab/>\n</text:p>
      <text:p text:style-name="P1">210398<text:tab/>NARISETTY HARINI<text:tab/>F<text:tab/>harini.narisetty@thundersoft.com<text:tab/>E6<text:tab/>04/07/2022<text:tab/>Active<text:tab/>9822561674<text:tab/>SRIKANTH CHATRADIPALLI <text:s text:c="2"/>[0210055]<text:tab/>SIDDALINGESH KOOSALAPUR <text:s text:c="2"/>[0210194]<text:tab/>C - DS -OS <text:s/>Basic LDD<text:tab/>Bench-Resourses<text:tab/>\n</text:p>
      <text:p text:style-name="P1">210399<text:tab/>KANAKA HARINI<text:tab/>F<text:tab/>kanaka.harini@thundersoft.com<text:tab/>E6<text:tab/>27/06/2022<text:tab/>Active<text:tab/>9822561675<text:tab/>DURYODANULA ANIL KUMAR <text:s text:c="2"/>[0210088]<text:tab/>SRIKANTH CHATRADIPALLI <text:s text:c="2"/>[0210055]<text:tab/>C - DS -OS <text:s/>GIT ADB Python<text:tab/>Bench-Resourses<text:tab/>\n</text:p>
      <text:p text:style-name="P1">210400<text:tab/>ABHAY YADAV<text:tab/>M<text:tab/>abhay.yadav@thundersoft.com<text:tab/>E2<text:tab/>17/02/2022<text:tab/>Active<text:tab/>9822561676<text:tab/>ASISH RANJAN MUNI <text:s text:c="2"/>[0210100]<text:tab/>VIKAS REDDY <text:s text:c="2"/>[0210022]<text:tab/>C - DS -OS <text:s/>ADB GIT Basic LDD<text:tab/>Bench-Resourses<text:tab/>\n</text:p>
      <text:p text:style-name="P1">210401<text:tab/>MAIBOOB ALI<text:tab/>M<text:tab/>maiboob.ali@thundersoft.com<text:tab/>E2<text:tab/>21/02/2022<text:tab/>Abscond<text:tab/>9822561677<text:tab/>SRIVALLI OGURI <text:s text:c="2"/>[0210023]<text:tab/>VAGEESWARI PANCHAGNULA <text:s text:c="2"/>[0210151]<text:tab/>C - DS -OS <text:s/>GIT<text:tab/>Bench-Resourses<text:tab/>\n</text:p>
      <text:p text:style-name="P1">210402<text:tab/>GAMPA VIDYALATHA<text:tab/>F<text:tab/>vidyalatha.gampa@thundersoft.com<text:tab/>E6<text:tab/>04/07/2022<text:tab/>Active<text:tab/>9822561678<text:tab/>SRIKANTH CHATRADIPALLI <text:s text:c="2"/>[0210055]<text:tab/>SHANTHI SINDHU <text:s text:c="2"/>[0210030]<text:tab/>C - DS -OS <text:s/>GIT<text:tab/>Bench-Resourses<text:tab/>\n</text:p>
      <text:p text:style-name="P1">210403<text:tab/>VISWANATH BOMA<text:tab/>M<text:tab/>viswanath.boma@thundersoft.com<text:tab/>E3<text:tab/>28/02/2022<text:tab/>Active<text:tab/>9822561679<text:tab/>SIVARAM KUPPA <text:s text:c="2"/>[0210110]<text:tab/>SACHIN BHAYARE <text:s text:c="2"/>[0210001]<text:tab/>C - DS -OS <text:s/>GIT<text:tab/>Bench-Resourses<text:tab/>\n</text:p>
      <text:p text:style-name="P1">210404<text:tab/>JALAKURI PALLAVI<text:tab/>F<text:tab/>pallavi.jalakuri@thundersoft.com<text:tab/>E1<text:tab/>28/02/2022<text:tab/>Abscond<text:tab/>9822561680<text:tab/>SRIKANTH CHATRADIPALLI <text:s text:c="2"/>[0210055]<text:tab/>SIVARAM KUPPA <text:s text:c="2"/>[0210110]<text:tab/>C - DS -OS ADB GIT Basic LDD Audio<text:tab/>Bench-Resourses<text:tab/>\n</text:p>
      <text:p text:style-name="P1"><text:soft-page-break/>210407<text:tab/>SHIKHA MISHRA<text:tab/>F<text:tab/>shikha.mishra@thundersoft.com<text:tab/>E2<text:tab/>03/03/2022<text:tab/>Resignation<text:tab/>9822561681<text:tab/>SIDDALINGESH KOOSALAPUR <text:s text:c="2"/>[0210194]<text:tab/>SACHIN BHAYARE <text:s text:c="2"/>[0210001]<text:tab/>C - DS -OS <text:s/>Basic LDD Audio Video<text:tab/>Bench-Resourses<text:tab/>\n</text:p>
      <text:p text:style-name="P1">210409<text:tab/>KOTIPALLI <text:s/>PREMA KUMAR<text:tab/>F<text:tab/>prema.kumar@thundersoft.com<text:tab/>E2<text:tab/>07/03/2022<text:tab/>Active<text:tab/>9822561682<text:tab/>FARIDA M <text:s text:c="2"/>[0210179]<text:tab/>SIDDALINGESH KOOSALAPUR <text:s text:c="2"/>[0210194]<text:tab/>C - DS -OS <text:s/>Basic LDD <text:s/>Audio<text:tab/>Micron<text:tab/>\n</text:p>
      <text:p text:style-name="P1">210410<text:tab/>HARIKRISHNA JENA<text:tab/>M<text:tab/>harikrishna.jena@thundersoft.com<text:tab/>E1<text:tab/>07/03/2022<text:tab/>Resignation<text:tab/>9822561683<text:tab/>MOHAMMAD JOHNY SHAIK <text:s text:c="2"/>[0210197]<text:tab/>KALYANI POLEPEDDY <text:s text:c="2"/>[0210167]<text:tab/>C - DS -OS <text:s/>Basic LDD<text:tab/>QC-HYD<text:tab/>\n</text:p>
      <text:p text:style-name="P1">210411<text:tab/>VIDYASAGAR PULYALA<text:tab/>M<text:tab/>vidyasagar.pulyala@thundersoft.com<text:tab/>E3<text:tab/>10/03/2022<text:tab/>Active<text:tab/>9822561684<text:tab/>VIJAY KRISHNA NIVARTHI <text:s text:c="2"/>[0210212]<text:tab/>SRIKANTH CHATRADIPALLI <text:s text:c="2"/>[0210055]<text:tab/>C - DS -OS <text:s/>Basic LDD <text:s/>Audio<text:tab/>Team Change<text:tab/>\n</text:p>
      <text:p text:style-name="P1">210413<text:tab/>MAHAVIR SUBHASH MAHAJAN<text:tab/>M<text:tab/>mahavir.mahajan@thundersoft.com<text:tab/>E1<text:tab/>16/03/2022<text:tab/>Active<text:tab/>9822561685<text:tab/>SRIKANTH CHATRADIPALLI <text:s text:c="2"/>[0210055]<text:tab/>VAGEESWARI PANCHAGNULA <text:s text:c="2"/>[0210151]<text:tab/>C - DS -OS <text:s/>Jenkins Pyth Perl B&amp;I<text:tab/>Mavenir<text:tab/>\n</text:p>
      <text:p text:style-name="P1">210414<text:tab/>M SOBANA<text:tab/>F<text:tab/>sobana.m@thundersoft.com<text:tab/>E5<text:tab/>21/03/2022<text:tab/>Resignation<text:tab/>9822561686<text:tab/>ANURADHA KORRAPATI <text:s text:c="2"/>[0210002]<text:tab/>ASISH RANJAN MUNI <text:s text:c="2"/>[0210100]<text:tab/>C - DS -OS <text:s/>Basic LDD<text:tab/>Resigned<text:tab/>\n</text:p>
      <text:p text:style-name="P1">210415<text:tab/>AKSHAYKUMAR HANJAGI<text:tab/>M<text:tab/>akshay.hanjagi@thundersoft.com<text:tab/>E1<text:tab/>21/03/2022<text:tab/>Active<text:tab/>9822561687<text:tab/>SRIKANTH CHATRADIPALLI <text:s text:c="2"/>[0210055]<text:tab/>SRIKANTH CHATRADIPALLI <text:s text:c="2"/>[0210055]<text:tab/>C - DS -OS <text:s/>Basic LDD <text:s/>BSP<text:tab/>QC-HYD<text:tab/>\n</text:p>
      <text:p text:style-name="P1">210416<text:tab/>V SWATHI<text:tab/>F<text:tab/>swathi.v@thundersoft.com<text:tab/>E5<text:tab/>13/06/2022<text:tab/>Active<text:tab/>9822561688<text:tab/>ANURADHA KORRAPATI <text:s text:c="2"/>[0210002]<text:tab/>Ashok Phour <text:s/>[0210309]<text:tab/>C - DS -OS <text:s/>Basic LDD<text:tab/>Micron<text:tab/>\n</text:p>
      <text:p text:style-name="P1">210419<text:tab/>JATHIN SHETTY A<text:tab/>M<text:tab/>jas@thundersoft.com<text:tab/>E5<text:tab/>04/04/2022<text:tab/>Active<text:tab/>9822561689<text:tab/>VITTAL K INAMDAR <text:s text:c="2"/>[0210429]<text:tab/>SACHIN BHAYARE <text:s text:c="2"/>[0210001]<text:tab/>C - DS -OS <text:s/>Basic LDD<text:tab/>QC-HYD<text:tab/>\n</text:p>
      <text:p text:style-name="P1">210420<text:tab/>Pankaj Kumar Malviya<text:tab/>M<text:tab/>pankaj.malviya@thundersoft.com<text:tab/>E1<text:tab/>04/04/2022<text:tab/>Resignation<text:tab/>9822561690<text:tab/>SRIKANTH CHATRADIPALLI <text:s text:c="2"/>[0210055]<text:tab/>SRIKANTH CHATRADIPALLI <text:s text:c="2"/>[0210055]<text:tab/>C - DS -OS <text:s/>GIT ADB Python<text:tab/>Resigned<text:tab/>\n</text:p>
      <text:p text:style-name="P1">210422<text:tab/>SARVESH DHAR DWIVEDI<text:tab/>M<text:tab/>sarvesh.dwivedi@thundersoft.com<text:tab/>E2<text:tab/>08/04/2022<text:tab/>Resignation<text:tab/>9822561691<text:tab/>MOHAMMAD JOHNY SHAIK <text:s text:c="2"/>[0210197]<text:tab/>ASISH RANJAN MUNI <text:s text:c="2"/>[0210100]<text:tab/>C - DS -OS <text:s/>Basic LDD Audio Video<text:tab/>Resigned<text:tab/>\n</text:p>
      <text:p text:style-name="P1">210423<text:tab/>PRATIK MOHANTY<text:tab/>M<text:tab/>pratik.mohanty@thundersoft.com<text:tab/>E2<text:tab/>11/04/2022<text:tab/>Resignation<text:tab/>9822561692<text:tab/>SRIVALLI OGURI <text:s text:c="2"/>[0210023]<text:tab/>SACHIN BHAYARE <text:s text:c="2"/>[0210001]<text:tab/>C - DS -OS <text:s/>Basic LDD <text:s/>Audio<text:tab/>Resigned<text:tab/>\n</text:p>
      <text:p text:style-name="P1">210424<text:tab/>SREEKANTH PENCHALA<text:tab/>M<text:tab/>sreekanth.penchala@thundersoft.com<text:tab/>E5<text:tab/>01/09/2022<text:tab/>Active<text:tab/>9822561693<text:tab/>JATHIN SHETTY A <text:s/>[0210419]<text:tab/>SACHIN BHAYARE <text:s text:c="2"/>[0210001]<text:tab/>C - DS -OS <text:s/>Basic LDD<text:tab/>QC-HYD<text:tab/>\n</text:p>
      <text:p text:style-name="P1">210426<text:tab/>SWETHA VASARI<text:tab/>F<text:tab/>swetha.vasari@thundersoft.com<text:tab/>E2<text:tab/>25/04/2022<text:tab/>Resignation<text:tab/>9822561694<text:tab/>SRIKANTH CHATRADIPALLI <text:s text:c="2"/>[0210055]<text:tab/>VAGEESWARI PANCHAGNULA <text:s text:c="2"/>[0210151]<text:tab/>C - DS -OS <text:s/>Basic LDD <text:s/>Audio<text:tab/>Resigned<text:tab/>\n</text:p>
      <text:p text:style-name="P1"><text:soft-page-break/>210427<text:tab/>PURIJALA SWARNA LATHA<text:tab/>F<text:tab/>swarna.purijala@thundersoft.com<text:tab/>E2<text:tab/>25/04/2022<text:tab/>Active<text:tab/>9822561695<text:tab/>FARIDA M <text:s text:c="2"/>[0210179]<text:tab/>KALYANI POLEPEDDY <text:s text:c="2"/>[0210167]<text:tab/>C - DS -OS <text:s/>Jenkins Pyth Perl B&amp;I<text:tab/>Visteon Audio<text:tab/>\n</text:p>
      <text:p text:style-name="P1">210428<text:tab/>YASHAS B K<text:tab/>M<text:tab/>yashas.bk@thundersoft.com<text:tab/>E6<text:tab/>25/04/2022<text:tab/>Active<text:tab/>9822561696<text:tab/>NARESH JADHAV <text:s text:c="2"/>[0210456]<text:tab/>SRIKANTH CHATRADIPALLI <text:s text:c="2"/>[0210055]<text:tab/>C - DS -OS <text:s/>Basic LDD<text:tab/>Mavenir<text:tab/>\n</text:p>
      <text:p text:style-name="P1">210429<text:tab/>VITTAL K INAMDAR<text:tab/>M<text:tab/>vittal.inamdar@thundersoft.com<text:tab/>E5<text:tab/>01/08/2022<text:tab/>Active<text:tab/>9822561697<text:tab/>SUDHARANI PILLAI <text:s/>[014121]<text:tab/>KALYANI POLEPEDDY <text:s text:c="2"/>[0210167]<text:tab/>C - DS -OS <text:s/>Basic LDD <text:s/>BSP<text:tab/>Micron<text:tab/>\n</text:p>
      <text:p text:style-name="P1">210430<text:tab/>SRILAKSHMI JAKKAM<text:tab/>F<text:tab/>srilakshmi.jakkam@thundersoft.com<text:tab/>E3<text:tab/>09/05/2022<text:tab/>Active<text:tab/>9822561698<text:tab/>AKELLA PRASANNA KUMAR [0210108]<text:tab/>SACHIN BHAYARE <text:s text:c="2"/>[0210001]<text:tab/>C - DS -OS <text:s/>Basic LDD<text:tab/>Bench<text:tab/>\n</text:p>
      <text:p text:style-name="P1">210431<text:tab/>MEKALA RAMA MOHAN CHOWDARY<text:tab/>M<text:tab/>ramamohan.mekala@thundersoft.com<text:tab/>E1<text:tab/>11/05/2022<text:tab/>Active<text:tab/>9822561699<text:tab/>AKELLA PRASANNA KUMAR [0210108]<text:tab/>SIDDALINGESH KOOSALAPUR <text:s text:c="2"/>[0210194]<text:tab/>C - DS -OS <text:s/>Basic LDD<text:tab/>QC-HYD<text:tab/>\n</text:p>
      <text:p text:style-name="P1">210432<text:tab/>ADEPU SHRAVAN KUMAR<text:tab/>M<text:tab/>shravan.adepu@thundersoft.com<text:tab/>E3<text:tab/>16/05/2022<text:tab/>Active<text:tab/>9822561700<text:tab/>KARNATI NAGESWARA REDDY [0210171]<text:tab/>SIVARAM KUPPA <text:s text:c="2"/>[0210110]<text:tab/>C - DS -OS <text:s/>GIT ADB Python<text:tab/>QC-HYD<text:tab/>\n</text:p>
      <text:p text:style-name="P1">210433<text:tab/>SHAIK BASHID<text:tab/>M<text:tab/>bashid.shaik@thundersoft.com<text:tab/>E2<text:tab/>18/05/2022<text:tab/>Active<text:tab/>9822561701<text:tab/>ASISH RANJAN MUNI <text:s text:c="2"/>[0210100]<text:tab/>VAGEESWARI PANCHAGNULA <text:s text:c="2"/>[0210151]<text:tab/>C - DS -OS <text:s/>ADB GIT Basic LDD<text:tab/>QC-HYD<text:tab/>\n</text:p>
      <text:p text:style-name="P1">210434<text:tab/>TULIKA TANYA<text:tab/>F<text:tab/>tanya.tulika@thundersoft.com<text:tab/>E1<text:tab/>23/05/2022<text:tab/>Active<text:tab/>9822561702<text:tab/>SRIKANTH CHATRADIPALLI <text:s text:c="2"/>[0210055]<text:tab/>Ashok Phour <text:s/>[0210309]<text:tab/>C - DS -OS <text:s/>GIT<text:tab/>QC-HYD<text:tab/>\n</text:p>
      <text:p text:style-name="P1">210435<text:tab/>Chethan Kumar T S<text:tab/>M<text:tab/>chethan.kumar@thundersoft.com<text:tab/>E5<text:tab/>06/06/2022<text:tab/>Active<text:tab/>9822561703<text:tab/>ANKUR TYAGI <text:s text:c="2"/>[0210184]<text:tab/>SHANTHI SINDHU <text:s text:c="2"/>[0210030]<text:tab/>C - DS -OS <text:s/>GIT<text:tab/>QC-HYD<text:tab/>\n</text:p>
      <text:p text:style-name="P1">210437<text:tab/>MATTA SESHU KUMAR<text:tab/>M<text:tab/>seshu.matta@thundersoft.com<text:tab/>E6<text:tab/>20/06/2022<text:tab/>Active<text:tab/>9822561704<text:tab/>VAGEESWARI PANCHAGNULA <text:s text:c="2"/>[0210151]<text:tab/>SACHIN BHAYARE <text:s text:c="2"/>[0210001]<text:tab/>C - DS -OS <text:s/>GIT<text:tab/>QC-HYD<text:tab/>\n</text:p>
      <text:p text:style-name="P1">210438<text:tab/>MIRZA ANSAR BAIG<text:tab/>M<text:tab/>mirza.ansar@thundersoft.com<text:tab/>E6<text:tab/>20/06/2022<text:tab/>Active<text:tab/>9822561705<text:tab/>VAGEESWARI PANCHAGNULA <text:s text:c="2"/>[0210151]<text:tab/>VIKAS REDDY <text:s text:c="2"/>[0210022]<text:tab/>C - DS -OS ADB GIT Basic LDD Audio<text:tab/>Visteon Audio<text:tab/>\n</text:p>
      <text:p text:style-name="P1">210439<text:tab/>V VANI<text:tab/>F<text:tab/>vani.v@thundersoft.com<text:tab/>E6<text:tab/>22/06/2022<text:tab/>Active<text:tab/>9822561706<text:tab/>SRIKANTH CHATRADIPALLI <text:s text:c="2"/>[0210055]<text:tab/>KALYANI POLEPEDDY <text:s text:c="2"/>[0210167]<text:tab/>C - DS -OS <text:s/>Basic LDD Audio Video<text:tab/>QC-HYD<text:tab/>\n</text:p>
      <text:p text:style-name="P1">210440<text:tab/>KAMMELA THEJESWI<text:tab/>F<text:tab/>thejeswi.kammela@thundersoft.com<text:tab/>E6<text:tab/>28/06/2022<text:tab/>Active<text:tab/>9822561707<text:tab/>SRIKANTH CHATRADIPALLI <text:s text:c="2"/>[0210055]<text:tab/>SIDDALINGESH KOOSALAPUR <text:s text:c="2"/>[0210194]<text:tab/>C - DS -OS <text:s/>Basic LDD <text:s/>Audio<text:tab/>Mavenir<text:tab/>\n</text:p>
      <text:p text:style-name="P1">210441<text:tab/>MUNESHA G<text:tab/>M<text:tab/>munesha.g@thundersoft.com<text:tab/>E1<text:tab/>01/07/2022<text:tab/>Active<text:tab/>9822561708<text:tab/>SUDHARANI PILLAI <text:s/>[014121]<text:tab/>SHANTHI SINDHU <text:s text:c="2"/>[0210030]<text:tab/>C - DS -OS <text:s/>Basic LDD<text:tab/>Onboarded<text:tab/>\n</text:p>
      <text:p text:style-name="P1">210442<text:tab/>AMARJEET SINGH<text:tab/>M<text:tab/>amarjeet.singh@thundersoft.com<text:tab/>E2<text:tab/>04/07/2022<text:tab/>Active<text:tab/>9822561709<text:tab/>ASISH RANJAN MUNI <text:s text:c="2"/>[0210100]<text:tab/>SRIKANTH CHATRADIPALLI <text:s text:c="2"/>[0210055]<text:tab/>C - DS -OS <text:s/>Basic LDD <text:s/>Audio<text:tab/>Visteon Audio<text:tab/>\n</text:p>
      <text:p text:style-name="P1"><text:soft-page-break/>210443<text:tab/>RAHUL AJMERIYA<text:tab/>M<text:tab/>rahul.ajmeriya@thundersoft.com<text:tab/>E2<text:tab/>04/07/2022<text:tab/>Active<text:tab/>9822561710<text:tab/>VISWANATH BOMA <text:s/>[0210403]<text:tab/>VIKAS REDDY <text:s text:c="2"/>[0210022]<text:tab/>C - DS -OS ADB GIT Basic LDD Audio<text:tab/>QC-HYD<text:tab/>\n</text:p>
      <text:p text:style-name="P1">210444<text:tab/>ALAVALAPATI CHANDANA<text:tab/>F<text:tab/>chandana.alavalapati@thundersoft.com<text:tab/>E6<text:tab/>04/07/2022<text:tab/>Termination<text:tab/>9822561711<text:tab/>VAGEESWARI PANCHAGNULA <text:s text:c="2"/>[0210151]<text:tab/>SACHIN BHAYARE <text:s text:c="2"/>[0210001]<text:tab/>C - DS -OS <text:s/>Basic LDD Audio Video<text:tab/>QC-HYD<text:tab/>\n</text:p>
      <text:p text:style-name="P1">210446<text:tab/>SHAIK HASEENA BHANU<text:tab/>F<text:tab/>haseena.bhanu@thundersoft.com<text:tab/>E2<text:tab/>07/07/2022<text:tab/>Active<text:tab/>9822561712<text:tab/>CHINTALA YOUGHANDHAR <text:s text:c="2"/>[0210189]<text:tab/>SIDDALINGESH KOOSALAPUR <text:s text:c="2"/>[0210194]<text:tab/>C - DS -OS <text:s/>Basic LDD <text:s/>Audio<text:tab/>QC-HYD<text:tab/>\n</text:p>
      <text:p text:style-name="P1">210448<text:tab/>VENKATANAGARI SONY<text:tab/>F<text:tab/>sony.v@thundersoft.com<text:tab/>E2<text:tab/>11/07/2022<text:tab/>Active<text:tab/>9822561713<text:tab/>SRIKANTH CHATRADIPALLI <text:s text:c="2"/>[0210055]<text:tab/>Ashok Phour <text:s/>[0210309]<text:tab/>C - DS -OS <text:s/>Basic LDD<text:tab/>Mavenir<text:tab/>\n</text:p>
      <text:p text:style-name="P1">210449<text:tab/>AMIT KUMAR<text:tab/>M<text:tab/>amit.kumar@thundersoft.com<text:tab/>E1<text:tab/>11/07/2022<text:tab/>Active<text:tab/>9822561714<text:tab/>ASISH RANJAN MUNI <text:s text:c="2"/>[0210100]<text:tab/>VAGEESWARI PANCHAGNULA <text:s text:c="2"/>[0210151]<text:tab/>C - DS -OS <text:s/>Basic LDD <text:s/>Audio<text:tab/>Visteon Audio<text:tab/>\n</text:p>
      <text:p text:style-name="P1">210450<text:tab/>RAHUL TRIPATHI<text:tab/>M<text:tab/>rahul.tripathi@thundersoft.com<text:tab/>E2<text:tab/>11/07/2022<text:tab/>Active<text:tab/>9822561715<text:tab/>SRIVALLI OGURI <text:s text:c="2"/>[0210023]<text:tab/>SHANTHI SINDHU <text:s text:c="2"/>[0210030]<text:tab/>C - DS -OS <text:s/>Jenkins Pyth Perl B&amp;I<text:tab/>Micron<text:tab/>\n</text:p>
      <text:p text:style-name="P1">210451<text:tab/>Zahir Shabbir Khan<text:tab/>M<text:tab/>zahir.khan@thundersoft.com<text:tab/>E3<text:tab/>18/07/2022<text:tab/>Active<text:tab/>9822561716<text:tab/>SIVARAM KUPPA <text:s text:c="2"/>[0210110]<text:tab/>SRIKANTH CHATRADIPALLI <text:s text:c="2"/>[0210055]<text:tab/>C - DS -OS <text:s/>Basic LDD<text:tab/>QC-HYD<text:tab/>\n</text:p>
      <text:p text:style-name="P1">210452<text:tab/>Buddanagoudugari Prakash<text:tab/>M<text:tab/>prakash.b@thundersoft.com<text:tab/>E3<text:tab/>18/07/2022<text:tab/>Active<text:tab/>9822561717<text:tab/>Ashok Phour <text:s/>[0210309]<text:tab/>SIVARAM KUPPA <text:s text:c="2"/>[0210110]<text:tab/>C - DS -OS <text:s/>Basic LDD <text:s/>BSP<text:tab/>QC-HYD<text:tab/>\n</text:p>
      <text:p text:style-name="P1">210453<text:tab/>TOBIN K TOMY<text:tab/>M<text:tab/>tobin.tomy@thundersoft.com<text:tab/>E3 <text:tab/>18/07/2022<text:tab/>Active<text:tab/>9822561718<text:tab/>SIDDALINGESH KOOSALAPUR <text:s text:c="2"/>[0210194]<text:tab/>SACHIN BHAYARE <text:s text:c="2"/>[0210001]<text:tab/>C - DS -OS <text:s/>Basic LDD<text:tab/>Team Change<text:tab/>\n</text:p>
      <text:p text:style-name="P1">210454<text:tab/>J LOKESHWAR<text:tab/>M<text:tab/>lokeshwar.j@thundersoft.com<text:tab/>E6<text:tab/>18/07/2022<text:tab/>Active<text:tab/>9822561719<text:tab/>VAGEESWARI PANCHAGNULA <text:s text:c="2"/>[0210151]<text:tab/>KALYANI POLEPEDDY <text:s text:c="2"/>[0210167]<text:tab/>C - DS -OS <text:s/>Basic LDD<text:tab/>Onboarded<text:tab/>\n</text:p>
      <text:p text:style-name="P1">210455<text:tab/>NIKHIL ATTELLI<text:tab/>M<text:tab/>nikhil.attelli@thundersoft.com<text:tab/>E3 <text:tab/>25/07/2022<text:tab/>Active<text:tab/>9822561720<text:tab/>VIJAY KRISHNA NIVARTHI <text:s text:c="2"/>[0210212]<text:tab/>Ashok Phour <text:s/>[0210309]<text:tab/>C - DS -OS <text:s/>GIT ADB Python<text:tab/>QC-HYD<text:tab/>\n</text:p>
      <text:p text:style-name="P1">210456<text:tab/>NARESH JADHAV<text:tab/>M<text:tab/>naresh.jadhav@thundersoft.com<text:tab/>E3<text:tab/>26/07/2022<text:tab/>Active<text:tab/>9822561721<text:tab/>VITTAL K INAMDAR <text:s text:c="2"/>[0210429]<text:tab/>VAGEESWARI PANCHAGNULA <text:s text:c="2"/>[0210151]<text:tab/>C - DS -OS <text:s/>GIT ADB Basic LDD Camera<text:tab/>Mavenir<text:tab/>\n</text:p>
      <text:p text:style-name="P1">210457<text:tab/>VEMULAPUDI SAI SANDEEP<text:tab/>M<text:tab/>sai.sandeep@thundersoft.com<text:tab/>E1 <text:tab/>28/07/2022<text:tab/>Active<text:tab/>9822561722<text:tab/>SRIVALLI OGURI <text:s text:c="2"/>[0210023]<text:tab/>Ashok Phour <text:s/>[0210309]<text:tab/>C - DS -OS <text:s/>GIT ADB ARM-Basics<text:tab/>QC-HYD<text:tab/>\n</text:p>
      <text:p text:style-name="P1">210458<text:tab/>ANURADHA LELLA<text:tab/>F<text:tab/>lella.anuradha@thundersoft.com<text:tab/>E3<text:tab/>01/08/2022<text:tab/>Active<text:tab/>9822561723<text:tab/>SACHIN BHAYARE <text:s text:c="2"/>[0210001]<text:tab/>SRIKANTH CHATRADIPALLI <text:s text:c="2"/>[0210055]<text:tab/>C - DS -OS <text:s/>Basic LDD<text:tab/>Visteon Audio<text:tab/>\n</text:p>
      <text:p text:style-name="P1">210459<text:tab/>AVVINAASH MOHAN<text:tab/>M<text:tab/>avvinaash.mohan@thundersoft.com<text:tab/>E5<text:tab/>01/08/2022<text:tab/>Active<text:tab/>9822561724<text:tab/>SUDHARANI PILLAI <text:s/>[014121]<text:tab/>SACHIN BHAYARE <text:s text:c="2"/>[0210001]<text:tab/>C - DS -OS <text:s/>GIT ADB Python<text:tab/>Team Change<text:tab/>\n</text:p>
      <text:p text:style-name="P1"><text:soft-page-break/>210460<text:tab/>SANTHOSH KUMAR M<text:tab/>M<text:tab/>santhosh.m@thundersoft.com<text:tab/>E1 <text:tab/>01/08/2022<text:tab/>Active<text:tab/>9822561725<text:tab/>SIVARAM KUPPA <text:s text:c="2"/>[0210110]<text:tab/>KALYANI POLEPEDDY <text:s text:c="2"/>[0210167]<text:tab/>C - DS -OS <text:s/>GIT ADB Basic LDD Camera<text:tab/>QC-HYD<text:tab/>\n</text:p>
      <text:p text:style-name="P1">210461<text:tab/>VIJAY BALAKULA<text:tab/>M<text:tab/>vijay.balakula@thundersoft.com<text:tab/>E6<text:tab/>01/08/2022<text:tab/>Active<text:tab/>9822561726<text:tab/>SRIVALLI OGURI <text:s text:c="2"/>[0210023]<text:tab/>SIDDALINGESH KOOSALAPUR <text:s text:c="2"/>[0210194]<text:tab/>C - DS -OS <text:s/>GIT ADB ARM-Basics<text:tab/>QC-HYD<text:tab/>\n</text:p>
      <text:p text:style-name="P1">210462<text:tab/>ARJA SANDHYA<text:tab/>F<text:tab/>sandhya.arja@thundersoft.com<text:tab/>E6<text:tab/>01/08/2022<text:tab/>Active<text:tab/>9822561727<text:tab/>SRIVALLI OGURI <text:s text:c="2"/>[0210023]<text:tab/>SIVARAM KUPPA <text:s text:c="2"/>[0210110]<text:tab/>C - DS -OS ADB GIT Basic LDD Audio<text:tab/>Onboarded<text:tab/>\n</text:p>
      <text:p text:style-name="P1">210463<text:tab/>B PURENDER REDDY<text:tab/>M<text:tab/>purender.reddy@thundersoft.com<text:tab/>E2<text:tab/>03/08/2022<text:tab/>Active<text:tab/>9822561728<text:tab/>ASISH RANJAN MUNI <text:s text:c="2"/>[0210100]<text:tab/>Ashok Phour <text:s/>[0210309]<text:tab/>C - DS -OS <text:s/>Basic LDD<text:tab/>Team Change<text:tab/>\n</text:p>
      <text:p text:style-name="P1">210465<text:tab/>CHANDAKA HEMALATHA<text:tab/>F<text:tab/>hemalatha.chandaka@thundersoft.com<text:tab/>E6<text:tab/>08/08/2022<text:tab/>Active<text:tab/>9822561729<text:tab/>VAGEESWARI PANCHAGNULA <text:s text:c="2"/>[0210151]<text:tab/>SRIKANTH CHATRADIPALLI <text:s text:c="2"/>[0210055]<text:tab/>C - DS -OS <text:s/>Basic LDD <text:s/>BSP<text:tab/>QC-HYD<text:tab/>\n</text:p>
      <text:p text:style-name="P1">210466<text:tab/>EMMADI PRIYANKA<text:tab/>F<text:tab/>priyanka.emmadi@thundersoft.com<text:tab/>E6<text:tab/>08/08/2022<text:tab/>Active<text:tab/>9822561730<text:tab/>VAGEESWARI PANCHAGNULA <text:s text:c="2"/>[0210151]<text:tab/>SHANTHI SINDHU <text:s text:c="2"/>[0210030]<text:tab/>C - DS -OS <text:s/>Basic LDD<text:tab/>TEAM CHANGE<text:tab/>\n</text:p>
      <text:p text:style-name="P1">210467<text:tab/>Polimera Sailaja<text:tab/>M<text:tab/>sailaja.polimera@thundersoft.com<text:tab/>E6<text:tab/>08/08/2022<text:tab/>Active<text:tab/>9822561731<text:tab/>VAGEESWARI PANCHAGNULA <text:s text:c="2"/>[0210151]<text:tab/>ASISH RANJAN MUNI <text:s text:c="2"/>[0210100]<text:tab/>C - DS -OS <text:s/>Basic LDD<text:tab/>QC-HYD<text:tab/>\n</text:p>
      <text:p text:style-name="P1">210468<text:tab/>SATHI RAGHU SANKAR REDDY<text:tab/>M<text:tab/>raghu.sankar@thundersoft.com<text:tab/>E6<text:tab/>08/08/2022<text:tab/>Active<text:tab/>9822561732<text:tab/>VAGEESWARI PANCHAGNULA <text:s text:c="2"/>[0210151]<text:tab/>SACHIN BHAYARE <text:s text:c="2"/>[0210001]<text:tab/>C - DS -OS <text:s/>GIT ADB Python<text:tab/>QC-HYD<text:tab/>\n</text:p>
      <text:p text:style-name="P1">210469<text:tab/>NUTHALAPATI SIRI CHANDANA<text:tab/>F<text:tab/>chandana.siri@thundersoft.com<text:tab/>E1 <text:tab/>10/08/2022<text:tab/>Active<text:tab/>9822561733<text:tab/>MONIKA ALEKHYA BOMMISETTI <text:s text:c="2"/>[0210149]<text:tab/>SIDDALINGESH KOOSALAPUR <text:s text:c="2"/>[0210194]<text:tab/>C - DS -OS <text:s/>GIT ADB Basic LDD Camera<text:tab/>Bench<text:tab/>\n</text:p>
      <text:p text:style-name="P1">210470<text:tab/>GIRISH KUMAR K<text:tab/>M<text:tab/>girish.kumar@thundersoft.com<text:tab/>E1 <text:tab/>11/08/2022<text:tab/>Active<text:tab/>9822561734<text:tab/>KARNATI NAGESWARA REDDY [0210171]<text:tab/>SIDDALINGESH KOOSALAPUR <text:s text:c="2"/>[0210194]<text:tab/>C - DS -OS <text:s/>GIT ADB ARM-Basics<text:tab/>Visteon Audio<text:tab/>\n</text:p>
      <text:p text:style-name="P1">210471<text:tab/>Bathini Amesh Kumar Reddy<text:tab/>M<text:tab/>amesh.reddy@thundersoft.com<text:tab/>E2<text:tab/>16/08/2022<text:tab/>Active<text:tab/>9822561735<text:tab/>CHINTALA YOUGHANDHAR <text:s text:c="2"/>[0210189]<text:tab/>SRIKANTH CHATRADIPALLI <text:s text:c="2"/>[0210055]<text:tab/>C - DS -OS <text:s/>Basic LDD<text:tab/>Bench<text:tab/>\n</text:p>
      <text:p text:style-name="P1">210472<text:tab/>NAREDLA SAI<text:tab/>M<text:tab/>sai.naredla@thundersoft.com<text:tab/>E1<text:tab/>16/08/2022<text:tab/>Active<text:tab/>9822561736<text:tab/>ASISH RANJAN MUNI <text:s text:c="2"/>[0210100]<text:tab/>VIKAS REDDY <text:s text:c="2"/>[0210022]<text:tab/>C - DS -OS <text:s/>GIT ADB Python<text:tab/>QC-HYD<text:tab/>\n</text:p>
      <text:p text:style-name="P1">210473<text:tab/>Affan Shariff<text:tab/>M<text:tab/>affan.shariff@thundersoft.com<text:tab/>E6<text:tab/>16/08/2022<text:tab/>Active<text:tab/>9822561737<text:tab/>VAGEESWARI PANCHAGNULA <text:s text:c="2"/>[0210151]<text:tab/>VAGEESWARI PANCHAGNULA <text:s text:c="2"/>[0210151]<text:tab/>C - DS -OS <text:s/>GIT ADB Basic LDD Camera<text:tab/>Bench<text:tab/>\n</text:p>
      <text:p text:style-name="P1">210474<text:tab/>Basudev Achary Konderpu<text:tab/>M<text:tab/>basudev.k@thundersoft.com<text:tab/>E5<text:tab/>18/08/2022<text:tab/>Active<text:tab/>9822561738<text:tab/>SUDHARANI PILLAI <text:s/>[014121]<text:tab/>SHANTHI SINDHU <text:s text:c="2"/>[0210030]<text:tab/>C - DS -OS <text:s/>GIT ADB ARM-Basics<text:tab/>Micron<text:tab/>\n</text:p>
      <text:p text:style-name="P1">210475<text:tab/>PASALA BALAJI<text:tab/>M<text:tab/>balaji.pasala@thundersoft.com<text:tab/>E3<text:tab/>22/08/2022<text:tab/>Active<text:tab/>9822561739<text:tab/>TELLAPATI REDDAIAH <text:s text:c="2"/>[0210154]<text:tab/>SACHIN BHAYARE <text:s text:c="2"/>[0210001]<text:tab/>C - DS -OS ADB GIT Basic LDD Audio<text:tab/>Visteon Audio<text:tab/>\n</text:p>
      <text:p text:style-name="P1"><text:soft-page-break/>210476<text:tab/>PILLA VENKATA TANUSHA<text:tab/>F<text:tab/>tanusha.pilla@thundersoft.com<text:tab/>E2<text:tab/>22/08/2022<text:tab/>Resignation<text:tab/>9822561740<text:tab/>SRIVALLI OGURI <text:s text:c="2"/>[0210023]<text:tab/>SIVARAM KUPPA <text:s text:c="2"/>[0210110]<text:tab/>C - DS -OS <text:s/>Basic LDD Audio Video<text:tab/>Resigned<text:tab/>\n</text:p>
      <text:p text:style-name="P1">210477<text:tab/>CHAPPITI KIRAN KUMAR<text:tab/>F<text:tab/>kiran.chappiti@thundersoft.com<text:tab/>E6<text:tab/>22/08/2022<text:tab/>Active<text:tab/>9822561741<text:tab/>VAGEESWARI PANCHAGNULA <text:s text:c="2"/>[0210151]<text:tab/>SACHIN BHAYARE <text:s text:c="2"/>[0210001]<text:tab/>C - DS -OS <text:s/>Basic LDD <text:s/>Audio<text:tab/>Mavenir<text:tab/>\n</text:p>
      <text:p text:style-name="P1">210478<text:tab/>Dandala Sai Sandeep Reddy<text:tab/>M<text:tab/>sandeep.dandala@thundersoft.com<text:tab/>E3 <text:tab/>29/08/2022<text:tab/>Active<text:tab/>9822561742<text:tab/>SIVARAM KUPPA <text:s text:c="2"/>[0210110]<text:tab/>SIDDALINGESH KOOSALAPUR <text:s text:c="2"/>[0210194]<text:tab/>C - DS -OS <text:s/>Basic LDD<text:tab/>Micron<text:tab/>\n</text:p>
      <text:p text:style-name="P1">210479<text:tab/>G BHARATH YADAV<text:tab/>M<text:tab/>bharath.yadav@thundersoft.com<text:tab/>E5<text:tab/>29/08/2022<text:tab/>Active<text:tab/>9822561743<text:tab/>JATHIN SHETTY A <text:s/>[0210419]<text:tab/>KALYANI POLEPEDDY <text:s text:c="2"/>[0210167]<text:tab/>C - DS -OS <text:s/>Basic LDD <text:s/>Audio<text:tab/>QC-HYD<text:tab/>\n</text:p>
      <text:p text:style-name="P1">210480<text:tab/>GAYATHRI A D<text:tab/>F<text:tab/>gayathri.ad@thundersoft.com<text:tab/>E5<text:tab/>29/08/2022<text:tab/>Active<text:tab/>9822561744<text:tab/>JATHIN SHETTY A <text:s/>[0210419]<text:tab/>SRIKANTH CHATRADIPALLI <text:s text:c="2"/>[0210055]<text:tab/>C - DS -OS <text:s/>Jenkins Pyth Perl B&amp;I<text:tab/>Team Change<text:tab/>\n</text:p>
      <text:p text:style-name="P1">210481<text:tab/>Lakshmidurga Putchakayala<text:tab/>F<text:tab/>lakshmidurga.p@thundersoft.com<text:tab/>E5<text:tab/>29/08/2022<text:tab/>Active<text:tab/>9822561745<text:tab/>JATHIN SHETTY A <text:s/>[0210419]<text:tab/>VAGEESWARI PANCHAGNULA <text:s text:c="2"/>[0210151]<text:tab/>C - DS -OS <text:s/>Basic LDD<text:tab/>Mavenir<text:tab/>\n</text:p>
      <text:p text:style-name="P1">210486<text:tab/>Manoj Kumar<text:tab/>M<text:tab/>manoj.kumar@thundersoft.com<text:tab/>E1<text:tab/>05/09/2022<text:tab/>Active<text:tab/>9822561746<text:tab/>ANKUR TYAGI <text:s text:c="2"/>[0210184]<text:tab/>ASISH RANJAN MUNI <text:s text:c="2"/>[0210100]<text:tab/>C - DS -OS <text:s/>Basic LDD <text:s/>BSP<text:tab/>QC-HYD<text:tab/>\n</text:p>
      <text:p text:style-name="P1">210487<text:tab/>TARUN CHEVULA<text:tab/>M<text:tab/>tarun.chevula@thundersoft.com<text:tab/>E2<text:tab/>05/09/2022<text:tab/>Active<text:tab/>9822561747<text:tab/>SRIVALLI OGURI <text:s text:c="2"/>[0210023]<text:tab/>SRIKANTH CHATRADIPALLI <text:s text:c="2"/>[0210055]<text:tab/>C - DS -OS <text:s/>Basic LDD<text:tab/>QC-HYD<text:tab/>\n</text:p>
      <text:p text:style-name="P1">210491<text:tab/>SHEKHAR R<text:tab/>M<text:tab/>shekhar.r@thundersoft.com<text:tab/>E4<text:tab/>12/09/2022<text:tab/>Active<text:tab/>9822561748<text:tab/>SUDHARANI PILLAI <text:s/>[014121]<text:tab/>Ashok Phour <text:s/>[0210309]<text:tab/>C - DS -OS <text:s/>Basic LDD<text:tab/>Micron<text:tab/>\n</text:p>
      <text:p text:style-name="P1">210492<text:tab/>Rajkumar Raghupathy<text:tab/>M<text:tab/>rajkumar.raghupathy@thundersoft.com<text:tab/>E3 <text:tab/>19/09/2022<text:tab/>Active<text:tab/>9822561749<text:tab/>SACHIN BHAYARE <text:s text:c="2"/>[0210001]<text:tab/>SACHIN BHAYARE <text:s text:c="2"/>[0210001]<text:tab/>C - DS -OS <text:s/>GIT ADB Python<text:tab/>QC-HYD<text:tab/>\n</text:p>
      <text:p text:style-name="P1">210493<text:tab/>Ashish Annaso Patil<text:tab/>M<text:tab/>ashish.patil@thundersoft.com<text:tab/>E2<text:tab/>19/09/2022<text:tab/>Active<text:tab/>9822561750<text:tab/>MOHAMMAD JOHNY SHAIK <text:s text:c="2"/>[0210197]<text:tab/>SRIKANTH CHATRADIPALLI <text:s text:c="2"/>[0210055]<text:tab/>C - DS -OS <text:s/>GIT ADB Basic LDD Camera<text:tab/>Visteon Audio<text:tab/>\n</text:p>
      <text:p text:style-name="P1">210494<text:tab/>Hrithik jain<text:tab/>M<text:tab/>hrithik.jain@thundersoft.com<text:tab/>E6<text:tab/>19/09/2022<text:tab/>Active<text:tab/>9822561751<text:tab/>KALYANI POLEPEDDY <text:s text:c="2"/>[0210167]<text:tab/>VAGEESWARI PANCHAGNULA <text:s text:c="2"/>[0210151]<text:tab/>C - DS -OS <text:s/>GIT ADB ARM-Basics<text:tab/>Bench-Resourses<text:tab/>\n</text:p>
      <text:p text:style-name="P1">210495<text:tab/>KENCHUGUNDU NIKHIL<text:tab/>M<text:tab/>nikhil.k@thundersoft.com<text:tab/>E6<text:tab/>19/09/2022<text:tab/>Active<text:tab/>9822561752<text:tab/>KALYANI POLEPEDDY <text:s text:c="2"/>[0210167]<text:tab/>VAGEESWARI PANCHAGNULA <text:s text:c="2"/>[0210151]<text:tab/>C - DS -OS <text:s/>Basic LDD<text:tab/>Bench-Resourses<text:tab/>\n</text:p>
      <text:p text:style-name="P1">210496<text:tab/>Dinesh A<text:tab/>M<text:tab/>dinesh.a@thundersoft.com<text:tab/>E6<text:tab/>19/09/2022<text:tab/>Active<text:tab/>9822561753<text:tab/>KALYANI POLEPEDDY <text:s text:c="2"/>[0210167]<text:tab/>VAGEESWARI PANCHAGNULA <text:s text:c="2"/>[0210151]<text:tab/>C - DS -OS <text:s/>GIT ADB Python<text:tab/>Bench-Resourses<text:tab/>\n</text:p>
      <text:p text:style-name="P1">210497<text:tab/>Dhonthula Pavan kumar<text:tab/>M<text:tab/>pavan.d@thundersoft.com<text:tab/>E6<text:tab/>19/09/2022<text:tab/>Active<text:tab/>9822561754<text:tab/>KALYANI POLEPEDDY <text:s text:c="2"/>[0210167]<text:tab/>VAGEESWARI PANCHAGNULA <text:s text:c="2"/>[0210151]<text:tab/>C - DS -OS <text:s/>GIT ADB Basic LDD Camera<text:tab/>Bench-Resourses<text:tab/>\n</text:p>
      <text:p text:style-name="P1">210498<text:tab/>Aishwarya Chandrakant Deshmane<text:tab/>F<text:tab/>aishwarya.d@thundersoft.com<text:tab/>E6<text:tab/>19/09/2022<text:tab/>Active<text:tab/>9822561755<text:tab/>KALYANI POLEPEDDY <text:s text:c="2"/>[0210167]<text:soft-page-break/><text:tab/>VAGEESWARI PANCHAGNULA <text:s text:c="2"/>[0210151]<text:tab/>C - DS -OS <text:s/>GIT ADB ARM-Basics<text:tab/>Bench-Resourses<text:tab/>\n</text:p>
      <text:p text:style-name="P1">210499<text:tab/>Vishal Narayan Wagh<text:tab/>M<text:tab/>vishal.wagh@thundersoft.com<text:tab/>E6<text:tab/>19/09/2022<text:tab/>Active<text:tab/>9822561756<text:tab/>KALYANI POLEPEDDY <text:s text:c="2"/>[0210167]<text:tab/>VAGEESWARI PANCHAGNULA <text:s text:c="2"/>[0210151]<text:tab/>C - DS -OS ADB GIT Basic LDD Audio<text:tab/>Bench-Resourses<text:tab/>\n</text:p>
      <text:p text:style-name="P1">210500<text:tab/>Priyanka Vutkur<text:tab/>F<text:tab/>priyanka.vutkur@thundersoft.com<text:tab/>E6<text:tab/>19/09/2022<text:tab/>Active<text:tab/>9822561757<text:tab/>PASALA BALAJI <text:s text:c="2"/>[0210475]<text:tab/>SIDDALINGESH KOOSALAPUR <text:s text:c="2"/>[0210194]<text:tab/>C - DS -OS <text:s/>Basic LDD Audio Video<text:tab/>Bench-Resourses<text:tab/>\n</text:p>
      <text:p text:style-name="P1">210506<text:tab/>Karri Pradeep Kumar<text:tab/>M<text:tab/>pradeep.karri@thundersoft.com<text:tab/>E6<text:tab/>26/09/2022<text:tab/>Active<text:tab/>9822561758<text:tab/>SRIVALLI OGURI <text:s text:c="2"/>[0210023]<text:tab/>SIDDALINGESH KOOSALAPUR <text:s text:c="2"/>[0210194]<text:tab/>C - DS -OS <text:s/>Basic LDD <text:s/>Audio<text:tab/>Bench-Resourses<text:tab/>\n</text:p>
      <text:p text:style-name="P1">210509<text:tab/>Vadlakonda Gayathri<text:tab/>F<text:tab/>gayathri.v@thundersoft.com<text:tab/>E6<text:tab/>27/09/2022<text:tab/>Active<text:tab/>9822561759<text:tab/>SRIVALLI OGURI <text:s text:c="2"/>[0210023]<text:tab/>SRIKANTH CHATRADIPALLI <text:s text:c="2"/>[0210055]<text:tab/>C - DS -OS <text:s/>Basic LDD<text:tab/>Bench-Resourses<text:tab/>\n</text:p>
      <text:p text:style-name="P1">210510<text:tab/>BANUGUNDI DIVYA<text:tab/>F<text:tab/>divya.b@thundersoft.com<text:tab/>E2<text:tab/>03/10/2022<text:tab/>Active<text:tab/>9822561760<text:tab/>SRIVALLI OGURI <text:s text:c="2"/>[0210023]<text:tab/>VIKAS REDDY <text:s text:c="2"/>[0210022]<text:tab/>C - DS -OS <text:s/>Basic LDD <text:s/>Audio<text:tab/>Bench-Resourses<text:tab/>\n</text:p>
      <text:p text:style-name="P1">210511<text:tab/>Updesh Upadhyay<text:tab/>M<text:tab/>updesh.u@thundersoft.com<text:tab/>E2<text:tab/>06/10/2022<text:tab/>Resignation<text:tab/>9822561761<text:tab/>NARESH JADHAV <text:s text:c="2"/>[0210456]<text:tab/>VAGEESWARI PANCHAGNULA <text:s text:c="2"/>[0210151]<text:tab/>C - DS -OS <text:s/>Jenkins Pyth Perl B&amp;I<text:tab/>Resigned<text:tab/>\n</text:p>
      <text:p text:style-name="P1">210512<text:tab/>Urmila Lakade<text:tab/>F<text:tab/>urmila.lakade@thundersoft.com<text:tab/>E2<text:tab/>10/10/2022<text:tab/>Active<text:tab/>9822561762<text:tab/>MOHAMMAD JOHNY SHAIK <text:s text:c="2"/>[0210197]<text:tab/>SHANTHI SINDHU <text:s text:c="2"/>[0210030]<text:tab/>C - DS -OS <text:s/>Basic LDD<text:tab/>QC-HYD<text:tab/>\n</text:p>
      <text:p text:style-name="P1">210513<text:tab/>Navya Dondapati<text:tab/>F<text:tab/>navya.d@thundersoft.com<text:tab/>E2<text:tab/>12/10/2022<text:tab/>Active<text:tab/>9822561763<text:tab/>Basudev Achary Konderpu <text:s text:c="2"/>[0210474]<text:tab/>SACHIN BHAYARE <text:s text:c="2"/>[0210001]<text:tab/>C - DS -OS <text:s/>Basic LDD <text:s/>BSP<text:tab/>Micron<text:tab/>\n</text:p>
      <text:p text:style-name="P1">210515<text:tab/>SYED ARIFFIN S<text:tab/>M<text:tab/>syed.ariffin@thundersoft.com<text:tab/>E2<text:tab/>14/10/2022<text:tab/>Active<text:tab/>9822561764<text:tab/>KALYANI POLEPEDDY <text:s text:c="2"/>[0210167]<text:tab/>SIVARAM KUPPA <text:s text:c="2"/>[0210110]<text:tab/>C - DS -OS <text:s/>Basic LDD<text:tab/>QC-HYD<text:tab/>\n</text:p>
      <text:p text:style-name="P1">210516<text:tab/>KOTA LIKHITHA<text:tab/>F<text:tab/>likhitha.kota@thundersoft.com<text:tab/>E1<text:tab/>17/10/2022<text:tab/>Active<text:tab/>9822561765<text:tab/>SRIKANTH CHATRADIPALLI <text:s text:c="2"/>[0210055]<text:tab/>SACHIN BHAYARE <text:s text:c="2"/>[0210001]<text:tab/>C - DS -OS <text:s/>Basic LDD<text:tab/>Visteon Audio<text:tab/>\n</text:p>
      <text:p text:style-name="P1">210519<text:tab/>ETIKYALA KARTHIK KUMAR<text:tab/>M<text:tab/>karthik.etikyala@thundersoft.com<text:tab/>E1<text:tab/>26/10/2022<text:tab/>Active<text:tab/>9822561766<text:tab/>SRIKANTH CHATRADIPALLI <text:s text:c="2"/>[0210055]<text:tab/>SIDDALINGESH KOOSALAPUR <text:s text:c="2"/>[0210194]<text:tab/>C - DS -OS <text:s/>GIT ADB Python<text:tab/>QC-HYD<text:tab/>\n</text:p>
      <text:p text:style-name="P1">210520<text:tab/>SWAPNIL BALASO KHANDAGALE<text:tab/>M<text:tab/>swapnil.balaso@thundersoft.com<text:tab/>E1 <text:tab/>31/10/2022<text:tab/>Active<text:tab/>9822561767<text:tab/>SIDDALINGESH KOOSALAPUR <text:s text:c="2"/>[0210194]<text:tab/>KALYANI POLEPEDDY <text:s text:c="2"/>[0210167]<text:tab/>C - DS -OS <text:s/>GIT ADB Basic LDD Camera<text:tab/>Mavenir<text:tab/>\n</text:p>
      <text:p text:style-name="P1">210521<text:tab/>Kosuru Sateesh Kumar<text:tab/>M<text:tab/>sateesh.kosuru@thundersoft.com<text:tab/>E2<text:tab/>02/11/2022<text:tab/>Active<text:tab/>9822561768<text:tab/>PASALA BALAJI <text:s text:c="2"/>[0210475]<text:tab/>SRIKANTH CHATRADIPALLI <text:s text:c="2"/>[0210055]<text:tab/>C - DS -OS <text:s/>GIT ADB ARM-Basics<text:tab/>Onboarded<text:tab/>\n</text:p>
      <text:p text:style-name="P1">210522<text:tab/>PRASHANTH KUNCHAM<text:tab/>M<text:tab/>prashanth.kuncham@thundersoft.com<text:tab/>E2<text:tab/>03/11/2022<text:tab/>Active<text:tab/>9822561769<text:tab/>SRIKANTH CHATRADIPALLI <text:s text:c="2"/>[0210055]<text:tab/>VAGEESWARI PANCHAGNULA <text:s text:c="2"/>[0210151]<text:tab/>C - DS -OS <text:s/>Basic LDD<text:tab/>Visteon Audio<text:tab/>\n</text:p>
      <text:p text:style-name="P1"><text:soft-page-break/>210524<text:tab/>PANKAJ YADAV<text:tab/>M<text:tab/>pankaj.yadav@thundersoft.com<text:tab/>E6<text:tab/>07/11/2022<text:tab/>Active<text:tab/>9822561770<text:tab/>Basudev Achary Konderpu <text:s text:c="2"/>[0210474]<text:tab/>ASISH RANJAN MUNI <text:s text:c="2"/>[0210100]<text:tab/>C - DS -OS <text:s/>GIT ADB Python<text:tab/>QC-HYD<text:tab/>\n</text:p>
      <text:p text:style-name="P1">210525<text:tab/>KUTE SOPAN DIGAMBAR<text:tab/>M<text:tab/>sopan.kute@thundersoft.com<text:tab/>E6<text:tab/>07/11/2022<text:tab/>Active<text:tab/>9822561771<text:tab/>Basudev Achary Konderpu <text:s text:c="2"/>[0210474]<text:tab/>SRIKANTH CHATRADIPALLI <text:s text:c="2"/>[0210055]<text:tab/>C - DS -OS <text:s/>GIT ADB Basic LDD Camera<text:tab/>Micron<text:tab/>\n</text:p>
      <text:p text:style-name="P1">210526<text:tab/>VINAY OMPRAKASH KONDA<text:tab/>M<text:tab/>vinay.konda@thundersoft.com<text:tab/>E6<text:tab/>07/11/2022<text:tab/>Active<text:tab/>9822561772<text:tab/>Basudev Achary Konderpu <text:s text:c="2"/>[0210474]<text:tab/>Ashok Phour <text:s/>[0210309]<text:tab/>C - DS -OS <text:s/>GIT ADB ARM-Basics<text:tab/>QC-HYD<text:tab/>\n</text:p>
      <text:p text:style-name="P1">210527<text:tab/>REPAKA SRINIVAS<text:tab/>M<text:tab/>srinivas.repaka@thundersoft.com<text:tab/>E1<text:tab/>10/11/2022<text:tab/>Active<text:tab/>9822561773<text:tab/>SRIKANTH CHATRADIPALLI <text:s text:c="2"/>[0210055]<text:tab/>VAGEESWARI PANCHAGNULA <text:s text:c="2"/>[0210151]<text:tab/>C - DS -OS ADB GIT Basic LDD Audio<text:tab/>Mavenir<text:tab/>\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4T16:03:56.590367893</meta:creation-date>
    <dc:date>2022-11-24T16:56:38.761127757</dc:date>
    <meta:editing-duration>PT13M43S</meta:editing-duration>
    <meta:editing-cycles>1</meta:editing-cycles>
    <meta:document-statistic meta:table-count="0" meta:image-count="0" meta:object-count="0" meta:page-count="31" meta:paragraph-count="493" meta:word-count="11002" meta:character-count="83380" meta:non-whitespace-character-count="70729"/>
    <meta:generator>LibreOffice/6.0.7.3$Linux_X86_64 LibreOffice_project/00m0$Build-3</meta:generator>
  </office:meta>
</office:document-meta>
</file>